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122"/>
    <style:style style:name="ce1" style:family="table-cell" style:parent-style-name="Default" style:data-style-name="N61"/>
    <style:style style:name="ce2" style:family="table-cell" style:parent-style-name="Default" style:data-style-name="N1"/>
    <style:style style:name="ce12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odine" table:style-name="ta1"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gamma I</text:p>
          </table:table-cell>
          <table:table-cell table:style-name="ce3" office:value-type="float" office:value="0.0629" calcext:value-type="float">
            <text:p>0.0629</text:p>
          </table:table-cell>
          <table:table-cell table:number-columns-repeated="2"/>
          <table:table-cell office:value-type="string" calcext:value-type="string">
            <text:p>time (s) 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divide</text:p>
          </table:table-cell>
          <table:table-cell/>
          <table:table-cell office:value-type="string" calcext:value-type="string">
            <text:p>time (s) n+1</text:p>
          </table:table-cell>
          <table:table-cell/>
          <table:table-cell office:value-type="string" calcext:value-type="string">
            <text:p>converge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6" table:formula="of:=EXP(-[.$B$5]*[.E2])" office:value-type="float" office:value="1" calcext:value-type="float">
            <text:p>1.0000E+00</text:p>
          </table:table-cell>
          <table:table-cell table:style-name="ce6" table:formula="of:=-[.$B$5]*EXP(-[.$B$5]*[.E2])" office:value-type="float" office:value="-0.0000293060705462517" calcext:value-type="float">
            <text:p>-2.9306E-05</text:p>
          </table:table-cell>
          <table:table-cell table:style-name="ce5" table:formula="of:=[.F2]/[.G2]" office:value-type="float" office:value="-34122.6231071058" calcext:value-type="float">
            <text:p>-34123</text:p>
          </table:table-cell>
          <table:table-cell/>
          <table:table-cell table:style-name="ce5" table:formula="of:=[.E2]-[.H2]" office:value-type="float" office:value="34122.6231071058" calcext:value-type="float">
            <text:p>34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 F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1/cm</text:p>
          </table:table-cell>
          <table:table-cell/>
          <table:table-cell table:style-name="ce5" table:formula="of:=[.J2]" office:value-type="float" office:value="34122.6231071058" calcext:value-type="float">
            <text:p>34123</text:p>
          </table:table-cell>
          <table:table-cell table:style-name="ce6" table:formula="of:=+[.$B$1]*+[.$B$3]*+[.$B$7]*EXP(-[.$B$5]*[.E3])" office:value-type="float" office:value="65947908021598.6" calcext:value-type="float">
            <text:p>6.5948E+13</text:p>
          </table:table-cell>
          <table:table-cell table:style-name="ce6" table:formula="of:=-[.$B$5]*+[.$B$1]*+[.$B$3]*+[.$B$7]*EXP(-[.$B$5]*[.E3])" office:value-type="float" office:value="-1932674044.85869" calcext:value-type="float">
            <text:p>-1.9327E+09</text:p>
          </table:table-cell>
          <table:table-cell table:style-name="ce5" table:formula="of:=[.F3]/[.G3]" office:value-type="float" office:value="-34122.6231071058" calcext:value-type="float">
            <text:p>-34123</text:p>
          </table:table-cell>
          <table:table-cell/>
          <table:table-cell table:style-name="ce5" table:formula="of:=[.E3]-[.H3]" office:value-type="float" office:value="68245.2462142115" calcext:value-type="float">
            <text:p>68245</text:p>
          </table:table-cell>
          <table:table-cell/>
          <table:table-cell table:style-name="ce7" table:formula="of:=([.E4]-[.E3])/[.E3]" office:value-type="float" office:value="1" calcext:value-type="float">
            <text:p>1.0000</text:p>
          </table:table-cell>
        </table:table-row>
        <table:table-row table:style-name="ro1">
          <table:table-cell table:number-columns-repeated="4"/>
          <table:table-cell table:style-name="ce5" table:formula="of:=[.J3]" office:value-type="float" office:value="68245.2462142115" calcext:value-type="float">
            <text:p>68245</text:p>
          </table:table-cell>
          <table:table-cell table:style-name="ce6" table:formula="of:=+[.$B$1]*+[.$B$3]*+[.$B$7]*EXP(-[.$B$5]*[.E4])" office:value-type="float" office:value="24260879549411.4" calcext:value-type="float">
            <text:p>2.4261E+13</text:p>
          </table:table-cell>
          <table:table-cell table:style-name="ce6" table:formula="of:=-[.$B$5]*+[.$B$1]*+[.$B$3]*+[.$B$7]*EXP(-[.$B$5]*[.E4])" office:value-type="float" office:value="-710991047.589165" calcext:value-type="float">
            <text:p>-7.1099E+08</text:p>
          </table:table-cell>
          <table:table-cell table:style-name="ce5" table:formula="of:=[.F4]/[.G4]" office:value-type="float" office:value="-34122.6231071058" calcext:value-type="float">
            <text:p>-34123</text:p>
          </table:table-cell>
          <table:table-cell/>
          <table:table-cell table:style-name="ce5" table:formula="of:=[.E4]-[.H4]" office:value-type="float" office:value="102367.869321317" calcext:value-type="float">
            <text:p>102368</text:p>
          </table:table-cell>
          <table:table-cell/>
          <table:table-cell table:style-name="ce7" table:formula="of:=([.E5]-[.E4])/[.E4]" office:value-type="float" office:value="0.5" calcext:value-type="float">
            <text:p>0.5000</text:p>
          </table:table-cell>
        </table:table-row>
        <table:table-row table:style-name="ro1">
          <table:table-cell office:value-type="string" calcext:value-type="string">
            <text:p>lambda I</text:p>
          </table:table-cell>
          <table:table-cell table:style-name="ce1" table:formula="of:=LN(2)/(6.57*3600)" office:value-type="float" office:value="0.0000293060705462517" calcext:value-type="float">
            <text:p>2.93E-05</text:p>
          </table:table-cell>
          <table:table-cell office:value-type="string" calcext:value-type="string">
            <text:p>1/s</text:p>
          </table:table-cell>
          <table:table-cell/>
          <table:table-cell table:style-name="ce5" table:formula="of:=[.J4]" office:value-type="float" office:value="102367.869321317" calcext:value-type="float">
            <text:p>102368</text:p>
          </table:table-cell>
          <table:table-cell table:style-name="ce6" table:formula="of:=+[.$B$1]*+[.$B$3]*+[.$B$7]*EXP(-[.$B$5]*[.E5])" office:value-type="float" office:value="8925078810965.13" calcext:value-type="float">
            <text:p>8.9251E+12</text:p>
          </table:table-cell>
          <table:table-cell table:style-name="ce6" table:formula="of:=-[.$B$5]*+[.$B$1]*+[.$B$3]*+[.$B$7]*EXP(-[.$B$5]*[.E5])" office:value-type="float" office:value="-261558989.265" calcext:value-type="float">
            <text:p>-2.6156E+08</text:p>
          </table:table-cell>
          <table:table-cell table:style-name="ce5" table:formula="of:=[.F5]/[.G5]" office:value-type="float" office:value="-34122.6231071058" calcext:value-type="float">
            <text:p>-34123</text:p>
          </table:table-cell>
          <table:table-cell/>
          <table:table-cell table:style-name="ce5" table:formula="of:=[.E5]-[.H5]" office:value-type="float" office:value="136490.492428423" calcext:value-type="float">
            <text:p>136490</text:p>
          </table:table-cell>
          <table:table-cell/>
          <table:table-cell table:style-name="ce7" table:formula="of:=([.E6]-[.E5])/[.E5]" office:value-type="float" office:value="0.333333333333334" calcext:value-type="float">
            <text:p>0.3333</text:p>
          </table:table-cell>
        </table:table-row>
        <table:table-row table:style-name="ro1">
          <table:table-cell table:number-columns-repeated="4"/>
          <table:table-cell table:style-name="ce5" table:formula="of:=[.J5]" office:value-type="float" office:value="136490.492428423" calcext:value-type="float">
            <text:p>136490</text:p>
          </table:table-cell>
          <table:table-cell table:style-name="ce6" table:formula="of:=+[.$B$1]*+[.$B$3]*+[.$B$7]*EXP(-[.$B$5]*[.E6])" office:value-type="float" office:value="3283353005388.93" calcext:value-type="float">
            <text:p>3.2834E+12</text:p>
          </table:table-cell>
          <table:table-cell table:style-name="ce6" table:formula="of:=-[.$B$5]*+[.$B$1]*+[.$B$3]*+[.$B$7]*EXP(-[.$B$5]*[.E6])" office:value-type="float" office:value="-96222174.8041755" calcext:value-type="float">
            <text:p>-9.6222E+07</text:p>
          </table:table-cell>
          <table:table-cell table:style-name="ce5" table:formula="of:=[.F6]/[.G6]" office:value-type="float" office:value="-34122.6231071058" calcext:value-type="float">
            <text:p>-34123</text:p>
          </table:table-cell>
          <table:table-cell/>
          <table:table-cell table:style-name="ce5" table:formula="of:=[.E6]-[.H6]" office:value-type="float" office:value="170613.115535529" calcext:value-type="float">
            <text:p>170613</text:p>
          </table:table-cell>
          <table:table-cell/>
          <table:table-cell table:style-name="ce7" table:formula="of:=([.E7]-[.E6])/[.E6]" office:value-type="float" office:value="0.25" calcext:value-type="float">
            <text:p>0.2500</text:p>
          </table:table-cell>
        </table:table-row>
        <table:table-row table:style-name="ro1">
          <table:table-cell office:value-type="string" calcext:value-type="string">
            <text:p>flux</text:p>
          </table:table-cell>
          <table:table-cell table:style-name="ce1" office:value-type="float" office:value="100000000000000" calcext:value-type="float">
            <text:p>1.00E+14</text:p>
          </table:table-cell>
          <table:table-cell office:value-type="string" calcext:value-type="string">
            <text:p>n/cm^2/s</text:p>
          </table:table-cell>
          <table:table-cell/>
          <table:table-cell table:style-name="ce5" table:formula="of:=[.J6]" office:value-type="float" office:value="170613.115535529" calcext:value-type="float">
            <text:p>170613</text:p>
          </table:table-cell>
          <table:table-cell table:style-name="ce6" table:formula="of:=+[.$B$1]*+[.$B$3]*+[.$B$7]*EXP(-[.$B$5]*[.E7])" office:value-type="float" office:value="1207878068791.06" calcext:value-type="float">
            <text:p>1.2079E+12</text:p>
          </table:table-cell>
          <table:table-cell table:style-name="ce6" table:formula="of:=-[.$B$5]*+[.$B$1]*+[.$B$3]*+[.$B$7]*EXP(-[.$B$5]*[.E7])" office:value-type="float" office:value="-35398159.8952609" calcext:value-type="float">
            <text:p>-3.5398E+07</text:p>
          </table:table-cell>
          <table:table-cell table:style-name="ce5" table:formula="of:=[.F7]/[.G7]" office:value-type="float" office:value="-34122.6231071058" calcext:value-type="float">
            <text:p>-34123</text:p>
          </table:table-cell>
          <table:table-cell/>
          <table:table-cell table:style-name="ce5" table:formula="of:=[.E7]-[.H7]" office:value-type="float" office:value="204735.738642635" calcext:value-type="float">
            <text:p>204736</text:p>
          </table:table-cell>
          <table:table-cell/>
          <table:table-cell table:style-name="ce7" table:formula="of:=([.E8]-[.E7])/[.E7]" office:value-type="float" office:value="0.2" calcext:value-type="float">
            <text:p>0.2000</text:p>
          </table:table-cell>
        </table:table-row>
        <table:table-row table:style-name="ro1">
          <table:table-cell table:number-columns-repeated="4"/>
          <table:table-cell table:style-name="ce5" table:formula="of:=[.J7]" office:value-type="float" office:value="204735.738642635" calcext:value-type="float">
            <text:p>204736</text:p>
          </table:table-cell>
          <table:table-cell table:style-name="ce6" table:formula="of:=+[.$B$1]*+[.$B$3]*+[.$B$7]*EXP(-[.$B$5]*[.E8])" office:value-type="float" office:value="444353508950.094" calcext:value-type="float">
            <text:p>4.4435E+11</text:p>
          </table:table-cell>
          <table:table-cell table:style-name="ce6" table:formula="of:=-[.$B$5]*+[.$B$1]*+[.$B$3]*+[.$B$7]*EXP(-[.$B$5]*[.E8])" office:value-type="float" office:value="-13022255.280766" calcext:value-type="float">
            <text:p>-1.3022E+07</text:p>
          </table:table-cell>
          <table:table-cell table:style-name="ce5" table:formula="of:=[.F8]/[.G8]" office:value-type="float" office:value="-34122.6231071058" calcext:value-type="float">
            <text:p>-34123</text:p>
          </table:table-cell>
          <table:table-cell/>
          <table:table-cell table:style-name="ce5" table:formula="of:=[.E8]-[.H8]" office:value-type="float" office:value="238858.36174974" calcext:value-type="float">
            <text:p>238858</text:p>
          </table:table-cell>
          <table:table-cell/>
          <table:table-cell table:style-name="ce7" table:formula="of:=([.E9]-[.E8])/[.E8]" office:value-type="float" office:value="0.166666666666667" calcext:value-type="float">
            <text:p>0.1667</text:p>
          </table:table-cell>
        </table:table-row>
        <table:table-row table:style-name="ro1">
          <table:table-cell table:number-columns-repeated="4"/>
          <table:table-cell table:style-name="ce5" table:formula="of:=[.J8]" office:value-type="float" office:value="238858.36174974" calcext:value-type="float">
            <text:p>238858</text:p>
          </table:table-cell>
          <table:table-cell table:style-name="ce6" table:formula="of:=+[.$B$1]*+[.$B$3]*+[.$B$7]*EXP(-[.$B$5]*[.E9])" office:value-type="float" office:value="163468520555.13" calcext:value-type="float">
            <text:p>1.6347E+11</text:p>
          </table:table-cell>
          <table:table-cell table:style-name="ce6" table:formula="of:=-[.$B$5]*+[.$B$1]*+[.$B$3]*+[.$B$7]*EXP(-[.$B$5]*[.E9])" office:value-type="float" office:value="-4790619.99548004" calcext:value-type="float">
            <text:p>-4.7906E+06</text:p>
          </table:table-cell>
          <table:table-cell table:style-name="ce5" table:formula="of:=[.F9]/[.G9]" office:value-type="float" office:value="-34122.6231071058" calcext:value-type="float">
            <text:p>-34123</text:p>
          </table:table-cell>
          <table:table-cell/>
          <table:table-cell table:style-name="ce5" table:formula="of:=[.E9]-[.H9]" office:value-type="float" office:value="272980.984856846" calcext:value-type="float">
            <text:p>272981</text:p>
          </table:table-cell>
          <table:table-cell/>
          <table:table-cell table:style-name="ce7" table:formula="of:=([.E10]-[.E9])/[.E9]" office:value-type="float" office:value="0.142857142857143" calcext:value-type="float">
            <text:p>0.1429</text:p>
          </table:table-cell>
        </table:table-row>
        <table:table-row table:style-name="ro1">
          <table:table-cell office:value-type="string" calcext:value-type="string">
            <text:p>converge</text:p>
          </table:table-cell>
          <table:table-cell table:style-name="ce2" table:formula="of:=[.E135]" office:value-type="float" office:value="4538308.87324507" calcext:value-type="float">
            <text:p>4538309</text:p>
          </table:table-cell>
          <table:table-cell office:value-type="string" calcext:value-type="string">
            <text:p>s</text:p>
          </table:table-cell>
          <table:table-cell/>
          <table:table-cell table:style-name="ce5" table:formula="of:=[.J9]" office:value-type="float" office:value="272980.984856846" calcext:value-type="float">
            <text:p>272981</text:p>
          </table:table-cell>
          <table:table-cell table:style-name="ce6" table:formula="of:=+[.$B$1]*+[.$B$3]*+[.$B$7]*EXP(-[.$B$5]*[.E10])" office:value-type="float" office:value="60136707990.9437" calcext:value-type="float">
            <text:p>6.0137E+10</text:p>
          </table:table-cell>
          <table:table-cell table:style-name="ce6" table:formula="of:=-[.$B$5]*+[.$B$1]*+[.$B$3]*+[.$B$7]*EXP(-[.$B$5]*[.E10])" office:value-type="float" office:value="-1762370.60680193" calcext:value-type="float">
            <text:p>-1.7624E+06</text:p>
          </table:table-cell>
          <table:table-cell table:style-name="ce5" table:formula="of:=[.F10]/[.G10]" office:value-type="float" office:value="-34122.6231071058" calcext:value-type="float">
            <text:p>-34123</text:p>
          </table:table-cell>
          <table:table-cell/>
          <table:table-cell table:style-name="ce5" table:formula="of:=[.E10]-[.H10]" office:value-type="float" office:value="307103.607963952" calcext:value-type="float">
            <text:p>307104</text:p>
          </table:table-cell>
          <table:table-cell/>
          <table:table-cell table:style-name="ce7" table:formula="of:=([.E11]-[.E10])/[.E10]" office:value-type="float" office:value="0.125" calcext:value-type="float">
            <text:p>0.1250</text:p>
          </table:table-cell>
        </table:table-row>
        <table:table-row table:style-name="ro1">
          <table:table-cell/>
          <table:table-cell table:style-name="ce2" table:formula="of:=[.B10]/3600" office:value-type="float" office:value="1260.64135367919" calcext:value-type="float">
            <text:p>1261</text:p>
          </table:table-cell>
          <table:table-cell office:value-type="string" calcext:value-type="string">
            <text:p>h</text:p>
          </table:table-cell>
          <table:table-cell/>
          <table:table-cell table:style-name="ce5" table:formula="of:=[.J10]" office:value-type="float" office:value="307103.607963952" calcext:value-type="float">
            <text:p>307104</text:p>
          </table:table-cell>
          <table:table-cell table:style-name="ce6" table:formula="of:=+[.$B$1]*+[.$B$3]*+[.$B$7]*EXP(-[.$B$5]*[.E11])" office:value-type="float" office:value="22123058529.5986" calcext:value-type="float">
            <text:p>2.2123E+10</text:p>
          </table:table-cell>
          <table:table-cell table:style-name="ce6" table:formula="of:=-[.$B$5]*+[.$B$1]*+[.$B$3]*+[.$B$7]*EXP(-[.$B$5]*[.E11])" office:value-type="float" office:value="-648339.913967271" calcext:value-type="float">
            <text:p>-6.4834E+05</text:p>
          </table:table-cell>
          <table:table-cell table:style-name="ce5" table:formula="of:=[.F11]/[.G11]" office:value-type="float" office:value="-34122.6231071058" calcext:value-type="float">
            <text:p>-34123</text:p>
          </table:table-cell>
          <table:table-cell/>
          <table:table-cell table:style-name="ce5" table:formula="of:=[.E11]-[.H11]" office:value-type="float" office:value="341226.231071058" calcext:value-type="float">
            <text:p>341226</text:p>
          </table:table-cell>
          <table:table-cell/>
          <table:table-cell table:style-name="ce7" table:formula="of:=([.E12]-[.E11])/[.E11]" office:value-type="float" office:value="0.111111111111111" calcext:value-type="float">
            <text:p>0.1111</text:p>
          </table:table-cell>
        </table:table-row>
        <table:table-row table:style-name="ro1">
          <table:table-cell/>
          <table:table-cell table:style-name="ce2" table:formula="of:=[.B11]/24" office:value-type="float" office:value="52.5267230699661" calcext:value-type="float">
            <text:p>53</text:p>
          </table:table-cell>
          <table:table-cell office:value-type="string" calcext:value-type="string">
            <text:p>d</text:p>
          </table:table-cell>
          <table:table-cell/>
          <table:table-cell table:style-name="ce5" table:formula="of:=[.J11]" office:value-type="float" office:value="341226.231071058" calcext:value-type="float">
            <text:p>341226</text:p>
          </table:table-cell>
          <table:table-cell table:style-name="ce6" table:formula="of:=+[.$B$1]*+[.$B$3]*+[.$B$7]*EXP(-[.$B$5]*[.E12])" office:value-type="float" office:value="8138618408.87183" calcext:value-type="float">
            <text:p>8.1386E+09</text:p>
          </table:table-cell>
          <table:table-cell table:style-name="ce6" table:formula="of:=-[.$B$5]*+[.$B$1]*+[.$B$3]*+[.$B$7]*EXP(-[.$B$5]*[.E12])" office:value-type="float" office:value="-238510.925239421" calcext:value-type="float">
            <text:p>-2.3851E+05</text:p>
          </table:table-cell>
          <table:table-cell table:style-name="ce5" table:formula="of:=[.F12]/[.G12]" office:value-type="float" office:value="-34122.6231071058" calcext:value-type="float">
            <text:p>-34123</text:p>
          </table:table-cell>
          <table:table-cell/>
          <table:table-cell table:style-name="ce5" table:formula="of:=[.E12]-[.H12]" office:value-type="float" office:value="375348.854178163" calcext:value-type="float">
            <text:p>375349</text:p>
          </table:table-cell>
          <table:table-cell/>
          <table:table-cell table:style-name="ce7" table:formula="of:=([.E13]-[.E12])/[.E12]" office:value-type="float" office:value="0.1" calcext:value-type="float">
            <text:p>0.1000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table:style-name="ce12" table:formula="of:=[.L135]" office:value-type="percentage" office:value="0.00751879699248113" calcext:value-type="percentage">
            <text:p>0.75%</text:p>
          </table:table-cell>
          <table:table-cell table:number-columns-repeated="2"/>
          <table:table-cell table:style-name="ce5" table:formula="of:=[.J12]" office:value-type="float" office:value="375348.854178163" calcext:value-type="float">
            <text:p>375349</text:p>
          </table:table-cell>
          <table:table-cell table:style-name="ce6" table:formula="of:=+[.$B$1]*+[.$B$3]*+[.$B$7]*EXP(-[.$B$5]*[.E13])" office:value-type="float" office:value="2994030392.16338" calcext:value-type="float">
            <text:p>2.9940E+09</text:p>
          </table:table-cell>
          <table:table-cell table:style-name="ce6" table:formula="of:=-[.$B$5]*+[.$B$1]*+[.$B$3]*+[.$B$7]*EXP(-[.$B$5]*[.E13])" office:value-type="float" office:value="-87743.2658903616" calcext:value-type="float">
            <text:p>-8.7743E+04</text:p>
          </table:table-cell>
          <table:table-cell table:style-name="ce5" table:formula="of:=[.F13]/[.G13]" office:value-type="float" office:value="-34122.6231071058" calcext:value-type="float">
            <text:p>-34123</text:p>
          </table:table-cell>
          <table:table-cell/>
          <table:table-cell table:style-name="ce5" table:formula="of:=[.E13]-[.H13]" office:value-type="float" office:value="409471.477285269" calcext:value-type="float">
            <text:p>409471</text:p>
          </table:table-cell>
          <table:table-cell/>
          <table:table-cell table:style-name="ce7" table:formula="of:=([.E14]-[.E13])/[.E13]" office:value-type="float" office:value="0.0909090909090909" calcext:value-type="float">
            <text:p>0.0909</text:p>
          </table:table-cell>
        </table:table-row>
        <table:table-row table:style-name="ro1">
          <table:table-cell table:number-columns-repeated="4"/>
          <table:table-cell table:style-name="ce5" table:formula="of:=[.J13]" office:value-type="float" office:value="409471.477285269" calcext:value-type="float">
            <text:p>409471</text:p>
          </table:table-cell>
          <table:table-cell table:style-name="ce6" table:formula="of:=+[.$B$1]*+[.$B$3]*+[.$B$7]*EXP(-[.$B$5]*[.E14])" office:value-type="float" office:value="1101442227.51938" calcext:value-type="float">
            <text:p>1.1014E+09</text:p>
          </table:table-cell>
          <table:table-cell table:style-name="ce6" table:formula="of:=-[.$B$5]*+[.$B$1]*+[.$B$3]*+[.$B$7]*EXP(-[.$B$5]*[.E14])" office:value-type="float" office:value="-32278.9436223035" calcext:value-type="float">
            <text:p>-3.2279E+04</text:p>
          </table:table-cell>
          <table:table-cell table:style-name="ce5" table:formula="of:=[.F14]/[.G14]" office:value-type="float" office:value="-34122.6231071058" calcext:value-type="float">
            <text:p>-34123</text:p>
          </table:table-cell>
          <table:table-cell/>
          <table:table-cell table:style-name="ce5" table:formula="of:=[.E14]-[.H14]" office:value-type="float" office:value="443594.100392375" calcext:value-type="float">
            <text:p>443594</text:p>
          </table:table-cell>
          <table:table-cell/>
          <table:table-cell table:style-name="ce7" table:formula="of:=([.E15]-[.E14])/[.E14]" office:value-type="float" office:value="0.0833333333333334" calcext:value-type="float">
            <text:p>0.0833</text:p>
          </table:table-cell>
        </table:table-row>
        <table:table-row table:style-name="ro1">
          <table:table-cell office:value-type="string" calcext:value-type="string">
            <text:p>Eq con</text:p>
          </table:table-cell>
          <table:table-cell table:formula="of:=([.B1]*[.B3]*[.B7])/[.B5]" office:value-type="float" office:value="6.11699203129531E+018" calcext:value-type="float">
            <text:p>6.11699203129531E+018</text:p>
          </table:table-cell>
          <table:table-cell office:value-type="string" calcext:value-type="string">
            <text:p>I/cm3</text:p>
          </table:table-cell>
          <table:table-cell/>
          <table:table-cell table:style-name="ce5" table:formula="of:=[.J14]" office:value-type="float" office:value="443594.100392375" calcext:value-type="float">
            <text:p>443594</text:p>
          </table:table-cell>
          <table:table-cell table:style-name="ce6" table:formula="of:=+[.$B$1]*+[.$B$3]*+[.$B$7]*EXP(-[.$B$5]*[.E15])" office:value-type="float" office:value="405197951.142457" calcext:value-type="float">
            <text:p>4.0520E+08</text:p>
          </table:table-cell>
          <table:table-cell table:style-name="ce6" table:formula="of:=-[.$B$5]*+[.$B$1]*+[.$B$3]*+[.$B$7]*EXP(-[.$B$5]*[.E15])" office:value-type="float" office:value="-11874.7597413775" calcext:value-type="float">
            <text:p>-1.1875E+04</text:p>
          </table:table-cell>
          <table:table-cell table:style-name="ce5" table:formula="of:=[.F15]/[.G15]" office:value-type="float" office:value="-34122.6231071058" calcext:value-type="float">
            <text:p>-34123</text:p>
          </table:table-cell>
          <table:table-cell/>
          <table:table-cell table:style-name="ce5" table:formula="of:=[.E15]-[.H15]" office:value-type="float" office:value="477716.723499481" calcext:value-type="float">
            <text:p>477717</text:p>
          </table:table-cell>
          <table:table-cell/>
          <table:table-cell table:style-name="ce7" table:formula="of:=([.E16]-[.E15])/[.E15]" office:value-type="float" office:value="0.0769230769230769" calcext:value-type="float">
            <text:p>0.0769</text:p>
          </table:table-cell>
        </table:table-row>
        <table:table-row table:style-name="ro1">
          <table:table-cell table:number-columns-repeated="4"/>
          <table:table-cell table:style-name="ce5" table:formula="of:=[.J15]" office:value-type="float" office:value="477716.723499481" calcext:value-type="float">
            <text:p>477717</text:p>
          </table:table-cell>
          <table:table-cell table:style-name="ce6" table:formula="of:=+[.$B$1]*+[.$B$3]*+[.$B$7]*EXP(-[.$B$5]*[.E16])" office:value-type="float" office:value="149063995.8301" calcext:value-type="float">
            <text:p>1.4906E+08</text:p>
          </table:table-cell>
          <table:table-cell table:style-name="ce6" table:formula="of:=-[.$B$5]*+[.$B$1]*+[.$B$3]*+[.$B$7]*EXP(-[.$B$5]*[.E16])" office:value-type="float" office:value="-4368.47997770309" calcext:value-type="float">
            <text:p>-4.3685E+03</text:p>
          </table:table-cell>
          <table:table-cell table:style-name="ce5" table:formula="of:=[.F16]/[.G16]" office:value-type="float" office:value="-34122.6231071058" calcext:value-type="float">
            <text:p>-34123</text:p>
          </table:table-cell>
          <table:table-cell/>
          <table:table-cell table:style-name="ce5" table:formula="of:=[.E16]-[.H16]" office:value-type="float" office:value="511839.346606587" calcext:value-type="float">
            <text:p>511839</text:p>
          </table:table-cell>
          <table:table-cell/>
          <table:table-cell table:style-name="ce7" table:formula="of:=([.E17]-[.E16])/[.E16]" office:value-type="float" office:value="0.0714285714285715" calcext:value-type="float">
            <text:p>0.0714</text:p>
          </table:table-cell>
        </table:table-row>
        <table:table-row table:style-name="ro1">
          <table:table-cell table:number-columns-repeated="4"/>
          <table:table-cell table:style-name="ce5" table:formula="of:=[.J16]" office:value-type="float" office:value="511839.346606587" calcext:value-type="float">
            <text:p>511839</text:p>
          </table:table-cell>
          <table:table-cell table:style-name="ce6" table:formula="of:=+[.$B$1]*+[.$B$3]*+[.$B$7]*EXP(-[.$B$5]*[.E17])" office:value-type="float" office:value="54837579.4847595" calcext:value-type="float">
            <text:p>5.4838E+07</text:p>
          </table:table-cell>
          <table:table-cell table:style-name="ce6" table:formula="of:=-[.$B$5]*+[.$B$1]*+[.$B$3]*+[.$B$7]*EXP(-[.$B$5]*[.E17])" office:value-type="float" office:value="-1607.07397296605" calcext:value-type="float">
            <text:p>-1.6071E+03</text:p>
          </table:table-cell>
          <table:table-cell table:style-name="ce5" table:formula="of:=[.F17]/[.G17]" office:value-type="float" office:value="-34122.6231071058" calcext:value-type="float">
            <text:p>-34123</text:p>
          </table:table-cell>
          <table:table-cell/>
          <table:table-cell table:style-name="ce5" table:formula="of:=[.E17]-[.H17]" office:value-type="float" office:value="545961.969713692" calcext:value-type="float">
            <text:p>545962</text:p>
          </table:table-cell>
          <table:table-cell/>
          <table:table-cell table:style-name="ce7" table:formula="of:=([.E18]-[.E17])/[.E17]" office:value-type="float" office:value="0.0666666666666667" calcext:value-type="float">
            <text:p>0.0667</text:p>
          </table:table-cell>
        </table:table-row>
        <table:table-row table:style-name="ro1">
          <table:table-cell table:number-columns-repeated="4"/>
          <table:table-cell table:style-name="ce5" table:formula="of:=[.J17]" office:value-type="float" office:value="545961.969713692" calcext:value-type="float">
            <text:p>545962</text:p>
          </table:table-cell>
          <table:table-cell table:style-name="ce6" table:formula="of:=+[.$B$1]*+[.$B$3]*+[.$B$7]*EXP(-[.$B$5]*[.E18])" office:value-type="float" office:value="20173618.0960478" calcext:value-type="float">
            <text:p>2.0174E+07</text:p>
          </table:table-cell>
          <table:table-cell table:style-name="ce6" table:formula="of:=-[.$B$5]*+[.$B$1]*+[.$B$3]*+[.$B$7]*EXP(-[.$B$5]*[.E18])" office:value-type="float" office:value="-591.209475095918" calcext:value-type="float">
            <text:p>-5.9121E+02</text:p>
          </table:table-cell>
          <table:table-cell table:style-name="ce5" table:formula="of:=[.F18]/[.G18]" office:value-type="float" office:value="-34122.6231071058" calcext:value-type="float">
            <text:p>-34123</text:p>
          </table:table-cell>
          <table:table-cell/>
          <table:table-cell table:style-name="ce5" table:formula="of:=[.E18]-[.H18]" office:value-type="float" office:value="580084.592820798" calcext:value-type="float">
            <text:p>580085</text:p>
          </table:table-cell>
          <table:table-cell/>
          <table:table-cell table:style-name="ce7" table:formula="of:=([.E19]-[.E18])/[.E18]" office:value-type="float" office:value="0.0624999999999999" calcext:value-type="float">
            <text:p>0.0625</text:p>
          </table:table-cell>
        </table:table-row>
        <table:table-row table:style-name="ro1">
          <table:table-cell table:number-columns-repeated="4"/>
          <table:table-cell table:style-name="ce5" table:formula="of:=[.J18]" office:value-type="float" office:value="580084.592820798" calcext:value-type="float">
            <text:p>580085</text:p>
          </table:table-cell>
          <table:table-cell table:style-name="ce6" table:formula="of:=+[.$B$1]*+[.$B$3]*+[.$B$7]*EXP(-[.$B$5]*[.E19])" office:value-type="float" office:value="7421459.3515802" calcext:value-type="float">
            <text:p>7.4215E+06</text:p>
          </table:table-cell>
          <table:table-cell table:style-name="ce6" table:formula="of:=-[.$B$5]*+[.$B$1]*+[.$B$3]*+[.$B$7]*EXP(-[.$B$5]*[.E19])" office:value-type="float" office:value="-217.493811313549" calcext:value-type="float">
            <text:p>-2.1749E+02</text:p>
          </table:table-cell>
          <table:table-cell table:style-name="ce5" table:formula="of:=[.F19]/[.G19]" office:value-type="float" office:value="-34122.6231071058" calcext:value-type="float">
            <text:p>-34123</text:p>
          </table:table-cell>
          <table:table-cell/>
          <table:table-cell table:style-name="ce5" table:formula="of:=[.E19]-[.H19]" office:value-type="float" office:value="614207.215927904" calcext:value-type="float">
            <text:p>614207</text:p>
          </table:table-cell>
          <table:table-cell/>
          <table:table-cell table:style-name="ce7" table:formula="of:=([.E20]-[.E19])/[.E19]" office:value-type="float" office:value="0.0588235294117646" calcext:value-type="float">
            <text:p>0.0588</text:p>
          </table:table-cell>
        </table:table-row>
        <table:table-row table:style-name="ro1">
          <table:table-cell table:number-columns-repeated="4"/>
          <table:table-cell table:style-name="ce5" table:formula="of:=[.J19]" office:value-type="float" office:value="614207.215927904" calcext:value-type="float">
            <text:p>614207</text:p>
          </table:table-cell>
          <table:table-cell table:style-name="ce6" table:formula="of:=+[.$B$1]*+[.$B$3]*+[.$B$7]*EXP(-[.$B$5]*[.E20])" office:value-type="float" office:value="2730202.3189359" calcext:value-type="float">
            <text:p>2.7302E+06</text:p>
          </table:table-cell>
          <table:table-cell table:style-name="ce6" table:formula="of:=-[.$B$5]*+[.$B$1]*+[.$B$3]*+[.$B$7]*EXP(-[.$B$5]*[.E20])" office:value-type="float" office:value="-80.0115017642755" calcext:value-type="float">
            <text:p>-8.0012E+01</text:p>
          </table:table-cell>
          <table:table-cell table:style-name="ce5" table:formula="of:=[.F20]/[.G20]" office:value-type="float" office:value="-34122.6231071058" calcext:value-type="float">
            <text:p>-34123</text:p>
          </table:table-cell>
          <table:table-cell/>
          <table:table-cell table:style-name="ce5" table:formula="of:=[.E20]-[.H20]" office:value-type="float" office:value="648329.83903501" calcext:value-type="float">
            <text:p>648330</text:p>
          </table:table-cell>
          <table:table-cell/>
          <table:table-cell table:style-name="ce7" table:formula="of:=([.E21]-[.E20])/[.E20]" office:value-type="float" office:value="0.0555555555555555" calcext:value-type="float">
            <text:p>0.0556</text:p>
          </table:table-cell>
        </table:table-row>
        <table:table-row table:style-name="ro1">
          <table:table-cell table:number-columns-repeated="4"/>
          <table:table-cell table:style-name="ce5" table:formula="of:=[.J20]" office:value-type="float" office:value="648329.83903501" calcext:value-type="float">
            <text:p>648330</text:p>
          </table:table-cell>
          <table:table-cell table:style-name="ce6" table:formula="of:=+[.$B$1]*+[.$B$3]*+[.$B$7]*EXP(-[.$B$5]*[.E21])" office:value-type="float" office:value="1004385.30337511" calcext:value-type="float">
            <text:p>1.0044E+06</text:p>
          </table:table-cell>
          <table:table-cell table:style-name="ce6" table:formula="of:=-[.$B$5]*+[.$B$1]*+[.$B$3]*+[.$B$7]*EXP(-[.$B$5]*[.E21])" office:value-type="float" office:value="-29.4345865563295" calcext:value-type="float">
            <text:p>-2.9435E+01</text:p>
          </table:table-cell>
          <table:table-cell table:style-name="ce5" table:formula="of:=[.F21]/[.G21]" office:value-type="float" office:value="-34122.6231071058" calcext:value-type="float">
            <text:p>-34123</text:p>
          </table:table-cell>
          <table:table-cell/>
          <table:table-cell table:style-name="ce5" table:formula="of:=[.E21]-[.H21]" office:value-type="float" office:value="682452.462142115" calcext:value-type="float">
            <text:p>682452</text:p>
          </table:table-cell>
          <table:table-cell/>
          <table:table-cell table:style-name="ce7" table:formula="of:=([.E22]-[.E21])/[.E21]" office:value-type="float" office:value="0.0526315789473684" calcext:value-type="float">
            <text:p>0.0526</text:p>
          </table:table-cell>
        </table:table-row>
        <table:table-row table:style-name="ro1">
          <table:table-cell table:number-columns-repeated="4"/>
          <table:table-cell table:style-name="ce5" table:formula="of:=[.J21]" office:value-type="float" office:value="682452.462142115" calcext:value-type="float">
            <text:p>682452</text:p>
          </table:table-cell>
          <table:table-cell table:style-name="ce6" table:formula="of:=+[.$B$1]*+[.$B$3]*+[.$B$7]*EXP(-[.$B$5]*[.E22])" office:value-type="float" office:value="369492.704126448" calcext:value-type="float">
            <text:p>3.6949E+05</text:p>
          </table:table-cell>
          <table:table-cell table:style-name="ce6" table:formula="of:=-[.$B$5]*+[.$B$1]*+[.$B$3]*+[.$B$7]*EXP(-[.$B$5]*[.E22])" office:value-type="float" office:value="-10.828379253455" calcext:value-type="float">
            <text:p>-1.0828E+01</text:p>
          </table:table-cell>
          <table:table-cell table:style-name="ce5" table:formula="of:=[.F22]/[.G22]" office:value-type="float" office:value="-34122.6231071058" calcext:value-type="float">
            <text:p>-34123</text:p>
          </table:table-cell>
          <table:table-cell/>
          <table:table-cell table:style-name="ce5" table:formula="of:=[.E22]-[.H22]" office:value-type="float" office:value="716575.085249221" calcext:value-type="float">
            <text:p>716575</text:p>
          </table:table-cell>
          <table:table-cell/>
          <table:table-cell table:style-name="ce7" table:formula="of:=([.E23]-[.E22])/[.E22]" office:value-type="float" office:value="0.05" calcext:value-type="float">
            <text:p>0.0500</text:p>
          </table:table-cell>
        </table:table-row>
        <table:table-row table:style-name="ro1">
          <table:table-cell table:number-columns-repeated="4"/>
          <table:table-cell table:style-name="ce5" table:formula="of:=[.J22]" office:value-type="float" office:value="716575.085249221" calcext:value-type="float">
            <text:p>716575</text:p>
          </table:table-cell>
          <table:table-cell table:style-name="ce6" table:formula="of:=+[.$B$1]*+[.$B$3]*+[.$B$7]*EXP(-[.$B$5]*[.E23])" office:value-type="float" office:value="135928.769510963" calcext:value-type="float">
            <text:p>1.3593E+05</text:p>
          </table:table-cell>
          <table:table-cell table:style-name="ce6" table:formula="of:=-[.$B$5]*+[.$B$1]*+[.$B$3]*+[.$B$7]*EXP(-[.$B$5]*[.E23])" office:value-type="float" office:value="-3.98353810855346" calcext:value-type="float">
            <text:p>-3.9835E+00</text:p>
          </table:table-cell>
          <table:table-cell table:style-name="ce5" table:formula="of:=[.F23]/[.G23]" office:value-type="float" office:value="-34122.6231071058" calcext:value-type="float">
            <text:p>-34123</text:p>
          </table:table-cell>
          <table:table-cell/>
          <table:table-cell table:style-name="ce5" table:formula="of:=[.E23]-[.H23]" office:value-type="float" office:value="750697.708356327" calcext:value-type="float">
            <text:p>750698</text:p>
          </table:table-cell>
          <table:table-cell/>
          <table:table-cell table:style-name="ce7" table:formula="of:=([.E24]-[.E23])/[.E23]" office:value-type="float" office:value="0.0476190476190476" calcext:value-type="float">
            <text:p>0.0476</text:p>
          </table:table-cell>
        </table:table-row>
        <table:table-row table:style-name="ro1">
          <table:table-cell table:number-columns-repeated="4"/>
          <table:table-cell table:style-name="ce5" table:formula="of:=[.J23]" office:value-type="float" office:value="750697.708356327" calcext:value-type="float">
            <text:p>750698</text:p>
          </table:table-cell>
          <table:table-cell table:style-name="ce6" table:formula="of:=+[.$B$1]*+[.$B$3]*+[.$B$7]*EXP(-[.$B$5]*[.E24])" office:value-type="float" office:value="50005.3997668148" calcext:value-type="float">
            <text:p>5.0005E+04</text:p>
          </table:table-cell>
          <table:table-cell table:style-name="ce6" table:formula="of:=-[.$B$5]*+[.$B$1]*+[.$B$3]*+[.$B$7]*EXP(-[.$B$5]*[.E24])" office:value-type="float" office:value="-1.46546177325979" calcext:value-type="float">
            <text:p>-1.4655E+00</text:p>
          </table:table-cell>
          <table:table-cell table:style-name="ce5" table:formula="of:=[.F24]/[.G24]" office:value-type="float" office:value="-34122.6231071058" calcext:value-type="float">
            <text:p>-34123</text:p>
          </table:table-cell>
          <table:table-cell/>
          <table:table-cell table:style-name="ce5" table:formula="of:=[.E24]-[.H24]" office:value-type="float" office:value="784820.331463433" calcext:value-type="float">
            <text:p>784820</text:p>
          </table:table-cell>
          <table:table-cell/>
          <table:table-cell table:style-name="ce7" table:formula="of:=([.E25]-[.E24])/[.E24]" office:value-type="float" office:value="0.0454545454545454" calcext:value-type="float">
            <text:p>0.0455</text:p>
          </table:table-cell>
        </table:table-row>
        <table:table-row table:style-name="ro1">
          <table:table-cell table:number-columns-repeated="4"/>
          <table:table-cell table:style-name="ce5" table:formula="of:=[.J24]" office:value-type="float" office:value="784820.331463433" calcext:value-type="float">
            <text:p>784820</text:p>
          </table:table-cell>
          <table:table-cell table:style-name="ce6" table:formula="of:=+[.$B$1]*+[.$B$3]*+[.$B$7]*EXP(-[.$B$5]*[.E25])" office:value-type="float" office:value="18395.9585217705" calcext:value-type="float">
            <text:p>1.8396E+04</text:p>
          </table:table-cell>
          <table:table-cell table:style-name="ce6" table:formula="of:=-[.$B$5]*+[.$B$1]*+[.$B$3]*+[.$B$7]*EXP(-[.$B$5]*[.E25])" office:value-type="float" office:value="-0.539113258204925" calcext:value-type="float">
            <text:p>-5.3911E-01</text:p>
          </table:table-cell>
          <table:table-cell table:style-name="ce5" table:formula="of:=[.F25]/[.G25]" office:value-type="float" office:value="-34122.6231071058" calcext:value-type="float">
            <text:p>-34123</text:p>
          </table:table-cell>
          <table:table-cell/>
          <table:table-cell table:style-name="ce5" table:formula="of:=[.E25]-[.H25]" office:value-type="float" office:value="818942.954570538" calcext:value-type="float">
            <text:p>818943</text:p>
          </table:table-cell>
          <table:table-cell/>
          <table:table-cell table:style-name="ce7" table:formula="of:=([.E26]-[.E25])/[.E25]" office:value-type="float" office:value="0.0434782608695652" calcext:value-type="float">
            <text:p>0.0435</text:p>
          </table:table-cell>
        </table:table-row>
        <table:table-row table:style-name="ro1">
          <table:table-cell table:number-columns-repeated="4"/>
          <table:table-cell table:style-name="ce5" table:formula="of:=[.J25]" office:value-type="float" office:value="818942.954570538" calcext:value-type="float">
            <text:p>818943</text:p>
          </table:table-cell>
          <table:table-cell table:style-name="ce6" table:formula="of:=+[.$B$1]*+[.$B$3]*+[.$B$7]*EXP(-[.$B$5]*[.E26])" office:value-type="float" office:value="6767.49494080195" calcext:value-type="float">
            <text:p>6.7675E+03</text:p>
          </table:table-cell>
          <table:table-cell table:style-name="ce6" table:formula="of:=-[.$B$5]*+[.$B$1]*+[.$B$3]*+[.$B$7]*EXP(-[.$B$5]*[.E26])" office:value-type="float" office:value="-0.198328684156543" calcext:value-type="float">
            <text:p>-1.9833E-01</text:p>
          </table:table-cell>
          <table:table-cell table:style-name="ce5" table:formula="of:=[.F26]/[.G26]" office:value-type="float" office:value="-34122.6231071058" calcext:value-type="float">
            <text:p>-34123</text:p>
          </table:table-cell>
          <table:table-cell/>
          <table:table-cell table:style-name="ce5" table:formula="of:=[.E26]-[.H26]" office:value-type="float" office:value="853065.577677644" calcext:value-type="float">
            <text:p>853066</text:p>
          </table:table-cell>
          <table:table-cell/>
          <table:table-cell table:style-name="ce7" table:formula="of:=([.E27]-[.E26])/[.E26]" office:value-type="float" office:value="0.0416666666666666" calcext:value-type="float">
            <text:p>0.0417</text:p>
          </table:table-cell>
        </table:table-row>
        <table:table-row table:style-name="ro1">
          <table:table-cell table:number-columns-repeated="4"/>
          <table:table-cell table:style-name="ce5" table:formula="of:=[.J26]" office:value-type="float" office:value="853065.577677644" calcext:value-type="float">
            <text:p>853066</text:p>
          </table:table-cell>
          <table:table-cell table:style-name="ce6" table:formula="of:=+[.$B$1]*+[.$B$3]*+[.$B$7]*EXP(-[.$B$5]*[.E27])" office:value-type="float" office:value="2489.62225695278" calcext:value-type="float">
            <text:p>2.4896E+03</text:p>
          </table:table-cell>
          <table:table-cell table:style-name="ce6" table:formula="of:=-[.$B$5]*+[.$B$1]*+[.$B$3]*+[.$B$7]*EXP(-[.$B$5]*[.E27])" office:value-type="float" office:value="-0.0729610454957767" calcext:value-type="float">
            <text:p>-7.2961E-02</text:p>
          </table:table-cell>
          <table:table-cell table:style-name="ce5" table:formula="of:=[.F27]/[.G27]" office:value-type="float" office:value="-34122.6231071058" calcext:value-type="float">
            <text:p>-34123</text:p>
          </table:table-cell>
          <table:table-cell/>
          <table:table-cell table:style-name="ce5" table:formula="of:=[.E27]-[.H27]" office:value-type="float" office:value="887188.20078475" calcext:value-type="float">
            <text:p>887188</text:p>
          </table:table-cell>
          <table:table-cell/>
          <table:table-cell table:style-name="ce7" table:formula="of:=([.E28]-[.E27])/[.E27]" office:value-type="float" office:value="0.04" calcext:value-type="float">
            <text:p>0.0400</text:p>
          </table:table-cell>
        </table:table-row>
        <table:table-row table:style-name="ro1">
          <table:table-cell table:number-columns-repeated="4"/>
          <table:table-cell table:style-name="ce5" table:formula="of:=[.J27]" office:value-type="float" office:value="887188.20078475" calcext:value-type="float">
            <text:p>887188</text:p>
          </table:table-cell>
          <table:table-cell table:style-name="ce6" table:formula="of:=+[.$B$1]*+[.$B$3]*+[.$B$7]*EXP(-[.$B$5]*[.E28])" office:value-type="float" office:value="915.880844615778" calcext:value-type="float">
            <text:p>9.1588E+02</text:p>
          </table:table-cell>
          <table:table-cell table:style-name="ce6" table:formula="of:=-[.$B$5]*+[.$B$1]*+[.$B$3]*+[.$B$7]*EXP(-[.$B$5]*[.E28])" office:value-type="float" office:value="-0.0268408686442706" calcext:value-type="float">
            <text:p>-2.6841E-02</text:p>
          </table:table-cell>
          <table:table-cell table:style-name="ce5" table:formula="of:=[.F28]/[.G28]" office:value-type="float" office:value="-34122.6231071058" calcext:value-type="float">
            <text:p>-34123</text:p>
          </table:table-cell>
          <table:table-cell/>
          <table:table-cell table:style-name="ce5" table:formula="of:=[.E28]-[.H28]" office:value-type="float" office:value="921310.823891855" calcext:value-type="float">
            <text:p>921311</text:p>
          </table:table-cell>
          <table:table-cell/>
          <table:table-cell table:style-name="ce7" table:formula="of:=([.E29]-[.E28])/[.E28]" office:value-type="float" office:value="0.0384615384615384" calcext:value-type="float">
            <text:p>0.0385</text:p>
          </table:table-cell>
        </table:table-row>
        <table:table-row table:style-name="ro1">
          <table:table-cell table:number-columns-repeated="4"/>
          <table:table-cell table:style-name="ce5" table:formula="of:=[.J28]" office:value-type="float" office:value="921310.823891855" calcext:value-type="float">
            <text:p>921311</text:p>
          </table:table-cell>
          <table:table-cell table:style-name="ce6" table:formula="of:=+[.$B$1]*+[.$B$3]*+[.$B$7]*EXP(-[.$B$5]*[.E29])" office:value-type="float" office:value="336.933733296881" calcext:value-type="float">
            <text:p>3.3693E+02</text:p>
          </table:table-cell>
          <table:table-cell table:style-name="ce6" table:formula="of:=-[.$B$5]*+[.$B$1]*+[.$B$3]*+[.$B$7]*EXP(-[.$B$5]*[.E29])" office:value-type="float" office:value="-0.00987420375741035" calcext:value-type="float">
            <text:p>-9.8742E-03</text:p>
          </table:table-cell>
          <table:table-cell table:style-name="ce5" table:formula="of:=[.F29]/[.G29]" office:value-type="float" office:value="-34122.6231071058" calcext:value-type="float">
            <text:p>-34123</text:p>
          </table:table-cell>
          <table:table-cell/>
          <table:table-cell table:style-name="ce5" table:formula="of:=[.E29]-[.H29]" office:value-type="float" office:value="955433.446998961" calcext:value-type="float">
            <text:p>955433</text:p>
          </table:table-cell>
          <table:table-cell/>
          <table:table-cell table:style-name="ce7" table:formula="of:=([.E30]-[.E29])/[.E29]" office:value-type="float" office:value="0.037037037037037" calcext:value-type="float">
            <text:p>0.0370</text:p>
          </table:table-cell>
        </table:table-row>
        <table:table-row table:style-name="ro1">
          <table:table-cell table:number-columns-repeated="4"/>
          <table:table-cell table:style-name="ce5" table:formula="of:=[.J29]" office:value-type="float" office:value="955433.446998961" calcext:value-type="float">
            <text:p>955433</text:p>
          </table:table-cell>
          <table:table-cell table:style-name="ce6" table:formula="of:=+[.$B$1]*+[.$B$3]*+[.$B$7]*EXP(-[.$B$5]*[.E30])" office:value-type="float" office:value="123.950993517064" calcext:value-type="float">
            <text:p>1.2395E+02</text:p>
          </table:table-cell>
          <table:table-cell table:style-name="ce6" table:formula="of:=-[.$B$5]*+[.$B$1]*+[.$B$3]*+[.$B$7]*EXP(-[.$B$5]*[.E30])" office:value-type="float" office:value="-0.00363251656028908" calcext:value-type="float">
            <text:p>-3.6325E-03</text:p>
          </table:table-cell>
          <table:table-cell table:style-name="ce5" table:formula="of:=[.F30]/[.G30]" office:value-type="float" office:value="-34122.6231071058" calcext:value-type="float">
            <text:p>-34123</text:p>
          </table:table-cell>
          <table:table-cell/>
          <table:table-cell table:style-name="ce5" table:formula="of:=[.E30]-[.H30]" office:value-type="float" office:value="989556.070106067" calcext:value-type="float">
            <text:p>989556</text:p>
          </table:table-cell>
          <table:table-cell/>
          <table:table-cell table:style-name="ce7" table:formula="of:=([.E31]-[.E30])/[.E30]" office:value-type="float" office:value="0.0357142857142857" calcext:value-type="float">
            <text:p>0.0357</text:p>
          </table:table-cell>
        </table:table-row>
        <table:table-row table:style-name="ro1">
          <table:table-cell table:number-columns-repeated="4"/>
          <table:table-cell table:style-name="ce5" table:formula="of:=[.J30]" office:value-type="float" office:value="989556.070106067" calcext:value-type="float">
            <text:p>989556</text:p>
          </table:table-cell>
          <table:table-cell table:style-name="ce6" table:formula="of:=+[.$B$1]*+[.$B$3]*+[.$B$7]*EXP(-[.$B$5]*[.E31])" office:value-type="float" office:value="45.5990222277029" calcext:value-type="float">
            <text:p>4.5599E+01</text:p>
          </table:table-cell>
          <table:table-cell table:style-name="ce6" table:formula="of:=-[.$B$5]*+[.$B$1]*+[.$B$3]*+[.$B$7]*EXP(-[.$B$5]*[.E31])" office:value-type="float" office:value="-0.00133632816224516" calcext:value-type="float">
            <text:p>-1.3363E-03</text:p>
          </table:table-cell>
          <table:table-cell table:style-name="ce5" table:formula="of:=[.F31]/[.G31]" office:value-type="float" office:value="-34122.6231071058" calcext:value-type="float">
            <text:p>-34123</text:p>
          </table:table-cell>
          <table:table-cell/>
          <table:table-cell table:style-name="ce5" table:formula="of:=[.E31]-[.H31]" office:value-type="float" office:value="1023678.69321317" calcext:value-type="float">
            <text:p>1023679</text:p>
          </table:table-cell>
          <table:table-cell/>
          <table:table-cell table:style-name="ce7" table:formula="of:=([.E32]-[.E31])/[.E31]" office:value-type="float" office:value="0.0344827586206896" calcext:value-type="float">
            <text:p>0.0345</text:p>
          </table:table-cell>
        </table:table-row>
        <table:table-row table:style-name="ro1">
          <table:table-cell table:number-columns-repeated="4"/>
          <table:table-cell table:style-name="ce5" table:formula="of:=[.J31]" office:value-type="float" office:value="1023678.69321317" calcext:value-type="float">
            <text:p>1023679</text:p>
          </table:table-cell>
          <table:table-cell table:style-name="ce6" table:formula="of:=+[.$B$1]*+[.$B$3]*+[.$B$7]*EXP(-[.$B$5]*[.E32])" office:value-type="float" office:value="16.7749428150915" calcext:value-type="float">
            <text:p>1.6775E+01</text:p>
          </table:table-cell>
          <table:table-cell table:style-name="ce6" table:formula="of:=-[.$B$5]*+[.$B$1]*+[.$B$3]*+[.$B$7]*EXP(-[.$B$5]*[.E32])" office:value-type="float" office:value="-0.00049160765754841" calcext:value-type="float">
            <text:p>-4.9161E-04</text:p>
          </table:table-cell>
          <table:table-cell table:style-name="ce5" table:formula="of:=[.F32]/[.G32]" office:value-type="float" office:value="-34122.6231071058" calcext:value-type="float">
            <text:p>-34123</text:p>
          </table:table-cell>
          <table:table-cell/>
          <table:table-cell table:style-name="ce5" table:formula="of:=[.E32]-[.H32]" office:value-type="float" office:value="1057801.31632028" calcext:value-type="float">
            <text:p>1057801</text:p>
          </table:table-cell>
          <table:table-cell/>
          <table:table-cell table:style-name="ce7" table:formula="of:=([.E33]-[.E32])/[.E32]" office:value-type="float" office:value="0.0333333333333334" calcext:value-type="float">
            <text:p>0.0333</text:p>
          </table:table-cell>
        </table:table-row>
        <table:table-row table:style-name="ro1">
          <table:table-cell table:number-columns-repeated="4"/>
          <table:table-cell table:style-name="ce5" table:formula="of:=[.J32]" office:value-type="float" office:value="1057801.31632028" calcext:value-type="float">
            <text:p>1057801</text:p>
          </table:table-cell>
          <table:table-cell table:style-name="ce6" table:formula="of:=+[.$B$1]*+[.$B$3]*+[.$B$7]*EXP(-[.$B$5]*[.E33])" office:value-type="float" office:value="6.17115658849875" calcext:value-type="float">
            <text:p>6.1712E+00</text:p>
          </table:table-cell>
          <table:table-cell table:style-name="ce6" table:formula="of:=-[.$B$5]*+[.$B$1]*+[.$B$3]*+[.$B$7]*EXP(-[.$B$5]*[.E33])" office:value-type="float" office:value="-0.00018085235033451" calcext:value-type="float">
            <text:p>-1.8085E-04</text:p>
          </table:table-cell>
          <table:table-cell table:style-name="ce5" table:formula="of:=[.F33]/[.G33]" office:value-type="float" office:value="-34122.6231071058" calcext:value-type="float">
            <text:p>-34123</text:p>
          </table:table-cell>
          <table:table-cell/>
          <table:table-cell table:style-name="ce5" table:formula="of:=[.E33]-[.H33]" office:value-type="float" office:value="1091923.93942738" calcext:value-type="float">
            <text:p>1091924</text:p>
          </table:table-cell>
          <table:table-cell/>
          <table:table-cell table:style-name="ce7" table:formula="of:=([.E34]-[.E33])/[.E33]" office:value-type="float" office:value="0.032258064516129" calcext:value-type="float">
            <text:p>0.0323</text:p>
          </table:table-cell>
        </table:table-row>
        <table:table-row table:style-name="ro1">
          <table:table-cell table:number-columns-repeated="4"/>
          <table:table-cell table:style-name="ce5" table:formula="of:=[.J33]" office:value-type="float" office:value="1091923.93942738" calcext:value-type="float">
            <text:p>1091924</text:p>
          </table:table-cell>
          <table:table-cell table:style-name="ce6" table:formula="of:=+[.$B$1]*+[.$B$3]*+[.$B$7]*EXP(-[.$B$5]*[.E34])" office:value-type="float" office:value="2.27024163715839" calcext:value-type="float">
            <text:p>2.2702E+00</text:p>
          </table:table-cell>
          <table:table-cell table:style-name="ce6" table:formula="of:=-[.$B$5]*+[.$B$1]*+[.$B$3]*+[.$B$7]*EXP(-[.$B$5]*[.E34])" office:value-type="float" office:value="-0.0000665318615756018" calcext:value-type="float">
            <text:p>-6.6532E-05</text:p>
          </table:table-cell>
          <table:table-cell table:style-name="ce5" table:formula="of:=[.F34]/[.G34]" office:value-type="float" office:value="-34122.6231071058" calcext:value-type="float">
            <text:p>-34123</text:p>
          </table:table-cell>
          <table:table-cell/>
          <table:table-cell table:style-name="ce5" table:formula="of:=[.E34]-[.H34]" office:value-type="float" office:value="1126046.56253449" calcext:value-type="float">
            <text:p>1126047</text:p>
          </table:table-cell>
          <table:table-cell/>
          <table:table-cell table:style-name="ce7" table:formula="of:=([.E35]-[.E34])/[.E34]" office:value-type="float" office:value="0.03125" calcext:value-type="float">
            <text:p>0.0313</text:p>
          </table:table-cell>
        </table:table-row>
        <table:table-row table:style-name="ro1">
          <table:table-cell table:number-columns-repeated="4"/>
          <table:table-cell table:style-name="ce5" table:formula="of:=[.J34]" office:value-type="float" office:value="1126046.56253449" calcext:value-type="float">
            <text:p>1126047</text:p>
          </table:table-cell>
          <table:table-cell table:style-name="ce6" table:formula="of:=+[.$B$1]*+[.$B$3]*+[.$B$7]*EXP(-[.$B$5]*[.E35])" office:value-type="float" office:value="0.835175224801966" calcext:value-type="float">
            <text:p>8.3518E-01</text:p>
          </table:table-cell>
          <table:table-cell table:style-name="ce6" table:formula="of:=-[.$B$5]*+[.$B$1]*+[.$B$3]*+[.$B$7]*EXP(-[.$B$5]*[.E35])" office:value-type="float" office:value="-0.000024475704056528" calcext:value-type="float">
            <text:p>-2.4476E-05</text:p>
          </table:table-cell>
          <table:table-cell table:style-name="ce5" table:formula="of:=[.F35]/[.G35]" office:value-type="float" office:value="-34122.6231071058" calcext:value-type="float">
            <text:p>-34123</text:p>
          </table:table-cell>
          <table:table-cell/>
          <table:table-cell table:style-name="ce5" table:formula="of:=[.E35]-[.H35]" office:value-type="float" office:value="1160169.1856416" calcext:value-type="float">
            <text:p>1160169</text:p>
          </table:table-cell>
          <table:table-cell/>
          <table:table-cell table:style-name="ce7" table:formula="of:=([.E36]-[.E35])/[.E35]" office:value-type="float" office:value="0.0303030303030303" calcext:value-type="float">
            <text:p>0.0303</text:p>
          </table:table-cell>
        </table:table-row>
        <table:table-row table:style-name="ro1">
          <table:table-cell table:number-columns-repeated="4"/>
          <table:table-cell table:style-name="ce5" table:formula="of:=[.J35]" office:value-type="float" office:value="1160169.1856416" calcext:value-type="float">
            <text:p>1160169</text:p>
          </table:table-cell>
          <table:table-cell table:style-name="ce6" table:formula="of:=+[.$B$1]*+[.$B$3]*+[.$B$7]*EXP(-[.$B$5]*[.E36])" office:value-type="float" office:value="0.307243794980383" calcext:value-type="float">
            <text:p>3.0724E-01</text:p>
          </table:table-cell>
          <table:table-cell table:style-name="ce6" table:formula="of:=-[.$B$5]*+[.$B$1]*+[.$B$3]*+[.$B$7]*EXP(-[.$B$5]*[.E36])" office:value-type="float" office:value="-0.00000900410833059321" calcext:value-type="float">
            <text:p>-9.0041E-06</text:p>
          </table:table-cell>
          <table:table-cell table:style-name="ce5" table:formula="of:=[.F36]/[.G36]" office:value-type="float" office:value="-34122.6231071058" calcext:value-type="float">
            <text:p>-34123</text:p>
          </table:table-cell>
          <table:table-cell/>
          <table:table-cell table:style-name="ce5" table:formula="of:=[.E36]-[.H36]" office:value-type="float" office:value="1194291.8087487" calcext:value-type="float">
            <text:p>1194292</text:p>
          </table:table-cell>
          <table:table-cell/>
          <table:table-cell table:style-name="ce7" table:formula="of:=([.E37]-[.E36])/[.E36]" office:value-type="float" office:value="0.0294117647058823" calcext:value-type="float">
            <text:p>0.0294</text:p>
          </table:table-cell>
        </table:table-row>
        <table:table-row table:style-name="ro1">
          <table:table-cell table:number-columns-repeated="4"/>
          <table:table-cell table:style-name="ce5" table:formula="of:=[.J36]" office:value-type="float" office:value="1194291.8087487" calcext:value-type="float">
            <text:p>1194292</text:p>
          </table:table-cell>
          <table:table-cell table:style-name="ce6" table:formula="of:=+[.$B$1]*+[.$B$3]*+[.$B$7]*EXP(-[.$B$5]*[.E37])" office:value-type="float" office:value="0.113028675600777" calcext:value-type="float">
            <text:p>1.1303E-01</text:p>
          </table:table-cell>
          <table:table-cell table:style-name="ce6" table:formula="of:=-[.$B$5]*+[.$B$1]*+[.$B$3]*+[.$B$7]*EXP(-[.$B$5]*[.E37])" office:value-type="float" office:value="-0.00000331242634090576" calcext:value-type="float">
            <text:p>-3.3124E-06</text:p>
          </table:table-cell>
          <table:table-cell table:style-name="ce5" table:formula="of:=[.F37]/[.G37]" office:value-type="float" office:value="-34122.6231071058" calcext:value-type="float">
            <text:p>-34123</text:p>
          </table:table-cell>
          <table:table-cell/>
          <table:table-cell table:style-name="ce5" table:formula="of:=[.E37]-[.H37]" office:value-type="float" office:value="1228414.43185581" calcext:value-type="float">
            <text:p>1228414</text:p>
          </table:table-cell>
          <table:table-cell/>
          <table:table-cell table:style-name="ce7" table:formula="of:=([.E38]-[.E37])/[.E37]" office:value-type="float" office:value="0.0285714285714285" calcext:value-type="float">
            <text:p>0.0286</text:p>
          </table:table-cell>
        </table:table-row>
        <table:table-row table:style-name="ro1">
          <table:table-cell table:number-columns-repeated="4"/>
          <table:table-cell table:style-name="ce5" table:formula="of:=[.J37]" office:value-type="float" office:value="1228414.43185581" calcext:value-type="float">
            <text:p>1228414</text:p>
          </table:table-cell>
          <table:table-cell table:style-name="ce6" table:formula="of:=+[.$B$1]*+[.$B$3]*+[.$B$7]*EXP(-[.$B$5]*[.E38])" office:value-type="float" office:value="0.0415809260163619" calcext:value-type="float">
            <text:p>4.1581E-02</text:p>
          </table:table-cell>
          <table:table-cell table:style-name="ce6" table:formula="of:=-[.$B$5]*+[.$B$1]*+[.$B$3]*+[.$B$7]*EXP(-[.$B$5]*[.E38])" office:value-type="float" office:value="-0.00000121857355121398" calcext:value-type="float">
            <text:p>-1.2186E-06</text:p>
          </table:table-cell>
          <table:table-cell table:style-name="ce5" table:formula="of:=[.F38]/[.G38]" office:value-type="float" office:value="-34122.6231071058" calcext:value-type="float">
            <text:p>-34123</text:p>
          </table:table-cell>
          <table:table-cell/>
          <table:table-cell table:style-name="ce5" table:formula="of:=[.E38]-[.H38]" office:value-type="float" office:value="1262537.05496291" calcext:value-type="float">
            <text:p>1262537</text:p>
          </table:table-cell>
          <table:table-cell/>
          <table:table-cell table:style-name="ce7" table:formula="of:=([.E39]-[.E38])/[.E38]" office:value-type="float" office:value="0.0277777777777778" calcext:value-type="float">
            <text:p>0.0278</text:p>
          </table:table-cell>
        </table:table-row>
        <table:table-row table:style-name="ro1">
          <table:table-cell table:number-columns-repeated="4"/>
          <table:table-cell table:style-name="ce5" table:formula="of:=[.J38]" office:value-type="float" office:value="1262537.05496291" calcext:value-type="float">
            <text:p>1262537</text:p>
          </table:table-cell>
          <table:table-cell table:style-name="ce6" table:formula="of:=+[.$B$1]*+[.$B$3]*+[.$B$7]*EXP(-[.$B$5]*[.E39])" office:value-type="float" office:value="0.0152967678262903" calcext:value-type="float">
            <text:p>1.5297E-02</text:p>
          </table:table-cell>
          <table:table-cell table:style-name="ce6" table:formula="of:=-[.$B$5]*+[.$B$1]*+[.$B$3]*+[.$B$7]*EXP(-[.$B$5]*[.E39])" office:value-type="float" office:value="-0.0000004482881570469" calcext:value-type="float">
            <text:p>-4.4829E-07</text:p>
          </table:table-cell>
          <table:table-cell table:style-name="ce5" table:formula="of:=[.F39]/[.G39]" office:value-type="float" office:value="-34122.6231071058" calcext:value-type="float">
            <text:p>-34123</text:p>
          </table:table-cell>
          <table:table-cell/>
          <table:table-cell table:style-name="ce5" table:formula="of:=[.E39]-[.H39]" office:value-type="float" office:value="1296659.67807002" calcext:value-type="float">
            <text:p>1296660</text:p>
          </table:table-cell>
          <table:table-cell/>
          <table:table-cell table:style-name="ce7" table:formula="of:=([.E40]-[.E39])/[.E39]" office:value-type="float" office:value="0.027027027027027" calcext:value-type="float">
            <text:p>0.0270</text:p>
          </table:table-cell>
        </table:table-row>
        <table:table-row table:style-name="ro1">
          <table:table-cell table:number-columns-repeated="4"/>
          <table:table-cell table:style-name="ce5" table:formula="of:=[.J39]" office:value-type="float" office:value="1296659.67807002" calcext:value-type="float">
            <text:p>1296660</text:p>
          </table:table-cell>
          <table:table-cell table:style-name="ce6" table:formula="of:=+[.$B$1]*+[.$B$3]*+[.$B$7]*EXP(-[.$B$5]*[.E40])" office:value-type="float" office:value="0.00562736639966498" calcext:value-type="float">
            <text:p>5.6274E-03</text:p>
          </table:table-cell>
          <table:table-cell table:style-name="ce6" table:formula="of:=-[.$B$5]*+[.$B$1]*+[.$B$3]*+[.$B$7]*EXP(-[.$B$5]*[.E40])" office:value-type="float" office:value="-0.00000016491599669819" calcext:value-type="float">
            <text:p>-1.6492E-07</text:p>
          </table:table-cell>
          <table:table-cell table:style-name="ce5" table:formula="of:=[.F40]/[.G40]" office:value-type="float" office:value="-34122.6231071058" calcext:value-type="float">
            <text:p>-34123</text:p>
          </table:table-cell>
          <table:table-cell/>
          <table:table-cell table:style-name="ce5" table:formula="of:=[.E40]-[.H40]" office:value-type="float" office:value="1330782.30117712" calcext:value-type="float">
            <text:p>1330782</text:p>
          </table:table-cell>
          <table:table-cell/>
          <table:table-cell table:style-name="ce7" table:formula="of:=([.E41]-[.E40])/[.E40]" office:value-type="float" office:value="0.0263157894736842" calcext:value-type="float">
            <text:p>0.0263</text:p>
          </table:table-cell>
        </table:table-row>
        <table:table-row table:style-name="ro1">
          <table:table-cell table:number-columns-repeated="4"/>
          <table:table-cell table:style-name="ce5" table:formula="of:=[.J40]" office:value-type="float" office:value="1330782.30117712" calcext:value-type="float">
            <text:p>1330782</text:p>
          </table:table-cell>
          <table:table-cell table:style-name="ce6" table:formula="of:=+[.$B$1]*+[.$B$3]*+[.$B$7]*EXP(-[.$B$5]*[.E41])" office:value-type="float" office:value="0.0020701924063757" calcext:value-type="float">
            <text:p>2.0702E-03</text:p>
          </table:table-cell>
          <table:table-cell table:style-name="ce6" table:formula="of:=-[.$B$5]*+[.$B$1]*+[.$B$3]*+[.$B$7]*EXP(-[.$B$5]*[.E41])" office:value-type="float" office:value="-0.00000006066920470556" calcext:value-type="float">
            <text:p>-6.0669E-08</text:p>
          </table:table-cell>
          <table:table-cell table:style-name="ce5" table:formula="of:=[.F41]/[.G41]" office:value-type="float" office:value="-34122.6231071058" calcext:value-type="float">
            <text:p>-34123</text:p>
          </table:table-cell>
          <table:table-cell/>
          <table:table-cell table:style-name="ce5" table:formula="of:=[.E41]-[.H41]" office:value-type="float" office:value="1364904.92428423" calcext:value-type="float">
            <text:p>1364905</text:p>
          </table:table-cell>
          <table:table-cell/>
          <table:table-cell table:style-name="ce7" table:formula="of:=([.E42]-[.E41])/[.E41]" office:value-type="float" office:value="0.0256410256410256" calcext:value-type="float">
            <text:p>0.0256</text:p>
          </table:table-cell>
        </table:table-row>
        <table:table-row table:style-name="ro1">
          <table:table-cell table:number-columns-repeated="4"/>
          <table:table-cell table:style-name="ce5" table:formula="of:=[.J41]" office:value-type="float" office:value="1364904.92428423" calcext:value-type="float">
            <text:p>1364905</text:p>
          </table:table-cell>
          <table:table-cell table:style-name="ce6" table:formula="of:=+[.$B$1]*+[.$B$3]*+[.$B$7]*EXP(-[.$B$5]*[.E42])" office:value-type="float" office:value="0.000761581225574863" calcext:value-type="float">
            <text:p>7.6158E-04</text:p>
          </table:table-cell>
          <table:table-cell table:style-name="ce6" table:formula="of:=-[.$B$5]*+[.$B$1]*+[.$B$3]*+[.$B$7]*EXP(-[.$B$5]*[.E42])" office:value-type="float" office:value="-0.0000000223189531234" calcext:value-type="float">
            <text:p>-2.2319E-08</text:p>
          </table:table-cell>
          <table:table-cell table:style-name="ce5" table:formula="of:=[.F42]/[.G42]" office:value-type="float" office:value="-34122.6231071058" calcext:value-type="float">
            <text:p>-34123</text:p>
          </table:table-cell>
          <table:table-cell/>
          <table:table-cell table:style-name="ce5" table:formula="of:=[.E42]-[.H42]" office:value-type="float" office:value="1399027.54739134" calcext:value-type="float">
            <text:p>1399028</text:p>
          </table:table-cell>
          <table:table-cell/>
          <table:table-cell table:style-name="ce7" table:formula="of:=([.E43]-[.E42])/[.E42]" office:value-type="float" office:value="0.025" calcext:value-type="float">
            <text:p>0.0250</text:p>
          </table:table-cell>
        </table:table-row>
        <table:table-row table:style-name="ro1">
          <table:table-cell table:number-columns-repeated="4"/>
          <table:table-cell table:style-name="ce5" table:formula="of:=[.J42]" office:value-type="float" office:value="1399027.54739134" calcext:value-type="float">
            <text:p>1399028</text:p>
          </table:table-cell>
          <table:table-cell table:style-name="ce6" table:formula="of:=+[.$B$1]*+[.$B$3]*+[.$B$7]*EXP(-[.$B$5]*[.E43])" office:value-type="float" office:value="0.000280170075671143" calcext:value-type="float">
            <text:p>2.8017E-04</text:p>
          </table:table-cell>
          <table:table-cell table:style-name="ce6" table:formula="of:=-[.$B$5]*+[.$B$1]*+[.$B$3]*+[.$B$7]*EXP(-[.$B$5]*[.E43])" office:value-type="float" office:value="-0.00000000821068400257" calcext:value-type="float">
            <text:p>-8.2107E-09</text:p>
          </table:table-cell>
          <table:table-cell table:style-name="ce5" table:formula="of:=[.F43]/[.G43]" office:value-type="float" office:value="-34122.6231071058" calcext:value-type="float">
            <text:p>-34123</text:p>
          </table:table-cell>
          <table:table-cell/>
          <table:table-cell table:style-name="ce5" table:formula="of:=[.E43]-[.H43]" office:value-type="float" office:value="1433150.17049844" calcext:value-type="float">
            <text:p>1433150</text:p>
          </table:table-cell>
          <table:table-cell/>
          <table:table-cell table:style-name="ce7" table:formula="of:=([.E44]-[.E43])/[.E43]" office:value-type="float" office:value="0.024390243902439" calcext:value-type="float">
            <text:p>0.0244</text:p>
          </table:table-cell>
        </table:table-row>
        <table:table-row table:style-name="ro1">
          <table:table-cell table:number-columns-repeated="4"/>
          <table:table-cell table:style-name="ce5" table:formula="of:=[.J43]" office:value-type="float" office:value="1433150.17049844" calcext:value-type="float">
            <text:p>1433150</text:p>
          </table:table-cell>
          <table:table-cell table:style-name="ce6" table:formula="of:=+[.$B$1]*+[.$B$3]*+[.$B$7]*EXP(-[.$B$5]*[.E44])" office:value-type="float" office:value="0.000103068810870861" calcext:value-type="float">
            <text:p>1.0307E-04</text:p>
          </table:table-cell>
          <table:table-cell table:style-name="ce6" table:formula="of:=-[.$B$5]*+[.$B$1]*+[.$B$3]*+[.$B$7]*EXP(-[.$B$5]*[.E44])" office:value-type="float" office:value="-0.0000000030205418425" calcext:value-type="float">
            <text:p>-3.0205E-09</text:p>
          </table:table-cell>
          <table:table-cell table:style-name="ce5" table:formula="of:=[.F44]/[.G44]" office:value-type="float" office:value="-34122.6231071058" calcext:value-type="float">
            <text:p>-34123</text:p>
          </table:table-cell>
          <table:table-cell/>
          <table:table-cell table:style-name="ce5" table:formula="of:=[.E44]-[.H44]" office:value-type="float" office:value="1467272.79360555" calcext:value-type="float">
            <text:p>1467273</text:p>
          </table:table-cell>
          <table:table-cell/>
          <table:table-cell table:style-name="ce7" table:formula="of:=([.E45]-[.E44])/[.E44]" office:value-type="float" office:value="0.0238095238095238" calcext:value-type="float">
            <text:p>0.0238</text:p>
          </table:table-cell>
        </table:table-row>
        <table:table-row table:style-name="ro1">
          <table:table-cell table:number-columns-repeated="4"/>
          <table:table-cell table:style-name="ce5" table:formula="of:=[.J44]" office:value-type="float" office:value="1467272.79360555" calcext:value-type="float">
            <text:p>1467273</text:p>
          </table:table-cell>
          <table:table-cell table:style-name="ce6" table:formula="of:=+[.$B$1]*+[.$B$3]*+[.$B$7]*EXP(-[.$B$5]*[.E45])" office:value-type="float" office:value="0.0000379168965453773" calcext:value-type="float">
            <text:p>3.7917E-05</text:p>
          </table:table-cell>
          <table:table-cell table:style-name="ce6" table:formula="of:=-[.$B$5]*+[.$B$1]*+[.$B$3]*+[.$B$7]*EXP(-[.$B$5]*[.E45])" office:value-type="float" office:value="-0.00000000111119524505" calcext:value-type="float">
            <text:p>-1.1112E-09</text:p>
          </table:table-cell>
          <table:table-cell table:style-name="ce5" table:formula="of:=[.F45]/[.G45]" office:value-type="float" office:value="-34122.6231071058" calcext:value-type="float">
            <text:p>-34123</text:p>
          </table:table-cell>
          <table:table-cell/>
          <table:table-cell table:style-name="ce5" table:formula="of:=[.E45]-[.H45]" office:value-type="float" office:value="1501395.41671265" calcext:value-type="float">
            <text:p>1501395</text:p>
          </table:table-cell>
          <table:table-cell/>
          <table:table-cell table:style-name="ce7" table:formula="of:=([.E46]-[.E45])/[.E45]" office:value-type="float" office:value="0.0232558139534884" calcext:value-type="float">
            <text:p>0.0233</text:p>
          </table:table-cell>
        </table:table-row>
        <table:table-row table:style-name="ro1">
          <table:table-cell table:number-columns-repeated="4"/>
          <table:table-cell table:style-name="ce5" table:formula="of:=[.J45]" office:value-type="float" office:value="1501395.41671265" calcext:value-type="float">
            <text:p>1501395</text:p>
          </table:table-cell>
          <table:table-cell table:style-name="ce6" table:formula="of:=+[.$B$1]*+[.$B$3]*+[.$B$7]*EXP(-[.$B$5]*[.E46])" office:value-type="float" office:value="0.0000139488467120688" calcext:value-type="float">
            <text:p>1.3949E-05</text:p>
          </table:table-cell>
          <table:table-cell table:style-name="ce6" table:formula="of:=-[.$B$5]*+[.$B$1]*+[.$B$3]*+[.$B$7]*EXP(-[.$B$5]*[.E46])" office:value-type="float" office:value="-0.00000000040878588578" calcext:value-type="float">
            <text:p>-4.0879E-10</text:p>
          </table:table-cell>
          <table:table-cell table:style-name="ce5" table:formula="of:=[.F46]/[.G46]" office:value-type="float" office:value="-34122.6231071058" calcext:value-type="float">
            <text:p>-34123</text:p>
          </table:table-cell>
          <table:table-cell/>
          <table:table-cell table:style-name="ce5" table:formula="of:=[.E46]-[.H46]" office:value-type="float" office:value="1535518.03981976" calcext:value-type="float">
            <text:p>1535518</text:p>
          </table:table-cell>
          <table:table-cell/>
          <table:table-cell table:style-name="ce7" table:formula="of:=([.E47]-[.E46])/[.E46]" office:value-type="float" office:value="0.0227272727272727" calcext:value-type="float">
            <text:p>0.0227</text:p>
          </table:table-cell>
        </table:table-row>
        <table:table-row table:style-name="ro1">
          <table:table-cell table:number-columns-repeated="4"/>
          <table:table-cell table:style-name="ce5" table:formula="of:=[.J46]" office:value-type="float" office:value="1535518.03981976" calcext:value-type="float">
            <text:p>1535518</text:p>
          </table:table-cell>
          <table:table-cell table:style-name="ce6" table:formula="of:=+[.$B$1]*+[.$B$3]*+[.$B$7]*EXP(-[.$B$5]*[.E47])" office:value-type="float" office:value="0.00000513149393342198" calcext:value-type="float">
            <text:p>5.1315E-06</text:p>
          </table:table-cell>
          <table:table-cell table:style-name="ce6" table:formula="of:=-[.$B$5]*+[.$B$1]*+[.$B$3]*+[.$B$7]*EXP(-[.$B$5]*[.E47])" office:value-type="float" office:value="-0.00000000015038392322" calcext:value-type="float">
            <text:p>-1.5038E-10</text:p>
          </table:table-cell>
          <table:table-cell table:style-name="ce5" table:formula="of:=[.F47]/[.G47]" office:value-type="float" office:value="-34122.6231071058" calcext:value-type="float">
            <text:p>-34123</text:p>
          </table:table-cell>
          <table:table-cell/>
          <table:table-cell table:style-name="ce5" table:formula="of:=[.E47]-[.H47]" office:value-type="float" office:value="1569640.66292686" calcext:value-type="float">
            <text:p>1569641</text:p>
          </table:table-cell>
          <table:table-cell/>
          <table:table-cell table:style-name="ce7" table:formula="of:=([.E48]-[.E47])/[.E47]" office:value-type="float" office:value="0.0222222222222222" calcext:value-type="float">
            <text:p>0.0222</text:p>
          </table:table-cell>
        </table:table-row>
        <table:table-row table:style-name="ro1">
          <table:table-cell table:number-columns-repeated="4"/>
          <table:table-cell table:style-name="ce5" table:formula="of:=[.J47]" office:value-type="float" office:value="1569640.66292686" calcext:value-type="float">
            <text:p>1569641</text:p>
          </table:table-cell>
          <table:table-cell table:style-name="ce6" table:formula="of:=+[.$B$1]*+[.$B$3]*+[.$B$7]*EXP(-[.$B$5]*[.E48])" office:value-type="float" office:value="0.00000188777112060194" calcext:value-type="float">
            <text:p>1.8878E-06</text:p>
          </table:table-cell>
          <table:table-cell table:style-name="ce6" table:formula="of:=-[.$B$5]*+[.$B$1]*+[.$B$3]*+[.$B$7]*EXP(-[.$B$5]*[.E48])" office:value-type="float" office:value="-0.00000000005532315364" calcext:value-type="float">
            <text:p>-5.5323E-11</text:p>
          </table:table-cell>
          <table:table-cell table:style-name="ce5" table:formula="of:=[.F48]/[.G48]" office:value-type="float" office:value="-34122.6231071058" calcext:value-type="float">
            <text:p>-34123</text:p>
          </table:table-cell>
          <table:table-cell/>
          <table:table-cell table:style-name="ce5" table:formula="of:=[.E48]-[.H48]" office:value-type="float" office:value="1603763.28603397" calcext:value-type="float">
            <text:p>1603763</text:p>
          </table:table-cell>
          <table:table-cell/>
          <table:table-cell table:style-name="ce7" table:formula="of:=([.E49]-[.E48])/[.E48]" office:value-type="float" office:value="0.0217391304347826" calcext:value-type="float">
            <text:p>0.0217</text:p>
          </table:table-cell>
        </table:table-row>
        <table:table-row table:style-name="ro1">
          <table:table-cell table:number-columns-repeated="4"/>
          <table:table-cell table:style-name="ce5" table:formula="of:=[.J48]" office:value-type="float" office:value="1603763.28603397" calcext:value-type="float">
            <text:p>1603763</text:p>
          </table:table-cell>
          <table:table-cell table:style-name="ce6" table:formula="of:=+[.$B$1]*+[.$B$3]*+[.$B$7]*EXP(-[.$B$5]*[.E49])" office:value-type="float" office:value="0.00000069447218490663" calcext:value-type="float">
            <text:p>6.9447E-07</text:p>
          </table:table-cell>
          <table:table-cell table:style-name="ce6" table:formula="of:=-[.$B$5]*+[.$B$1]*+[.$B$3]*+[.$B$7]*EXP(-[.$B$5]*[.E49])" office:value-type="float" office:value="-0.00000000002035225084" calcext:value-type="float">
            <text:p>-2.0352E-11</text:p>
          </table:table-cell>
          <table:table-cell table:style-name="ce5" table:formula="of:=[.F49]/[.G49]" office:value-type="float" office:value="-34122.6231071058" calcext:value-type="float">
            <text:p>-34123</text:p>
          </table:table-cell>
          <table:table-cell/>
          <table:table-cell table:style-name="ce5" table:formula="of:=[.E49]-[.H49]" office:value-type="float" office:value="1637885.90914108" calcext:value-type="float">
            <text:p>1637886</text:p>
          </table:table-cell>
          <table:table-cell/>
          <table:table-cell table:style-name="ce7" table:formula="of:=([.E50]-[.E49])/[.E49]" office:value-type="float" office:value="0.0212765957446808" calcext:value-type="float">
            <text:p>0.0213</text:p>
          </table:table-cell>
        </table:table-row>
        <table:table-row table:style-name="ro1">
          <table:table-cell table:number-columns-repeated="4"/>
          <table:table-cell table:style-name="ce5" table:formula="of:=[.J49]" office:value-type="float" office:value="1637885.90914108" calcext:value-type="float">
            <text:p>1637886</text:p>
          </table:table-cell>
          <table:table-cell table:style-name="ce6" table:formula="of:=+[.$B$1]*+[.$B$3]*+[.$B$7]*EXP(-[.$B$5]*[.E50])" office:value-type="float" office:value="0.00000025548203929256" calcext:value-type="float">
            <text:p>2.5548E-07</text:p>
          </table:table-cell>
          <table:table-cell table:style-name="ce6" table:formula="of:=-[.$B$5]*+[.$B$1]*+[.$B$3]*+[.$B$7]*EXP(-[.$B$5]*[.E50])" office:value-type="float" office:value="-0.00000000000748717467" calcext:value-type="float">
            <text:p>-7.4872E-12</text:p>
          </table:table-cell>
          <table:table-cell table:style-name="ce5" table:formula="of:=[.F50]/[.G50]" office:value-type="float" office:value="-34122.6231071058" calcext:value-type="float">
            <text:p>-34123</text:p>
          </table:table-cell>
          <table:table-cell/>
          <table:table-cell table:style-name="ce5" table:formula="of:=[.E50]-[.H50]" office:value-type="float" office:value="1672008.53224818" calcext:value-type="float">
            <text:p>1672009</text:p>
          </table:table-cell>
          <table:table-cell/>
          <table:table-cell table:style-name="ce7" table:formula="of:=([.E51]-[.E50])/[.E50]" office:value-type="float" office:value="0.0208333333333333" calcext:value-type="float">
            <text:p>0.0208</text:p>
          </table:table-cell>
        </table:table-row>
        <table:table-row table:style-name="ro1">
          <table:table-cell table:number-columns-repeated="4"/>
          <table:table-cell table:style-name="ce5" table:formula="of:=[.J50]" office:value-type="float" office:value="1672008.53224818" calcext:value-type="float">
            <text:p>1672009</text:p>
          </table:table-cell>
          <table:table-cell table:style-name="ce6" table:formula="of:=+[.$B$1]*+[.$B$3]*+[.$B$7]*EXP(-[.$B$5]*[.E51])" office:value-type="float" office:value="0.00000009398658984429" calcext:value-type="float">
            <text:p>9.3987E-08</text:p>
          </table:table-cell>
          <table:table-cell table:style-name="ce6" table:formula="of:=-[.$B$5]*+[.$B$1]*+[.$B$3]*+[.$B$7]*EXP(-[.$B$5]*[.E51])" office:value-type="float" office:value="-0.00000000000275437763" calcext:value-type="float">
            <text:p>-2.7544E-12</text:p>
          </table:table-cell>
          <table:table-cell table:style-name="ce5" table:formula="of:=[.F51]/[.G51]" office:value-type="float" office:value="-34122.6231071058" calcext:value-type="float">
            <text:p>-34123</text:p>
          </table:table-cell>
          <table:table-cell/>
          <table:table-cell table:style-name="ce5" table:formula="of:=[.E51]-[.H51]" office:value-type="float" office:value="1706131.15535529" calcext:value-type="float">
            <text:p>1706131</text:p>
          </table:table-cell>
          <table:table-cell/>
          <table:table-cell table:style-name="ce7" table:formula="of:=([.E52]-[.E51])/[.E51]" office:value-type="float" office:value="0.0204081632653061" calcext:value-type="float">
            <text:p>0.0204</text:p>
          </table:table-cell>
        </table:table-row>
        <table:table-row table:style-name="ro1">
          <table:table-cell table:number-columns-repeated="4"/>
          <table:table-cell table:style-name="ce5" table:formula="of:=[.J51]" office:value-type="float" office:value="1706131.15535529" calcext:value-type="float">
            <text:p>1706131</text:p>
          </table:table-cell>
          <table:table-cell table:style-name="ce6" table:formula="of:=+[.$B$1]*+[.$B$3]*+[.$B$7]*EXP(-[.$B$5]*[.E52])" office:value-type="float" office:value="0.00000003457573414953" calcext:value-type="float">
            <text:p>3.4576E-08</text:p>
          </table:table-cell>
          <table:table-cell table:style-name="ce6" table:formula="of:=-[.$B$5]*+[.$B$1]*+[.$B$3]*+[.$B$7]*EXP(-[.$B$5]*[.E52])" office:value-type="float" office:value="-0.0000000000010132789" calcext:value-type="float">
            <text:p>-1.0133E-12</text:p>
          </table:table-cell>
          <table:table-cell table:style-name="ce5" table:formula="of:=[.F52]/[.G52]" office:value-type="float" office:value="-34122.6231071058" calcext:value-type="float">
            <text:p>-34123</text:p>
          </table:table-cell>
          <table:table-cell/>
          <table:table-cell table:style-name="ce5" table:formula="of:=[.E52]-[.H52]" office:value-type="float" office:value="1740253.77846239" calcext:value-type="float">
            <text:p>1740254</text:p>
          </table:table-cell>
          <table:table-cell/>
          <table:table-cell table:style-name="ce7" table:formula="of:=([.E53]-[.E52])/[.E52]" office:value-type="float" office:value="0.02" calcext:value-type="float">
            <text:p>0.0200</text:p>
          </table:table-cell>
        </table:table-row>
        <table:table-row table:style-name="ro1">
          <table:table-cell table:number-columns-repeated="4"/>
          <table:table-cell table:style-name="ce5" table:formula="of:=[.J52]" office:value-type="float" office:value="1740253.77846239" calcext:value-type="float">
            <text:p>1740254</text:p>
          </table:table-cell>
          <table:table-cell table:style-name="ce6" table:formula="of:=+[.$B$1]*+[.$B$3]*+[.$B$7]*EXP(-[.$B$5]*[.E53])" office:value-type="float" office:value="0.00000001271970175702" calcext:value-type="float">
            <text:p>1.2720E-08</text:p>
          </table:table-cell>
          <table:table-cell table:style-name="ce6" table:formula="of:=-[.$B$5]*+[.$B$1]*+[.$B$3]*+[.$B$7]*EXP(-[.$B$5]*[.E53])" office:value-type="float" office:value="-0.00000000000037276448" calcext:value-type="float">
            <text:p>-3.7276E-13</text:p>
          </table:table-cell>
          <table:table-cell table:style-name="ce5" table:formula="of:=[.F53]/[.G53]" office:value-type="float" office:value="-34122.6231071058" calcext:value-type="float">
            <text:p>-34123</text:p>
          </table:table-cell>
          <table:table-cell/>
          <table:table-cell table:style-name="ce5" table:formula="of:=[.E53]-[.H53]" office:value-type="float" office:value="1774376.4015695" calcext:value-type="float">
            <text:p>1774376</text:p>
          </table:table-cell>
          <table:table-cell/>
          <table:table-cell table:style-name="ce7" table:formula="of:=([.E54]-[.E53])/[.E53]" office:value-type="float" office:value="0.0196078431372549" calcext:value-type="float">
            <text:p>0.0196</text:p>
          </table:table-cell>
        </table:table-row>
        <table:table-row table:style-name="ro1">
          <table:table-cell table:number-columns-repeated="4"/>
          <table:table-cell table:style-name="ce5" table:formula="of:=[.J53]" office:value-type="float" office:value="1774376.4015695" calcext:value-type="float">
            <text:p>1774376</text:p>
          </table:table-cell>
          <table:table-cell table:style-name="ce6" table:formula="of:=+[.$B$1]*+[.$B$3]*+[.$B$7]*EXP(-[.$B$5]*[.E54])" office:value-type="float" office:value="0.00000000467931677424" calcext:value-type="float">
            <text:p>4.6793E-09</text:p>
          </table:table-cell>
          <table:table-cell table:style-name="ce6" table:formula="of:=-[.$B$5]*+[.$B$1]*+[.$B$3]*+[.$B$7]*EXP(-[.$B$5]*[.E54])" office:value-type="float" office:value="-0.00000000000013713239" calcext:value-type="float">
            <text:p>-1.3713E-13</text:p>
          </table:table-cell>
          <table:table-cell table:style-name="ce5" table:formula="of:=[.F54]/[.G54]" office:value-type="float" office:value="-34122.6231071058" calcext:value-type="float">
            <text:p>-34123</text:p>
          </table:table-cell>
          <table:table-cell/>
          <table:table-cell table:style-name="ce5" table:formula="of:=[.E54]-[.H54]" office:value-type="float" office:value="1808499.0246766" calcext:value-type="float">
            <text:p>1808499</text:p>
          </table:table-cell>
          <table:table-cell/>
          <table:table-cell table:style-name="ce7" table:formula="of:=([.E55]-[.E54])/[.E54]" office:value-type="float" office:value="0.0192307692307692" calcext:value-type="float">
            <text:p>0.0192</text:p>
          </table:table-cell>
        </table:table-row>
        <table:table-row table:style-name="ro1">
          <table:table-cell table:number-columns-repeated="4"/>
          <table:table-cell table:style-name="ce5" table:formula="of:=[.J54]" office:value-type="float" office:value="1808499.0246766" calcext:value-type="float">
            <text:p>1808499</text:p>
          </table:table-cell>
          <table:table-cell table:style-name="ce6" table:formula="of:=+[.$B$1]*+[.$B$3]*+[.$B$7]*EXP(-[.$B$5]*[.E55])" office:value-type="float" office:value="0.00000000172142443997" calcext:value-type="float">
            <text:p>1.7214E-09</text:p>
          </table:table-cell>
          <table:table-cell table:style-name="ce6" table:formula="of:=-[.$B$5]*+[.$B$1]*+[.$B$3]*+[.$B$7]*EXP(-[.$B$5]*[.E55])" office:value-type="float" office:value="-0.00000000000005044819" calcext:value-type="float">
            <text:p>-5.0448E-14</text:p>
          </table:table-cell>
          <table:table-cell table:style-name="ce5" table:formula="of:=[.F55]/[.G55]" office:value-type="float" office:value="-34122.6231071058" calcext:value-type="float">
            <text:p>-34123</text:p>
          </table:table-cell>
          <table:table-cell/>
          <table:table-cell table:style-name="ce5" table:formula="of:=[.E55]-[.H55]" office:value-type="float" office:value="1842621.64778371" calcext:value-type="float">
            <text:p>1842622</text:p>
          </table:table-cell>
          <table:table-cell/>
          <table:table-cell table:style-name="ce7" table:formula="of:=([.E56]-[.E55])/[.E55]" office:value-type="float" office:value="0.0188679245283019" calcext:value-type="float">
            <text:p>0.0189</text:p>
          </table:table-cell>
        </table:table-row>
        <table:table-row table:style-name="ro1">
          <table:table-cell table:number-columns-repeated="4"/>
          <table:table-cell table:style-name="ce5" table:formula="of:=[.J55]" office:value-type="float" office:value="1842621.64778371" calcext:value-type="float">
            <text:p>1842622</text:p>
          </table:table-cell>
          <table:table-cell table:style-name="ce6" table:formula="of:=+[.$B$1]*+[.$B$3]*+[.$B$7]*EXP(-[.$B$5]*[.E56])" office:value-type="float" office:value="0.000000000633276661" calcext:value-type="float">
            <text:p>6.3328E-10</text:p>
          </table:table-cell>
          <table:table-cell table:style-name="ce6" table:formula="of:=-[.$B$5]*+[.$B$1]*+[.$B$3]*+[.$B$7]*EXP(-[.$B$5]*[.E56])" office:value-type="float" office:value="-0.00000000000001855885" calcext:value-type="float">
            <text:p>-1.8559E-14</text:p>
          </table:table-cell>
          <table:table-cell table:style-name="ce5" table:formula="of:=[.F56]/[.G56]" office:value-type="float" office:value="-34122.6231071058" calcext:value-type="float">
            <text:p>-34123</text:p>
          </table:table-cell>
          <table:table-cell/>
          <table:table-cell table:style-name="ce5" table:formula="of:=[.E56]-[.H56]" office:value-type="float" office:value="1876744.27089082" calcext:value-type="float">
            <text:p>1876744</text:p>
          </table:table-cell>
          <table:table-cell/>
          <table:table-cell table:style-name="ce7" table:formula="of:=([.E57]-[.E56])/[.E56]" office:value-type="float" office:value="0.0185185185185185" calcext:value-type="float">
            <text:p>0.0185</text:p>
          </table:table-cell>
        </table:table-row>
        <table:table-row table:style-name="ro1">
          <table:table-cell table:number-columns-repeated="4"/>
          <table:table-cell table:style-name="ce5" table:formula="of:=[.J56]" office:value-type="float" office:value="1876744.27089082" calcext:value-type="float">
            <text:p>1876744</text:p>
          </table:table-cell>
          <table:table-cell table:style-name="ce6" table:formula="of:=+[.$B$1]*+[.$B$3]*+[.$B$7]*EXP(-[.$B$5]*[.E57])" office:value-type="float" office:value="0.00000000023296946415" calcext:value-type="float">
            <text:p>2.3297E-10</text:p>
          </table:table-cell>
          <table:table-cell table:style-name="ce6" table:formula="of:=-[.$B$5]*+[.$B$1]*+[.$B$3]*+[.$B$7]*EXP(-[.$B$5]*[.E57])" office:value-type="float" office:value="-6.82741955161895E-015" calcext:value-type="float">
            <text:p>-6.8274E-15</text:p>
          </table:table-cell>
          <table:table-cell table:style-name="ce5" table:formula="of:=[.F57]/[.G57]" office:value-type="float" office:value="-34122.6231071058" calcext:value-type="float">
            <text:p>-34123</text:p>
          </table:table-cell>
          <table:table-cell/>
          <table:table-cell table:style-name="ce5" table:formula="of:=[.E57]-[.H57]" office:value-type="float" office:value="1910866.89399792" calcext:value-type="float">
            <text:p>1910867</text:p>
          </table:table-cell>
          <table:table-cell/>
          <table:table-cell table:style-name="ce7" table:formula="of:=([.E58]-[.E57])/[.E57]" office:value-type="float" office:value="0.0181818181818182" calcext:value-type="float">
            <text:p>0.0182</text:p>
          </table:table-cell>
        </table:table-row>
        <table:table-row table:style-name="ro1">
          <table:table-cell table:number-columns-repeated="4"/>
          <table:table-cell table:style-name="ce5" table:formula="of:=[.J57]" office:value-type="float" office:value="1910866.89399792" calcext:value-type="float">
            <text:p>1910867</text:p>
          </table:table-cell>
          <table:table-cell table:style-name="ce6" table:formula="of:=+[.$B$1]*+[.$B$3]*+[.$B$7]*EXP(-[.$B$5]*[.E58])" office:value-type="float" office:value="0.00000000008570467628" calcext:value-type="float">
            <text:p>8.5705E-11</text:p>
          </table:table-cell>
          <table:table-cell table:style-name="ce6" table:formula="of:=-[.$B$5]*+[.$B$1]*+[.$B$3]*+[.$B$7]*EXP(-[.$B$5]*[.E58])" office:value-type="float" office:value="-2.51166728929256E-015" calcext:value-type="float">
            <text:p>-2.5117E-15</text:p>
          </table:table-cell>
          <table:table-cell table:style-name="ce5" table:formula="of:=[.F58]/[.G58]" office:value-type="float" office:value="-34122.6231071058" calcext:value-type="float">
            <text:p>-34123</text:p>
          </table:table-cell>
          <table:table-cell/>
          <table:table-cell table:style-name="ce5" table:formula="of:=[.E58]-[.H58]" office:value-type="float" office:value="1944989.51710503" calcext:value-type="float">
            <text:p>1944990</text:p>
          </table:table-cell>
          <table:table-cell/>
          <table:table-cell table:style-name="ce7" table:formula="of:=([.E59]-[.E58])/[.E58]" office:value-type="float" office:value="0.0178571428571429" calcext:value-type="float">
            <text:p>0.0179</text:p>
          </table:table-cell>
        </table:table-row>
        <table:table-row table:style-name="ro1">
          <table:table-cell table:number-columns-repeated="4"/>
          <table:table-cell table:style-name="ce5" table:formula="of:=[.J58]" office:value-type="float" office:value="1944989.51710503" calcext:value-type="float">
            <text:p>1944990</text:p>
          </table:table-cell>
          <table:table-cell table:style-name="ce6" table:formula="of:=+[.$B$1]*+[.$B$3]*+[.$B$7]*EXP(-[.$B$5]*[.E59])" office:value-type="float" office:value="0.00000000003152898842" calcext:value-type="float">
            <text:p>3.1529E-11</text:p>
          </table:table-cell>
          <table:table-cell table:style-name="ce6" table:formula="of:=-[.$B$5]*+[.$B$1]*+[.$B$3]*+[.$B$7]*EXP(-[.$B$5]*[.E59])" office:value-type="float" office:value="-9.23990758793537E-016" calcext:value-type="float">
            <text:p>-9.2399E-16</text:p>
          </table:table-cell>
          <table:table-cell table:style-name="ce5" table:formula="of:=[.F59]/[.G59]" office:value-type="float" office:value="-34122.6231071058" calcext:value-type="float">
            <text:p>-34123</text:p>
          </table:table-cell>
          <table:table-cell/>
          <table:table-cell table:style-name="ce5" table:formula="of:=[.E59]-[.H59]" office:value-type="float" office:value="1979112.14021213" calcext:value-type="float">
            <text:p>1979112</text:p>
          </table:table-cell>
          <table:table-cell/>
          <table:table-cell table:style-name="ce7" table:formula="of:=([.E60]-[.E59])/[.E59]" office:value-type="float" office:value="0.0175438596491228" calcext:value-type="float">
            <text:p>0.0175</text:p>
          </table:table-cell>
        </table:table-row>
        <table:table-row table:style-name="ro1">
          <table:table-cell table:number-columns-repeated="4"/>
          <table:table-cell table:style-name="ce5" table:formula="of:=[.J59]" office:value-type="float" office:value="1979112.14021213" calcext:value-type="float">
            <text:p>1979112</text:p>
          </table:table-cell>
          <table:table-cell table:style-name="ce6" table:formula="of:=+[.$B$1]*+[.$B$3]*+[.$B$7]*EXP(-[.$B$5]*[.E60])" office:value-type="float" office:value="0.00000000001159886664" calcext:value-type="float">
            <text:p>1.1599E-11</text:p>
          </table:table-cell>
          <table:table-cell table:style-name="ce6" table:formula="of:=-[.$B$5]*+[.$B$1]*+[.$B$3]*+[.$B$7]*EXP(-[.$B$5]*[.E60])" office:value-type="float" office:value="-3.39917203992543E-016" calcext:value-type="float">
            <text:p>-3.3992E-16</text:p>
          </table:table-cell>
          <table:table-cell table:style-name="ce5" table:formula="of:=[.F60]/[.G60]" office:value-type="float" office:value="-34122.6231071058" calcext:value-type="float">
            <text:p>-34123</text:p>
          </table:table-cell>
          <table:table-cell/>
          <table:table-cell table:style-name="ce5" table:formula="of:=[.E60]-[.H60]" office:value-type="float" office:value="2013234.76331924" calcext:value-type="float">
            <text:p>2013235</text:p>
          </table:table-cell>
          <table:table-cell/>
          <table:table-cell table:style-name="ce7" table:formula="of:=([.E61]-[.E60])/[.E60]" office:value-type="float" office:value="0.0172413793103448" calcext:value-type="float">
            <text:p>0.0172</text:p>
          </table:table-cell>
        </table:table-row>
        <table:table-row table:style-name="ro1">
          <table:table-cell table:number-columns-repeated="4"/>
          <table:table-cell table:style-name="ce5" table:formula="of:=[.J60]" office:value-type="float" office:value="2013234.76331924" calcext:value-type="float">
            <text:p>2013235</text:p>
          </table:table-cell>
          <table:table-cell table:style-name="ce6" table:formula="of:=+[.$B$1]*+[.$B$3]*+[.$B$7]*EXP(-[.$B$5]*[.E61])" office:value-type="float" office:value="0.00000000000426698458" calcext:value-type="float">
            <text:p>4.2670E-12</text:p>
          </table:table-cell>
          <table:table-cell table:style-name="ce6" table:formula="of:=-[.$B$5]*+[.$B$1]*+[.$B$3]*+[.$B$7]*EXP(-[.$B$5]*[.E61])" office:value-type="float" office:value="-1.25048551049337E-016" calcext:value-type="float">
            <text:p>-1.2505E-16</text:p>
          </table:table-cell>
          <table:table-cell table:style-name="ce5" table:formula="of:=[.F61]/[.G61]" office:value-type="float" office:value="-34122.6231071058" calcext:value-type="float">
            <text:p>-34123</text:p>
          </table:table-cell>
          <table:table-cell/>
          <table:table-cell table:style-name="ce5" table:formula="of:=[.E61]-[.H61]" office:value-type="float" office:value="2047357.38642634" calcext:value-type="float">
            <text:p>2047357</text:p>
          </table:table-cell>
          <table:table-cell/>
          <table:table-cell table:style-name="ce7" table:formula="of:=([.E62]-[.E61])/[.E61]" office:value-type="float" office:value="0.0169491525423729" calcext:value-type="float">
            <text:p>0.0169</text:p>
          </table:table-cell>
        </table:table-row>
        <table:table-row table:style-name="ro1">
          <table:table-cell table:number-columns-repeated="4"/>
          <table:table-cell table:style-name="ce5" table:formula="of:=[.J61]" office:value-type="float" office:value="2047357.38642634" calcext:value-type="float">
            <text:p>2047357</text:p>
          </table:table-cell>
          <table:table-cell table:style-name="ce6" table:formula="of:=+[.$B$1]*+[.$B$3]*+[.$B$7]*EXP(-[.$B$5]*[.E62])" office:value-type="float" office:value="0.0000000000015697359" calcext:value-type="float">
            <text:p>1.5697E-12</text:p>
          </table:table-cell>
          <table:table-cell table:style-name="ce6" table:formula="of:=-[.$B$5]*+[.$B$1]*+[.$B$3]*+[.$B$7]*EXP(-[.$B$5]*[.E62])" office:value-type="float" office:value="-4.60027910793286E-017" calcext:value-type="float">
            <text:p>-4.6003E-17</text:p>
          </table:table-cell>
          <table:table-cell table:style-name="ce5" table:formula="of:=[.F62]/[.G62]" office:value-type="float" office:value="-34122.6231071058" calcext:value-type="float">
            <text:p>-34123</text:p>
          </table:table-cell>
          <table:table-cell/>
          <table:table-cell table:style-name="ce5" table:formula="of:=[.E62]-[.H62]" office:value-type="float" office:value="2081480.00953345" calcext:value-type="float">
            <text:p>2081480</text:p>
          </table:table-cell>
          <table:table-cell/>
          <table:table-cell table:style-name="ce7" table:formula="of:=([.E63]-[.E62])/[.E62]" office:value-type="float" office:value="0.0166666666666667" calcext:value-type="float">
            <text:p>0.0167</text:p>
          </table:table-cell>
        </table:table-row>
        <table:table-row table:style-name="ro1">
          <table:table-cell table:number-columns-repeated="4"/>
          <table:table-cell table:style-name="ce5" table:formula="of:=[.J62]" office:value-type="float" office:value="2081480.00953345" calcext:value-type="float">
            <text:p>2081480</text:p>
          </table:table-cell>
          <table:table-cell table:style-name="ce6" table:formula="of:=+[.$B$1]*+[.$B$3]*+[.$B$7]*EXP(-[.$B$5]*[.E63])" office:value-type="float" office:value="0.00000000000057747357" calcext:value-type="float">
            <text:p>5.7747E-13</text:p>
          </table:table-cell>
          <table:table-cell table:style-name="ce6" table:formula="of:=-[.$B$5]*+[.$B$1]*+[.$B$3]*+[.$B$7]*EXP(-[.$B$5]*[.E63])" office:value-type="float" office:value="-1.692348107459E-017" calcext:value-type="float">
            <text:p>-1.6923E-17</text:p>
          </table:table-cell>
          <table:table-cell table:style-name="ce5" table:formula="of:=[.F63]/[.G63]" office:value-type="float" office:value="-34122.6231071058" calcext:value-type="float">
            <text:p>-34123</text:p>
          </table:table-cell>
          <table:table-cell/>
          <table:table-cell table:style-name="ce5" table:formula="of:=[.E63]-[.H63]" office:value-type="float" office:value="2115602.63264056" calcext:value-type="float">
            <text:p>2115603</text:p>
          </table:table-cell>
          <table:table-cell/>
          <table:table-cell table:style-name="ce7" table:formula="of:=([.E64]-[.E63])/[.E63]" office:value-type="float" office:value="0.0163934426229508" calcext:value-type="float">
            <text:p>0.0164</text:p>
          </table:table-cell>
        </table:table-row>
        <table:table-row table:style-name="ro1">
          <table:table-cell table:number-columns-repeated="4"/>
          <table:table-cell table:style-name="ce5" table:formula="of:=[.J63]" office:value-type="float" office:value="2115602.63264056" calcext:value-type="float">
            <text:p>2115603</text:p>
          </table:table-cell>
          <table:table-cell table:style-name="ce6" table:formula="of:=+[.$B$1]*+[.$B$3]*+[.$B$7]*EXP(-[.$B$5]*[.E64])" office:value-type="float" office:value="0.00000000000021244065" calcext:value-type="float">
            <text:p>2.1244E-13</text:p>
          </table:table-cell>
          <table:table-cell table:style-name="ce6" table:formula="of:=-[.$B$5]*+[.$B$1]*+[.$B$3]*+[.$B$7]*EXP(-[.$B$5]*[.E64])" office:value-type="float" office:value="-6.22580076039566E-018" calcext:value-type="float">
            <text:p>-6.2258E-18</text:p>
          </table:table-cell>
          <table:table-cell table:style-name="ce5" table:formula="of:=[.F64]/[.G64]" office:value-type="float" office:value="-34122.6231071058" calcext:value-type="float">
            <text:p>-34123</text:p>
          </table:table-cell>
          <table:table-cell/>
          <table:table-cell table:style-name="ce5" table:formula="of:=[.E64]-[.H64]" office:value-type="float" office:value="2149725.25574766" calcext:value-type="float">
            <text:p>2149725</text:p>
          </table:table-cell>
          <table:table-cell/>
          <table:table-cell table:style-name="ce7" table:formula="of:=([.E65]-[.E64])/[.E64]" office:value-type="float" office:value="0.0161290322580646" calcext:value-type="float">
            <text:p>0.0161</text:p>
          </table:table-cell>
        </table:table-row>
        <table:table-row table:style-name="ro1">
          <table:table-cell table:number-columns-repeated="4"/>
          <table:table-cell table:style-name="ce5" table:formula="of:=[.J64]" office:value-type="float" office:value="2149725.25574766" calcext:value-type="float">
            <text:p>2149725</text:p>
          </table:table-cell>
          <table:table-cell table:style-name="ce6" table:formula="of:=+[.$B$1]*+[.$B$3]*+[.$B$7]*EXP(-[.$B$5]*[.E65])" office:value-type="float" office:value="0.00000000000007815255" calcext:value-type="float">
            <text:p>7.8153E-14</text:p>
          </table:table-cell>
          <table:table-cell table:style-name="ce6" table:formula="of:=-[.$B$5]*+[.$B$1]*+[.$B$3]*+[.$B$7]*EXP(-[.$B$5]*[.E65])" office:value-type="float" office:value="-2.29034410457908E-018" calcext:value-type="float">
            <text:p>-2.2903E-18</text:p>
          </table:table-cell>
          <table:table-cell table:style-name="ce5" table:formula="of:=[.F65]/[.G65]" office:value-type="float" office:value="-34122.6231071058" calcext:value-type="float">
            <text:p>-34123</text:p>
          </table:table-cell>
          <table:table-cell/>
          <table:table-cell table:style-name="ce5" table:formula="of:=[.E65]-[.H65]" office:value-type="float" office:value="2183847.87885477" calcext:value-type="float">
            <text:p>2183848</text:p>
          </table:table-cell>
          <table:table-cell/>
          <table:table-cell table:style-name="ce7" table:formula="of:=([.E66]-[.E65])/[.E65]" office:value-type="float" office:value="0.015873015873016" calcext:value-type="float">
            <text:p>0.0159</text:p>
          </table:table-cell>
        </table:table-row>
        <table:table-row table:style-name="ro1">
          <table:table-cell table:number-columns-repeated="4"/>
          <table:table-cell table:style-name="ce5" table:formula="of:=[.J65]" office:value-type="float" office:value="2183847.87885477" calcext:value-type="float">
            <text:p>2183848</text:p>
          </table:table-cell>
          <table:table-cell table:style-name="ce6" table:formula="of:=+[.$B$1]*+[.$B$3]*+[.$B$7]*EXP(-[.$B$5]*[.E66])" office:value-type="float" office:value="0.00000000000002875072" calcext:value-type="float">
            <text:p>2.8751E-14</text:p>
          </table:table-cell>
          <table:table-cell table:style-name="ce6" table:formula="of:=-[.$B$5]*+[.$B$1]*+[.$B$3]*+[.$B$7]*EXP(-[.$B$5]*[.E66])" office:value-type="float" office:value="-8.42570509282854E-019" calcext:value-type="float">
            <text:p>-8.4257E-19</text:p>
          </table:table-cell>
          <table:table-cell table:style-name="ce5" table:formula="of:=[.F66]/[.G66]" office:value-type="float" office:value="-34122.6231071058" calcext:value-type="float">
            <text:p>-34123</text:p>
          </table:table-cell>
          <table:table-cell/>
          <table:table-cell table:style-name="ce5" table:formula="of:=[.E66]-[.H66]" office:value-type="float" office:value="2217970.50196187" calcext:value-type="float">
            <text:p>2217971</text:p>
          </table:table-cell>
          <table:table-cell/>
          <table:table-cell table:style-name="ce7" table:formula="of:=([.E67]-[.E66])/[.E66]" office:value-type="float" office:value="0.0156250000000001" calcext:value-type="float">
            <text:p>0.0156</text:p>
          </table:table-cell>
        </table:table-row>
        <table:table-row table:style-name="ro1">
          <table:table-cell table:number-columns-repeated="4"/>
          <table:table-cell table:style-name="ce5" table:formula="of:=[.J66]" office:value-type="float" office:value="2217970.50196187" calcext:value-type="float">
            <text:p>2217971</text:p>
          </table:table-cell>
          <table:table-cell table:style-name="ce6" table:formula="of:=+[.$B$1]*+[.$B$3]*+[.$B$7]*EXP(-[.$B$5]*[.E67])" office:value-type="float" office:value="0.0000000000000105768" calcext:value-type="float">
            <text:p>1.0577E-14</text:p>
          </table:table-cell>
          <table:table-cell table:style-name="ce6" table:formula="of:=-[.$B$5]*+[.$B$1]*+[.$B$3]*+[.$B$7]*EXP(-[.$B$5]*[.E67])" office:value-type="float" office:value="-3.09964368102514E-019" calcext:value-type="float">
            <text:p>-3.0996E-19</text:p>
          </table:table-cell>
          <table:table-cell table:style-name="ce5" table:formula="of:=[.F67]/[.G67]" office:value-type="float" office:value="-34122.6231071058" calcext:value-type="float">
            <text:p>-34123</text:p>
          </table:table-cell>
          <table:table-cell/>
          <table:table-cell table:style-name="ce5" table:formula="of:=[.E67]-[.H67]" office:value-type="float" office:value="2252093.12506898" calcext:value-type="float">
            <text:p>2252093</text:p>
          </table:table-cell>
          <table:table-cell/>
          <table:table-cell table:style-name="ce7" table:formula="of:=([.E68]-[.E67])/[.E67]" office:value-type="float" office:value="0.0153846153846155" calcext:value-type="float">
            <text:p>0.0154</text:p>
          </table:table-cell>
        </table:table-row>
        <table:table-row table:style-name="ro1">
          <table:table-cell table:number-columns-repeated="4"/>
          <table:table-cell table:style-name="ce5" table:formula="of:=[.J67]" office:value-type="float" office:value="2252093.12506898" calcext:value-type="float">
            <text:p>2252093</text:p>
          </table:table-cell>
          <table:table-cell table:style-name="ce6" table:formula="of:=+[.$B$1]*+[.$B$3]*+[.$B$7]*EXP(-[.$B$5]*[.E68])" office:value-type="float" office:value="3.89098628356352E-015" calcext:value-type="float">
            <text:p>3.8910E-15</text:p>
          </table:table-cell>
          <table:table-cell table:style-name="ce6" table:formula="of:=-[.$B$5]*+[.$B$1]*+[.$B$3]*+[.$B$7]*EXP(-[.$B$5]*[.E68])" office:value-type="float" office:value="-1.1402951852061E-019" calcext:value-type="float">
            <text:p>-1.1403E-19</text:p>
          </table:table-cell>
          <table:table-cell table:style-name="ce5" table:formula="of:=[.F68]/[.G68]" office:value-type="float" office:value="-34122.6231071058" calcext:value-type="float">
            <text:p>-34123</text:p>
          </table:table-cell>
          <table:table-cell/>
          <table:table-cell table:style-name="ce5" table:formula="of:=[.E68]-[.H68]" office:value-type="float" office:value="2286215.74817609" calcext:value-type="float">
            <text:p>2286216</text:p>
          </table:table-cell>
          <table:table-cell/>
          <table:table-cell table:style-name="ce7" table:formula="of:=([.E69]-[.E68])/[.E68]" office:value-type="float" office:value="0.0151515151515152" calcext:value-type="float">
            <text:p>0.0152</text:p>
          </table:table-cell>
        </table:table-row>
        <table:table-row table:style-name="ro1">
          <table:table-cell table:number-columns-repeated="4"/>
          <table:table-cell table:style-name="ce5" table:formula="of:=[.J68]" office:value-type="float" office:value="2286215.74817609" calcext:value-type="float">
            <text:p>2286216</text:p>
          </table:table-cell>
          <table:table-cell table:style-name="ce6" table:formula="of:=+[.$B$1]*+[.$B$3]*+[.$B$7]*EXP(-[.$B$5]*[.E69])" office:value-type="float" office:value="1.4314138596031E-015" calcext:value-type="float">
            <text:p>1.4314E-15</text:p>
          </table:table-cell>
          <table:table-cell table:style-name="ce6" table:formula="of:=-[.$B$5]*+[.$B$1]*+[.$B$3]*+[.$B$7]*EXP(-[.$B$5]*[.E69])" office:value-type="float" office:value="-4.19491155504108E-020" calcext:value-type="float">
            <text:p>-4.1949E-20</text:p>
          </table:table-cell>
          <table:table-cell table:style-name="ce5" table:formula="of:=[.F69]/[.G69]" office:value-type="float" office:value="-34122.6231071058" calcext:value-type="float">
            <text:p>-34123</text:p>
          </table:table-cell>
          <table:table-cell/>
          <table:table-cell table:style-name="ce5" table:formula="of:=[.E69]-[.H69]" office:value-type="float" office:value="2320338.37128319" calcext:value-type="float">
            <text:p>2320338</text:p>
          </table:table-cell>
          <table:table-cell/>
          <table:table-cell table:style-name="ce7" table:formula="of:=([.E70]-[.E69])/[.E69]" office:value-type="float" office:value="0.0149253731343284" calcext:value-type="float">
            <text:p>0.0149</text:p>
          </table:table-cell>
        </table:table-row>
        <table:table-row table:style-name="ro1">
          <table:table-cell table:number-columns-repeated="4"/>
          <table:table-cell table:style-name="ce5" table:formula="of:=[.J69]" office:value-type="float" office:value="2320338.37128319" calcext:value-type="float">
            <text:p>2320338</text:p>
          </table:table-cell>
          <table:table-cell table:style-name="ce6" table:formula="of:=+[.$B$1]*+[.$B$3]*+[.$B$7]*EXP(-[.$B$5]*[.E70])" office:value-type="float" office:value="5.26587730755845E-016" calcext:value-type="float">
            <text:p>5.2659E-16</text:p>
          </table:table-cell>
          <table:table-cell table:style-name="ce6" table:formula="of:=-[.$B$5]*+[.$B$1]*+[.$B$3]*+[.$B$7]*EXP(-[.$B$5]*[.E70])" office:value-type="float" office:value="-1.54322171863214E-020" calcext:value-type="float">
            <text:p>-1.5432E-20</text:p>
          </table:table-cell>
          <table:table-cell table:style-name="ce5" table:formula="of:=[.F70]/[.G70]" office:value-type="float" office:value="-34122.6231071058" calcext:value-type="float">
            <text:p>-34123</text:p>
          </table:table-cell>
          <table:table-cell/>
          <table:table-cell table:style-name="ce5" table:formula="of:=[.E70]-[.H70]" office:value-type="float" office:value="2354460.9943903" calcext:value-type="float">
            <text:p>2354461</text:p>
          </table:table-cell>
          <table:table-cell/>
          <table:table-cell table:style-name="ce7" table:formula="of:=([.E71]-[.E70])/[.E70]" office:value-type="float" office:value="0.0147058823529413" calcext:value-type="float">
            <text:p>0.0147</text:p>
          </table:table-cell>
        </table:table-row>
        <table:table-row table:style-name="ro1">
          <table:table-cell table:number-columns-repeated="4"/>
          <table:table-cell table:style-name="ce5" table:formula="of:=[.J70]" office:value-type="float" office:value="2354460.9943903" calcext:value-type="float">
            <text:p>2354461</text:p>
          </table:table-cell>
          <table:table-cell table:style-name="ce6" table:formula="of:=+[.$B$1]*+[.$B$3]*+[.$B$7]*EXP(-[.$B$5]*[.E71])" office:value-type="float" office:value="1.93720800118195E-016" calcext:value-type="float">
            <text:p>1.9372E-16</text:p>
          </table:table-cell>
          <table:table-cell table:style-name="ce6" table:formula="of:=-[.$B$5]*+[.$B$1]*+[.$B$3]*+[.$B$7]*EXP(-[.$B$5]*[.E71])" office:value-type="float" office:value="-5.67719543454016E-021" calcext:value-type="float">
            <text:p>-5.6772E-21</text:p>
          </table:table-cell>
          <table:table-cell table:style-name="ce5" table:formula="of:=[.F71]/[.G71]" office:value-type="float" office:value="-34122.6231071058" calcext:value-type="float">
            <text:p>-34123</text:p>
          </table:table-cell>
          <table:table-cell/>
          <table:table-cell table:style-name="ce5" table:formula="of:=[.E71]-[.H71]" office:value-type="float" office:value="2388583.6174974" calcext:value-type="float">
            <text:p>2388584</text:p>
          </table:table-cell>
          <table:table-cell/>
          <table:table-cell table:style-name="ce7" table:formula="of:=([.E72]-[.E71])/[.E71]" office:value-type="float" office:value="0.0144927536231885" calcext:value-type="float">
            <text:p>0.0145</text:p>
          </table:table-cell>
        </table:table-row>
        <table:table-row table:style-name="ro1">
          <table:table-cell table:number-columns-repeated="4"/>
          <table:table-cell table:style-name="ce5" table:formula="of:=[.J71]" office:value-type="float" office:value="2388583.6174974" calcext:value-type="float">
            <text:p>2388584</text:p>
          </table:table-cell>
          <table:table-cell table:style-name="ce6" table:formula="of:=+[.$B$1]*+[.$B$3]*+[.$B$7]*EXP(-[.$B$5]*[.E72])" office:value-type="float" office:value="7.12658996907664E-017" calcext:value-type="float">
            <text:p>7.1266E-17</text:p>
          </table:table-cell>
          <table:table-cell table:style-name="ce6" table:formula="of:=-[.$B$5]*+[.$B$1]*+[.$B$3]*+[.$B$7]*EXP(-[.$B$5]*[.E72])" office:value-type="float" office:value="-2.0885234838797E-021" calcext:value-type="float">
            <text:p>-2.0885E-21</text:p>
          </table:table-cell>
          <table:table-cell table:style-name="ce5" table:formula="of:=[.F72]/[.G72]" office:value-type="float" office:value="-34122.6231071058" calcext:value-type="float">
            <text:p>-34123</text:p>
          </table:table-cell>
          <table:table-cell/>
          <table:table-cell table:style-name="ce5" table:formula="of:=[.E72]-[.H72]" office:value-type="float" office:value="2422706.24060451" calcext:value-type="float">
            <text:p>2422706</text:p>
          </table:table-cell>
          <table:table-cell/>
          <table:table-cell table:style-name="ce7" table:formula="of:=([.E73]-[.E72])/[.E72]" office:value-type="float" office:value="0.0142857142857144" calcext:value-type="float">
            <text:p>0.0143</text:p>
          </table:table-cell>
        </table:table-row>
        <table:table-row table:style-name="ro1">
          <table:table-cell table:number-columns-repeated="4"/>
          <table:table-cell table:style-name="ce5" table:formula="of:=[.J72]" office:value-type="float" office:value="2422706.24060451" calcext:value-type="float">
            <text:p>2422706</text:p>
          </table:table-cell>
          <table:table-cell table:style-name="ce6" table:formula="of:=+[.$B$1]*+[.$B$3]*+[.$B$7]*EXP(-[.$B$5]*[.E73])" office:value-type="float" office:value="2.62172593528188E-017" calcext:value-type="float">
            <text:p>2.6217E-17</text:p>
          </table:table-cell>
          <table:table-cell table:style-name="ce6" table:formula="of:=-[.$B$5]*+[.$B$1]*+[.$B$3]*+[.$B$7]*EXP(-[.$B$5]*[.E73])" office:value-type="float" office:value="-7.68324852123085E-022" calcext:value-type="float">
            <text:p>-7.6832E-22</text:p>
          </table:table-cell>
          <table:table-cell table:style-name="ce5" table:formula="of:=[.F73]/[.G73]" office:value-type="float" office:value="-34122.6231071058" calcext:value-type="float">
            <text:p>-34123</text:p>
          </table:table-cell>
          <table:table-cell/>
          <table:table-cell table:style-name="ce5" table:formula="of:=[.E73]-[.H73]" office:value-type="float" office:value="2456828.86371162" calcext:value-type="float">
            <text:p>2456829</text:p>
          </table:table-cell>
          <table:table-cell/>
          <table:table-cell table:style-name="ce7" table:formula="of:=([.E74]-[.E73])/[.E73]" office:value-type="float" office:value="0.0140845070422536" calcext:value-type="float">
            <text:p>0.0141</text:p>
          </table:table-cell>
        </table:table-row>
        <table:table-row table:style-name="ro1">
          <table:table-cell table:number-columns-repeated="4"/>
          <table:table-cell table:style-name="ce5" table:formula="of:=[.J73]" office:value-type="float" office:value="2456828.86371162" calcext:value-type="float">
            <text:p>2456829</text:p>
          </table:table-cell>
          <table:table-cell table:style-name="ce6" table:formula="of:=+[.$B$1]*+[.$B$3]*+[.$B$7]*EXP(-[.$B$5]*[.E74])" office:value-type="float" office:value="9.64479071976175E-018" calcext:value-type="float">
            <text:p>9.6448E-18</text:p>
          </table:table-cell>
          <table:table-cell table:style-name="ce6" table:formula="of:=-[.$B$5]*+[.$B$1]*+[.$B$3]*+[.$B$7]*EXP(-[.$B$5]*[.E74])" office:value-type="float" office:value="-2.82650917237172E-022" calcext:value-type="float">
            <text:p>-2.8265E-22</text:p>
          </table:table-cell>
          <table:table-cell table:style-name="ce5" table:formula="of:=[.F74]/[.G74]" office:value-type="float" office:value="-34122.6231071058" calcext:value-type="float">
            <text:p>-34123</text:p>
          </table:table-cell>
          <table:table-cell/>
          <table:table-cell table:style-name="ce5" table:formula="of:=[.E74]-[.H74]" office:value-type="float" office:value="2490951.48681872" calcext:value-type="float">
            <text:p>2490951</text:p>
          </table:table-cell>
          <table:table-cell/>
          <table:table-cell table:style-name="ce7" table:formula="of:=([.E75]-[.E74])/[.E74]" office:value-type="float" office:value="0.013888888888889" calcext:value-type="float">
            <text:p>0.0139</text:p>
          </table:table-cell>
        </table:table-row>
        <table:table-row table:style-name="ro1">
          <table:table-cell table:number-columns-repeated="4"/>
          <table:table-cell table:style-name="ce5" table:formula="of:=[.J74]" office:value-type="float" office:value="2490951.48681872" calcext:value-type="float">
            <text:p>2490951</text:p>
          </table:table-cell>
          <table:table-cell table:style-name="ce6" table:formula="of:=+[.$B$1]*+[.$B$3]*+[.$B$7]*EXP(-[.$B$5]*[.E75])" office:value-type="float" office:value="3.54812022020147E-018" calcext:value-type="float">
            <text:p>3.5481E-18</text:p>
          </table:table-cell>
          <table:table-cell table:style-name="ce6" table:formula="of:=-[.$B$5]*+[.$B$1]*+[.$B$3]*+[.$B$7]*EXP(-[.$B$5]*[.E75])" office:value-type="float" office:value="-1.03981461479806E-022" calcext:value-type="float">
            <text:p>-1.0398E-22</text:p>
          </table:table-cell>
          <table:table-cell table:style-name="ce5" table:formula="of:=[.F75]/[.G75]" office:value-type="float" office:value="-34122.6231071058" calcext:value-type="float">
            <text:p>-34123</text:p>
          </table:table-cell>
          <table:table-cell/>
          <table:table-cell table:style-name="ce5" table:formula="of:=[.E75]-[.H75]" office:value-type="float" office:value="2525074.10992583" calcext:value-type="float">
            <text:p>2525074</text:p>
          </table:table-cell>
          <table:table-cell/>
          <table:table-cell table:style-name="ce7" table:formula="of:=([.E76]-[.E75])/[.E75]" office:value-type="float" office:value="0.0136986301369864" calcext:value-type="float">
            <text:p>0.0137</text:p>
          </table:table-cell>
        </table:table-row>
        <table:table-row table:style-name="ro1">
          <table:table-cell table:number-columns-repeated="4"/>
          <table:table-cell table:style-name="ce5" table:formula="of:=[.J75]" office:value-type="float" office:value="2525074.10992583" calcext:value-type="float">
            <text:p>2525074</text:p>
          </table:table-cell>
          <table:table-cell table:style-name="ce6" table:formula="of:=+[.$B$1]*+[.$B$3]*+[.$B$7]*EXP(-[.$B$5]*[.E76])" office:value-type="float" office:value="1.30528048381679E-018" calcext:value-type="float">
            <text:p>1.3053E-18</text:p>
          </table:table-cell>
          <table:table-cell table:style-name="ce6" table:formula="of:=-[.$B$5]*+[.$B$1]*+[.$B$3]*+[.$B$7]*EXP(-[.$B$5]*[.E76])" office:value-type="float" office:value="-3.82526419413805E-023" calcext:value-type="float">
            <text:p>-3.8253E-23</text:p>
          </table:table-cell>
          <table:table-cell table:style-name="ce5" table:formula="of:=[.F76]/[.G76]" office:value-type="float" office:value="-34122.6231071058" calcext:value-type="float">
            <text:p>-34123</text:p>
          </table:table-cell>
          <table:table-cell/>
          <table:table-cell table:style-name="ce5" table:formula="of:=[.E76]-[.H76]" office:value-type="float" office:value="2559196.73303293" calcext:value-type="float">
            <text:p>2559197</text:p>
          </table:table-cell>
          <table:table-cell/>
          <table:table-cell table:style-name="ce7" table:formula="of:=([.E77]-[.E76])/[.E76]" office:value-type="float" office:value="0.0135135135135136" calcext:value-type="float">
            <text:p>0.0135</text:p>
          </table:table-cell>
        </table:table-row>
        <table:table-row table:style-name="ro1">
          <table:table-cell table:number-columns-repeated="4"/>
          <table:table-cell table:style-name="ce5" table:formula="of:=[.J76]" office:value-type="float" office:value="2559196.73303293" calcext:value-type="float">
            <text:p>2559197</text:p>
          </table:table-cell>
          <table:table-cell table:style-name="ce6" table:formula="of:=+[.$B$1]*+[.$B$3]*+[.$B$7]*EXP(-[.$B$5]*[.E77])" office:value-type="float" office:value="4.80185854958511E-019" calcext:value-type="float">
            <text:p>4.8019E-19</text:p>
          </table:table-cell>
          <table:table-cell table:style-name="ce6" table:formula="of:=-[.$B$5]*+[.$B$1]*+[.$B$3]*+[.$B$7]*EXP(-[.$B$5]*[.E77])" office:value-type="float" office:value="-1.40723605407263E-023" calcext:value-type="float">
            <text:p>-1.4072E-23</text:p>
          </table:table-cell>
          <table:table-cell table:style-name="ce5" table:formula="of:=[.F77]/[.G77]" office:value-type="float" office:value="-34122.6231071058" calcext:value-type="float">
            <text:p>-34123</text:p>
          </table:table-cell>
          <table:table-cell/>
          <table:table-cell table:style-name="ce5" table:formula="of:=[.E77]-[.H77]" office:value-type="float" office:value="2593319.35614004" calcext:value-type="float">
            <text:p>2593319</text:p>
          </table:table-cell>
          <table:table-cell/>
          <table:table-cell table:style-name="ce7" table:formula="of:=([.E78]-[.E77])/[.E77]" office:value-type="float" office:value="0.0133333333333334" calcext:value-type="float">
            <text:p>0.0133</text:p>
          </table:table-cell>
        </table:table-row>
        <table:table-row table:style-name="ro1">
          <table:table-cell table:number-columns-repeated="4"/>
          <table:table-cell table:style-name="ce5" table:formula="of:=[.J77]" office:value-type="float" office:value="2593319.35614004" calcext:value-type="float">
            <text:p>2593319</text:p>
          </table:table-cell>
          <table:table-cell table:style-name="ce6" table:formula="of:=+[.$B$1]*+[.$B$3]*+[.$B$7]*EXP(-[.$B$5]*[.E78])" office:value-type="float" office:value="1.76650503980566E-019" calcext:value-type="float">
            <text:p>1.7665E-19</text:p>
          </table:table-cell>
          <table:table-cell table:style-name="ce6" table:formula="of:=-[.$B$5]*+[.$B$1]*+[.$B$3]*+[.$B$7]*EXP(-[.$B$5]*[.E78])" office:value-type="float" office:value="-5.17693213168538E-024" calcext:value-type="float">
            <text:p>-5.1769E-24</text:p>
          </table:table-cell>
          <table:table-cell table:style-name="ce5" table:formula="of:=[.F78]/[.G78]" office:value-type="float" office:value="-34122.6231071058" calcext:value-type="float">
            <text:p>-34123</text:p>
          </table:table-cell>
          <table:table-cell/>
          <table:table-cell table:style-name="ce5" table:formula="of:=[.E78]-[.H78]" office:value-type="float" office:value="2627441.97924715" calcext:value-type="float">
            <text:p>2627442</text:p>
          </table:table-cell>
          <table:table-cell/>
          <table:table-cell table:style-name="ce7" table:formula="of:=([.E79]-[.E78])/[.E78]" office:value-type="float" office:value="0.0131578947368422" calcext:value-type="float">
            <text:p>0.0132</text:p>
          </table:table-cell>
        </table:table-row>
        <table:table-row table:style-name="ro1">
          <table:table-cell table:number-columns-repeated="4"/>
          <table:table-cell table:style-name="ce5" table:formula="of:=[.J78]" office:value-type="float" office:value="2627441.97924715" calcext:value-type="float">
            <text:p>2627442</text:p>
          </table:table-cell>
          <table:table-cell table:style-name="ce6" table:formula="of:=+[.$B$1]*+[.$B$3]*+[.$B$7]*EXP(-[.$B$5]*[.E79])" office:value-type="float" office:value="6.49860886870242E-020" calcext:value-type="float">
            <text:p>6.4986E-20</text:p>
          </table:table-cell>
          <table:table-cell table:style-name="ce6" table:formula="of:=-[.$B$5]*+[.$B$1]*+[.$B$3]*+[.$B$7]*EXP(-[.$B$5]*[.E79])" office:value-type="float" office:value="-1.9044868995869E-024" calcext:value-type="float">
            <text:p>-1.9045E-24</text:p>
          </table:table-cell>
          <table:table-cell table:style-name="ce5" table:formula="of:=[.F79]/[.G79]" office:value-type="float" office:value="-34122.6231071058" calcext:value-type="float">
            <text:p>-34123</text:p>
          </table:table-cell>
          <table:table-cell/>
          <table:table-cell table:style-name="ce5" table:formula="of:=[.E79]-[.H79]" office:value-type="float" office:value="2661564.60235425" calcext:value-type="float">
            <text:p>2661565</text:p>
          </table:table-cell>
          <table:table-cell/>
          <table:table-cell table:style-name="ce7" table:formula="of:=([.E80]-[.E79])/[.E79]" office:value-type="float" office:value="0.0129870129870131" calcext:value-type="float">
            <text:p>0.0130</text:p>
          </table:table-cell>
        </table:table-row>
        <table:table-row table:style-name="ro1">
          <table:table-cell table:number-columns-repeated="4"/>
          <table:table-cell table:style-name="ce5" table:formula="of:=[.J79]" office:value-type="float" office:value="2661564.60235425" calcext:value-type="float">
            <text:p>2661565</text:p>
          </table:table-cell>
          <table:table-cell table:style-name="ce6" table:formula="of:=+[.$B$1]*+[.$B$3]*+[.$B$7]*EXP(-[.$B$5]*[.E80])" office:value-type="float" office:value="2.39070459901003E-020" calcext:value-type="float">
            <text:p>2.3907E-20</text:p>
          </table:table-cell>
          <table:table-cell table:style-name="ce6" table:formula="of:=-[.$B$5]*+[.$B$1]*+[.$B$3]*+[.$B$7]*EXP(-[.$B$5]*[.E80])" office:value-type="float" office:value="-7.00621576338362E-025" calcext:value-type="float">
            <text:p>-7.0062E-25</text:p>
          </table:table-cell>
          <table:table-cell table:style-name="ce5" table:formula="of:=[.F80]/[.G80]" office:value-type="float" office:value="-34122.6231071058" calcext:value-type="float">
            <text:p>-34123</text:p>
          </table:table-cell>
          <table:table-cell/>
          <table:table-cell table:style-name="ce5" table:formula="of:=[.E80]-[.H80]" office:value-type="float" office:value="2695687.22546136" calcext:value-type="float">
            <text:p>2695687</text:p>
          </table:table-cell>
          <table:table-cell/>
          <table:table-cell table:style-name="ce7" table:formula="of:=([.E81]-[.E80])/[.E80]" office:value-type="float" office:value="0.0128205128205129" calcext:value-type="float">
            <text:p>0.0128</text:p>
          </table:table-cell>
        </table:table-row>
        <table:table-row table:style-name="ro1">
          <table:table-cell table:number-columns-repeated="4"/>
          <table:table-cell table:style-name="ce5" table:formula="of:=[.J80]" office:value-type="float" office:value="2695687.22546136" calcext:value-type="float">
            <text:p>2695687</text:p>
          </table:table-cell>
          <table:table-cell table:style-name="ce6" table:formula="of:=+[.$B$1]*+[.$B$3]*+[.$B$7]*EXP(-[.$B$5]*[.E81])" office:value-type="float" office:value="8.79491071889794E-021" calcext:value-type="float">
            <text:p>8.7949E-21</text:p>
          </table:table-cell>
          <table:table-cell table:style-name="ce6" table:formula="of:=-[.$B$5]*+[.$B$1]*+[.$B$3]*+[.$B$7]*EXP(-[.$B$5]*[.E81])" office:value-type="float" office:value="-2.57744273976008E-025" calcext:value-type="float">
            <text:p>-2.5774E-25</text:p>
          </table:table-cell>
          <table:table-cell table:style-name="ce5" table:formula="of:=[.F81]/[.G81]" office:value-type="float" office:value="-34122.6231071058" calcext:value-type="float">
            <text:p>-34123</text:p>
          </table:table-cell>
          <table:table-cell/>
          <table:table-cell table:style-name="ce5" table:formula="of:=[.E81]-[.H81]" office:value-type="float" office:value="2729809.84856846" calcext:value-type="float">
            <text:p>2729810</text:p>
          </table:table-cell>
          <table:table-cell/>
          <table:table-cell table:style-name="ce7" table:formula="of:=([.E82]-[.E81])/[.E81]" office:value-type="float" office:value="0.0126582278481013" calcext:value-type="float">
            <text:p>0.0127</text:p>
          </table:table-cell>
        </table:table-row>
        <table:table-row table:style-name="ro1">
          <table:table-cell table:number-columns-repeated="4"/>
          <table:table-cell table:style-name="ce5" table:formula="of:=[.J81]" office:value-type="float" office:value="2729809.84856846" calcext:value-type="float">
            <text:p>2729810</text:p>
          </table:table-cell>
          <table:table-cell table:style-name="ce6" table:formula="of:=+[.$B$1]*+[.$B$3]*+[.$B$7]*EXP(-[.$B$5]*[.E82])" office:value-type="float" office:value="3.2354668404209E-021" calcext:value-type="float">
            <text:p>3.2355E-21</text:p>
          </table:table-cell>
          <table:table-cell table:style-name="ce6" table:formula="of:=-[.$B$5]*+[.$B$1]*+[.$B$3]*+[.$B$7]*EXP(-[.$B$5]*[.E82])" office:value-type="float" office:value="-9.4818819475433E-026" calcext:value-type="float">
            <text:p>-9.4819E-26</text:p>
          </table:table-cell>
          <table:table-cell table:style-name="ce5" table:formula="of:=[.F82]/[.G82]" office:value-type="float" office:value="-34122.6231071058" calcext:value-type="float">
            <text:p>-34123</text:p>
          </table:table-cell>
          <table:table-cell/>
          <table:table-cell table:style-name="ce5" table:formula="of:=[.E82]-[.H82]" office:value-type="float" office:value="2763932.47167557" calcext:value-type="float">
            <text:p>2763932</text:p>
          </table:table-cell>
          <table:table-cell/>
          <table:table-cell table:style-name="ce7" table:formula="of:=([.E83]-[.E82])/[.E82]" office:value-type="float" office:value="0.0125000000000001" calcext:value-type="float">
            <text:p>0.0125</text:p>
          </table:table-cell>
        </table:table-row>
        <table:table-row table:style-name="ro1">
          <table:table-cell table:number-columns-repeated="4"/>
          <table:table-cell table:style-name="ce5" table:formula="of:=[.J82]" office:value-type="float" office:value="2763932.47167557" calcext:value-type="float">
            <text:p>2763932</text:p>
          </table:table-cell>
          <table:table-cell table:style-name="ce6" table:formula="of:=+[.$B$1]*+[.$B$3]*+[.$B$7]*EXP(-[.$B$5]*[.E83])" office:value-type="float" office:value="1.19026173318276E-021" calcext:value-type="float">
            <text:p>1.1903E-21</text:p>
          </table:table-cell>
          <table:table-cell table:style-name="ce6" table:formula="of:=-[.$B$5]*+[.$B$1]*+[.$B$3]*+[.$B$7]*EXP(-[.$B$5]*[.E83])" office:value-type="float" office:value="-3.48818943211577E-026" calcext:value-type="float">
            <text:p>-3.4882E-26</text:p>
          </table:table-cell>
          <table:table-cell table:style-name="ce5" table:formula="of:=[.F83]/[.G83]" office:value-type="float" office:value="-34122.6231071058" calcext:value-type="float">
            <text:p>-34123</text:p>
          </table:table-cell>
          <table:table-cell/>
          <table:table-cell table:style-name="ce5" table:formula="of:=[.E83]-[.H83]" office:value-type="float" office:value="2798055.09478268" calcext:value-type="float">
            <text:p>2798055</text:p>
          </table:table-cell>
          <table:table-cell/>
          <table:table-cell table:style-name="ce7" table:formula="of:=([.E84]-[.E83])/[.E83]" office:value-type="float" office:value="0.0123456790123457" calcext:value-type="float">
            <text:p>0.0123</text:p>
          </table:table-cell>
        </table:table-row>
        <table:table-row table:style-name="ro1">
          <table:table-cell table:number-columns-repeated="4"/>
          <table:table-cell table:style-name="ce5" table:formula="of:=[.J83]" office:value-type="float" office:value="2798055.09478268" calcext:value-type="float">
            <text:p>2798055</text:p>
          </table:table-cell>
          <table:table-cell table:style-name="ce6" table:formula="of:=+[.$B$1]*+[.$B$3]*+[.$B$7]*EXP(-[.$B$5]*[.E84])" office:value-type="float" office:value="4.37872821251025E-022" calcext:value-type="float">
            <text:p>4.3787E-22</text:p>
          </table:table-cell>
          <table:table-cell table:style-name="ce6" table:formula="of:=-[.$B$5]*+[.$B$1]*+[.$B$3]*+[.$B$7]*EXP(-[.$B$5]*[.E84])" office:value-type="float" office:value="-1.28323317898688E-026" calcext:value-type="float">
            <text:p>-1.2832E-26</text:p>
          </table:table-cell>
          <table:table-cell table:style-name="ce5" table:formula="of:=[.F84]/[.G84]" office:value-type="float" office:value="-34122.6231071058" calcext:value-type="float">
            <text:p>-34123</text:p>
          </table:table-cell>
          <table:table-cell/>
          <table:table-cell table:style-name="ce5" table:formula="of:=[.E84]-[.H84]" office:value-type="float" office:value="2832177.71788978" calcext:value-type="float">
            <text:p>2832178</text:p>
          </table:table-cell>
          <table:table-cell/>
          <table:table-cell table:style-name="ce7" table:formula="of:=([.E85]-[.E84])/[.E84]" office:value-type="float" office:value="0.0121951219512196" calcext:value-type="float">
            <text:p>0.0122</text:p>
          </table:table-cell>
        </table:table-row>
        <table:table-row table:style-name="ro1">
          <table:table-cell table:number-columns-repeated="4"/>
          <table:table-cell table:style-name="ce5" table:formula="of:=[.J84]" office:value-type="float" office:value="2832177.71788978" calcext:value-type="float">
            <text:p>2832178</text:p>
          </table:table-cell>
          <table:table-cell table:style-name="ce6" table:formula="of:=+[.$B$1]*+[.$B$3]*+[.$B$7]*EXP(-[.$B$5]*[.E85])" office:value-type="float" office:value="1.6108440878599E-022" calcext:value-type="float">
            <text:p>1.6108E-22</text:p>
          </table:table-cell>
          <table:table-cell table:style-name="ce6" table:formula="of:=-[.$B$5]*+[.$B$1]*+[.$B$3]*+[.$B$7]*EXP(-[.$B$5]*[.E85])" office:value-type="float" office:value="-4.72075104778346E-027" calcext:value-type="float">
            <text:p>-4.7208E-27</text:p>
          </table:table-cell>
          <table:table-cell table:style-name="ce5" table:formula="of:=[.F85]/[.G85]" office:value-type="float" office:value="-34122.6231071058" calcext:value-type="float">
            <text:p>-34123</text:p>
          </table:table-cell>
          <table:table-cell/>
          <table:table-cell table:style-name="ce5" table:formula="of:=[.E85]-[.H85]" office:value-type="float" office:value="2866300.34099689" calcext:value-type="float">
            <text:p>2866300</text:p>
          </table:table-cell>
          <table:table-cell/>
          <table:table-cell table:style-name="ce7" table:formula="of:=([.E86]-[.E85])/[.E85]" office:value-type="float" office:value="0.0120481927710844" calcext:value-type="float">
            <text:p>0.0120</text:p>
          </table:table-cell>
        </table:table-row>
        <table:table-row table:style-name="ro1">
          <table:table-cell table:number-columns-repeated="4"/>
          <table:table-cell table:style-name="ce5" table:formula="of:=[.J85]" office:value-type="float" office:value="2866300.34099689" calcext:value-type="float">
            <text:p>2866300</text:p>
          </table:table-cell>
          <table:table-cell table:style-name="ce6" table:formula="of:=+[.$B$1]*+[.$B$3]*+[.$B$7]*EXP(-[.$B$5]*[.E86])" office:value-type="float" office:value="5.92596422856213E-023" calcext:value-type="float">
            <text:p>5.9260E-23</text:p>
          </table:table-cell>
          <table:table-cell table:style-name="ce6" table:formula="of:=-[.$B$5]*+[.$B$1]*+[.$B$3]*+[.$B$7]*EXP(-[.$B$5]*[.E86])" office:value-type="float" office:value="-1.73666725736806E-027" calcext:value-type="float">
            <text:p>-1.7367E-27</text:p>
          </table:table-cell>
          <table:table-cell table:style-name="ce5" table:formula="of:=[.F86]/[.G86]" office:value-type="float" office:value="-34122.6231071058" calcext:value-type="float">
            <text:p>-34123</text:p>
          </table:table-cell>
          <table:table-cell/>
          <table:table-cell table:style-name="ce5" table:formula="of:=[.E86]-[.H86]" office:value-type="float" office:value="2900422.96410399" calcext:value-type="float">
            <text:p>2900423</text:p>
          </table:table-cell>
          <table:table-cell/>
          <table:table-cell table:style-name="ce7" table:formula="of:=([.E87]-[.E86])/[.E86]" office:value-type="float" office:value="0.011904761904762" calcext:value-type="float">
            <text:p>0.0119</text:p>
          </table:table-cell>
        </table:table-row>
        <table:table-row table:style-name="ro1">
          <table:table-cell table:number-columns-repeated="4"/>
          <table:table-cell table:style-name="ce5" table:formula="of:=[.J86]" office:value-type="float" office:value="2900422.96410399" calcext:value-type="float">
            <text:p>2900423</text:p>
          </table:table-cell>
          <table:table-cell table:style-name="ce6" table:formula="of:=+[.$B$1]*+[.$B$3]*+[.$B$7]*EXP(-[.$B$5]*[.E87])" office:value-type="float" office:value="2.18004040880539E-023" calcext:value-type="float">
            <text:p>2.1800E-23</text:p>
          </table:table-cell>
          <table:table-cell table:style-name="ce6" table:formula="of:=-[.$B$5]*+[.$B$1]*+[.$B$3]*+[.$B$7]*EXP(-[.$B$5]*[.E87])" office:value-type="float" office:value="-6.38884180141302E-028" calcext:value-type="float">
            <text:p>-6.3888E-28</text:p>
          </table:table-cell>
          <table:table-cell table:style-name="ce5" table:formula="of:=[.F87]/[.G87]" office:value-type="float" office:value="-34122.6231071058" calcext:value-type="float">
            <text:p>-34123</text:p>
          </table:table-cell>
          <table:table-cell/>
          <table:table-cell table:style-name="ce5" table:formula="of:=[.E87]-[.H87]" office:value-type="float" office:value="2934545.5872111" calcext:value-type="float">
            <text:p>2934546</text:p>
          </table:table-cell>
          <table:table-cell/>
          <table:table-cell table:style-name="ce7" table:formula="of:=([.E88]-[.E87])/[.E87]" office:value-type="float" office:value="0.011764705882353" calcext:value-type="float">
            <text:p>0.0118</text:p>
          </table:table-cell>
        </table:table-row>
        <table:table-row table:style-name="ro1">
          <table:table-cell table:number-columns-repeated="4"/>
          <table:table-cell table:style-name="ce5" table:formula="of:=[.J87]" office:value-type="float" office:value="2934545.5872111" calcext:value-type="float">
            <text:p>2934546</text:p>
          </table:table-cell>
          <table:table-cell table:style-name="ce6" table:formula="of:=+[.$B$1]*+[.$B$3]*+[.$B$7]*EXP(-[.$B$5]*[.E88])" office:value-type="float" office:value="8.01992047322479E-024" calcext:value-type="float">
            <text:p>8.0199E-24</text:p>
          </table:table-cell>
          <table:table-cell table:style-name="ce6" table:formula="of:=-[.$B$5]*+[.$B$1]*+[.$B$3]*+[.$B$7]*EXP(-[.$B$5]*[.E88])" office:value-type="float" office:value="-2.35032355163654E-028" calcext:value-type="float">
            <text:p>-2.3503E-28</text:p>
          </table:table-cell>
          <table:table-cell table:style-name="ce5" table:formula="of:=[.F88]/[.G88]" office:value-type="float" office:value="-34122.6231071058" calcext:value-type="float">
            <text:p>-34123</text:p>
          </table:table-cell>
          <table:table-cell/>
          <table:table-cell table:style-name="ce5" table:formula="of:=[.E88]-[.H88]" office:value-type="float" office:value="2968668.21031821" calcext:value-type="float">
            <text:p>2968668</text:p>
          </table:table-cell>
          <table:table-cell/>
          <table:table-cell table:style-name="ce7" table:formula="of:=([.E89]-[.E88])/[.E88]" office:value-type="float" office:value="0.0116279069767442" calcext:value-type="float">
            <text:p>0.0116</text:p>
          </table:table-cell>
        </table:table-row>
        <table:table-row table:style-name="ro1">
          <table:table-cell table:number-columns-repeated="4"/>
          <table:table-cell table:style-name="ce5" table:formula="of:=[.J88]" office:value-type="float" office:value="2968668.21031821" calcext:value-type="float">
            <text:p>2968668</text:p>
          </table:table-cell>
          <table:table-cell table:style-name="ce6" table:formula="of:=+[.$B$1]*+[.$B$3]*+[.$B$7]*EXP(-[.$B$5]*[.E89])" office:value-type="float" office:value="2.95036386192934E-024" calcext:value-type="float">
            <text:p>2.9504E-24</text:p>
          </table:table-cell>
          <table:table-cell table:style-name="ce6" table:formula="of:=-[.$B$5]*+[.$B$1]*+[.$B$3]*+[.$B$7]*EXP(-[.$B$5]*[.E89])" office:value-type="float" office:value="-8.6463571474813E-029" calcext:value-type="float">
            <text:p>-8.6464E-29</text:p>
          </table:table-cell>
          <table:table-cell table:style-name="ce5" table:formula="of:=[.F89]/[.G89]" office:value-type="float" office:value="-34122.6231071058" calcext:value-type="float">
            <text:p>-34123</text:p>
          </table:table-cell>
          <table:table-cell/>
          <table:table-cell table:style-name="ce5" table:formula="of:=[.E89]-[.H89]" office:value-type="float" office:value="3002790.83342531" calcext:value-type="float">
            <text:p>3002791</text:p>
          </table:table-cell>
          <table:table-cell/>
          <table:table-cell table:style-name="ce7" table:formula="of:=([.E90]-[.E89])/[.E89]" office:value-type="float" office:value="0.0114942528735633" calcext:value-type="float">
            <text:p>0.0115</text:p>
          </table:table-cell>
        </table:table-row>
        <table:table-row table:style-name="ro1">
          <table:table-cell table:number-columns-repeated="4"/>
          <table:table-cell table:style-name="ce5" table:formula="of:=[.J89]" office:value-type="float" office:value="3002790.83342531" calcext:value-type="float">
            <text:p>3002791</text:p>
          </table:table-cell>
          <table:table-cell table:style-name="ce6" table:formula="of:=+[.$B$1]*+[.$B$3]*+[.$B$7]*EXP(-[.$B$5]*[.E90])" office:value-type="float" office:value="1.08537820877899E-024" calcext:value-type="float">
            <text:p>1.0854E-24</text:p>
          </table:table-cell>
          <table:table-cell table:style-name="ce6" table:formula="of:=-[.$B$5]*+[.$B$1]*+[.$B$3]*+[.$B$7]*EXP(-[.$B$5]*[.E90])" office:value-type="float" office:value="-3.18081703558413E-029" calcext:value-type="float">
            <text:p>-3.1808E-29</text:p>
          </table:table-cell>
          <table:table-cell table:style-name="ce5" table:formula="of:=[.F90]/[.G90]" office:value-type="float" office:value="-34122.6231071058" calcext:value-type="float">
            <text:p>-34123</text:p>
          </table:table-cell>
          <table:table-cell/>
          <table:table-cell table:style-name="ce5" table:formula="of:=[.E90]-[.H90]" office:value-type="float" office:value="3036913.45653242" calcext:value-type="float">
            <text:p>3036913</text:p>
          </table:table-cell>
          <table:table-cell/>
          <table:table-cell table:style-name="ce7" table:formula="of:=([.E91]-[.E90])/[.E90]" office:value-type="float" office:value="0.0113636363636364" calcext:value-type="float">
            <text:p>0.0114</text:p>
          </table:table-cell>
        </table:table-row>
        <table:table-row table:style-name="ro1">
          <table:table-cell table:number-columns-repeated="4"/>
          <table:table-cell table:style-name="ce5" table:formula="of:=[.J90]" office:value-type="float" office:value="3036913.45653242" calcext:value-type="float">
            <text:p>3036913</text:p>
          </table:table-cell>
          <table:table-cell table:style-name="ce6" table:formula="of:=+[.$B$1]*+[.$B$3]*+[.$B$7]*EXP(-[.$B$5]*[.E91])" office:value-type="float" office:value="3.99288328905269E-025" calcext:value-type="float">
            <text:p>3.9929E-25</text:p>
          </table:table-cell>
          <table:table-cell table:style-name="ce6" table:formula="of:=-[.$B$5]*+[.$B$1]*+[.$B$3]*+[.$B$7]*EXP(-[.$B$5]*[.E91])" office:value-type="float" office:value="-1.17015719351928E-029" calcext:value-type="float">
            <text:p>-1.1702E-29</text:p>
          </table:table-cell>
          <table:table-cell table:style-name="ce5" table:formula="of:=[.F91]/[.G91]" office:value-type="float" office:value="-34122.6231071058" calcext:value-type="float">
            <text:p>-34123</text:p>
          </table:table-cell>
          <table:table-cell/>
          <table:table-cell table:style-name="ce5" table:formula="of:=[.E91]-[.H91]" office:value-type="float" office:value="3071036.07963952" calcext:value-type="float">
            <text:p>3071036</text:p>
          </table:table-cell>
          <table:table-cell/>
          <table:table-cell table:style-name="ce7" table:formula="of:=([.E92]-[.E91])/[.E91]" office:value-type="float" office:value="0.0112359550561798" calcext:value-type="float">
            <text:p>0.0112</text:p>
          </table:table-cell>
        </table:table-row>
        <table:table-row table:style-name="ro1">
          <table:table-cell table:number-columns-repeated="4"/>
          <table:table-cell table:style-name="ce5" table:formula="of:=[.J91]" office:value-type="float" office:value="3071036.07963952" calcext:value-type="float">
            <text:p>3071036</text:p>
          </table:table-cell>
          <table:table-cell table:style-name="ce6" table:formula="of:=+[.$B$1]*+[.$B$3]*+[.$B$7]*EXP(-[.$B$5]*[.E92])" office:value-type="float" office:value="1.46889967303949E-025" calcext:value-type="float">
            <text:p>1.4689E-25</text:p>
          </table:table-cell>
          <table:table-cell table:style-name="ce6" table:formula="of:=-[.$B$5]*+[.$B$1]*+[.$B$3]*+[.$B$7]*EXP(-[.$B$5]*[.E92])" office:value-type="float" office:value="-4.30476774434614E-030" calcext:value-type="float">
            <text:p>-4.3048E-30</text:p>
          </table:table-cell>
          <table:table-cell table:style-name="ce5" table:formula="of:=[.F92]/[.G92]" office:value-type="float" office:value="-34122.6231071058" calcext:value-type="float">
            <text:p>-34123</text:p>
          </table:table-cell>
          <table:table-cell/>
          <table:table-cell table:style-name="ce5" table:formula="of:=[.E92]-[.H92]" office:value-type="float" office:value="3105158.70274663" calcext:value-type="float">
            <text:p>3105159</text:p>
          </table:table-cell>
          <table:table-cell/>
          <table:table-cell table:style-name="ce7" table:formula="of:=([.E93]-[.E92])/[.E92]" office:value-type="float" office:value="0.0111111111111112" calcext:value-type="float">
            <text:p>0.0111</text:p>
          </table:table-cell>
        </table:table-row>
        <table:table-row table:style-name="ro1">
          <table:table-cell table:number-columns-repeated="4"/>
          <table:table-cell table:style-name="ce5" table:formula="of:=[.J92]" office:value-type="float" office:value="3105158.70274663" calcext:value-type="float">
            <text:p>3105159</text:p>
          </table:table-cell>
          <table:table-cell table:style-name="ce6" table:formula="of:=+[.$B$1]*+[.$B$3]*+[.$B$7]*EXP(-[.$B$5]*[.E93])" office:value-type="float" office:value="5.40377990854675E-026" calcext:value-type="float">
            <text:p>5.4038E-26</text:p>
          </table:table-cell>
          <table:table-cell table:style-name="ce6" table:formula="of:=-[.$B$5]*+[.$B$1]*+[.$B$3]*+[.$B$7]*EXP(-[.$B$5]*[.E93])" office:value-type="float" office:value="-1.58363555216289E-030" calcext:value-type="float">
            <text:p>-1.5836E-30</text:p>
          </table:table-cell>
          <table:table-cell table:style-name="ce5" table:formula="of:=[.F93]/[.G93]" office:value-type="float" office:value="-34122.6231071058" calcext:value-type="float">
            <text:p>-34123</text:p>
          </table:table-cell>
          <table:table-cell/>
          <table:table-cell table:style-name="ce5" table:formula="of:=[.E93]-[.H93]" office:value-type="float" office:value="3139281.32585373" calcext:value-type="float">
            <text:p>3139281</text:p>
          </table:table-cell>
          <table:table-cell/>
          <table:table-cell table:style-name="ce7" table:formula="of:=([.E94]-[.E93])/[.E93]" office:value-type="float" office:value="0.010989010989011" calcext:value-type="float">
            <text:p>0.0110</text:p>
          </table:table-cell>
        </table:table-row>
        <table:table-row table:style-name="ro1">
          <table:table-cell table:number-columns-repeated="4"/>
          <table:table-cell table:style-name="ce5" table:formula="of:=[.J93]" office:value-type="float" office:value="3139281.32585373" calcext:value-type="float">
            <text:p>3139281</text:p>
          </table:table-cell>
          <table:table-cell table:style-name="ce6" table:formula="of:=+[.$B$1]*+[.$B$3]*+[.$B$7]*EXP(-[.$B$5]*[.E94])" office:value-type="float" office:value="1.98793953296965E-026" calcext:value-type="float">
            <text:p>1.9879E-26</text:p>
          </table:table-cell>
          <table:table-cell table:style-name="ce6" table:formula="of:=-[.$B$5]*+[.$B$1]*+[.$B$3]*+[.$B$7]*EXP(-[.$B$5]*[.E94])" office:value-type="float" office:value="-5.82586961948911E-031" calcext:value-type="float">
            <text:p>-5.8259E-31</text:p>
          </table:table-cell>
          <table:table-cell table:style-name="ce5" table:formula="of:=[.F94]/[.G94]" office:value-type="float" office:value="-34122.6231071058" calcext:value-type="float">
            <text:p>-34123</text:p>
          </table:table-cell>
          <table:table-cell/>
          <table:table-cell table:style-name="ce5" table:formula="of:=[.E94]-[.H94]" office:value-type="float" office:value="3173403.94896084" calcext:value-type="float">
            <text:p>3173404</text:p>
          </table:table-cell>
          <table:table-cell/>
          <table:table-cell table:style-name="ce7" table:formula="of:=([.E95]-[.E94])/[.E94]" office:value-type="float" office:value="0.0108695652173914" calcext:value-type="float">
            <text:p>0.0109</text:p>
          </table:table-cell>
        </table:table-row>
        <table:table-row table:style-name="ro1">
          <table:table-cell table:number-columns-repeated="4"/>
          <table:table-cell table:style-name="ce5" table:formula="of:=[.J94]" office:value-type="float" office:value="3173403.94896084" calcext:value-type="float">
            <text:p>3173404</text:p>
          </table:table-cell>
          <table:table-cell table:style-name="ce6" table:formula="of:=+[.$B$1]*+[.$B$3]*+[.$B$7]*EXP(-[.$B$5]*[.E95])" office:value-type="float" office:value="7.31322084471492E-027" calcext:value-type="float">
            <text:p>7.3132E-27</text:p>
          </table:table-cell>
          <table:table-cell table:style-name="ce6" table:formula="of:=-[.$B$5]*+[.$B$1]*+[.$B$3]*+[.$B$7]*EXP(-[.$B$5]*[.E95])" office:value-type="float" office:value="-2.14321765995534E-031" calcext:value-type="float">
            <text:p>-2.1432E-31</text:p>
          </table:table-cell>
          <table:table-cell table:style-name="ce5" table:formula="of:=[.F95]/[.G95]" office:value-type="float" office:value="-34122.6231071058" calcext:value-type="float">
            <text:p>-34123</text:p>
          </table:table-cell>
          <table:table-cell/>
          <table:table-cell table:style-name="ce5" table:formula="of:=[.E95]-[.H95]" office:value-type="float" office:value="3207526.57206795" calcext:value-type="float">
            <text:p>3207527</text:p>
          </table:table-cell>
          <table:table-cell/>
          <table:table-cell table:style-name="ce7" table:formula="of:=([.E96]-[.E95])/[.E95]" office:value-type="float" office:value="0.0107526881720431" calcext:value-type="float">
            <text:p>0.0108</text:p>
          </table:table-cell>
        </table:table-row>
        <table:table-row table:style-name="ro1">
          <table:table-cell table:number-columns-repeated="4"/>
          <table:table-cell table:style-name="ce5" table:formula="of:=[.J95]" office:value-type="float" office:value="3207526.57206795" calcext:value-type="float">
            <text:p>3207527</text:p>
          </table:table-cell>
          <table:table-cell table:style-name="ce6" table:formula="of:=+[.$B$1]*+[.$B$3]*+[.$B$7]*EXP(-[.$B$5]*[.E96])" office:value-type="float" office:value="2.69038359751703E-027" calcext:value-type="float">
            <text:p>2.6904E-27</text:p>
          </table:table-cell>
          <table:table-cell table:style-name="ce6" table:formula="of:=-[.$B$5]*+[.$B$1]*+[.$B$3]*+[.$B$7]*EXP(-[.$B$5]*[.E96])" office:value-type="float" office:value="-7.88445715053125E-032" calcext:value-type="float">
            <text:p>-7.8845E-32</text:p>
          </table:table-cell>
          <table:table-cell table:style-name="ce5" table:formula="of:=[.F96]/[.G96]" office:value-type="float" office:value="-34122.6231071058" calcext:value-type="float">
            <text:p>-34123</text:p>
          </table:table-cell>
          <table:table-cell/>
          <table:table-cell table:style-name="ce5" table:formula="of:=[.E96]-[.H96]" office:value-type="float" office:value="3241649.19517505" calcext:value-type="float">
            <text:p>3241649</text:p>
          </table:table-cell>
          <table:table-cell/>
          <table:table-cell table:style-name="ce7" table:formula="of:=([.E97]-[.E96])/[.E96]" office:value-type="float" office:value="0.0106382978723405" calcext:value-type="float">
            <text:p>0.0106</text:p>
          </table:table-cell>
        </table:table-row>
        <table:table-row table:style-name="ro1">
          <table:table-cell table:number-columns-repeated="4"/>
          <table:table-cell table:style-name="ce5" table:formula="of:=[.J96]" office:value-type="float" office:value="3241649.19517505" calcext:value-type="float">
            <text:p>3241649</text:p>
          </table:table-cell>
          <table:table-cell table:style-name="ce6" table:formula="of:=+[.$B$1]*+[.$B$3]*+[.$B$7]*EXP(-[.$B$5]*[.E97])" office:value-type="float" office:value="9.89736814391379E-028" calcext:value-type="float">
            <text:p>9.8974E-28</text:p>
          </table:table-cell>
          <table:table-cell table:style-name="ce6" table:formula="of:=-[.$B$5]*+[.$B$1]*+[.$B$3]*+[.$B$7]*EXP(-[.$B$5]*[.E97])" office:value-type="float" office:value="-2.90052969047762E-032" calcext:value-type="float">
            <text:p>-2.9005E-32</text:p>
          </table:table-cell>
          <table:table-cell table:style-name="ce5" table:formula="of:=[.F97]/[.G97]" office:value-type="float" office:value="-34122.6231071058" calcext:value-type="float">
            <text:p>-34123</text:p>
          </table:table-cell>
          <table:table-cell/>
          <table:table-cell table:style-name="ce5" table:formula="of:=[.E97]-[.H97]" office:value-type="float" office:value="3275771.81828216" calcext:value-type="float">
            <text:p>3275772</text:p>
          </table:table-cell>
          <table:table-cell/>
          <table:table-cell table:style-name="ce7" table:formula="of:=([.E98]-[.E97])/[.E97]" office:value-type="float" office:value="0.0105263157894737" calcext:value-type="float">
            <text:p>0.0105</text:p>
          </table:table-cell>
        </table:table-row>
        <table:table-row table:style-name="ro1">
          <table:table-cell table:number-columns-repeated="4"/>
          <table:table-cell table:style-name="ce5" table:formula="of:=[.J97]" office:value-type="float" office:value="3275771.81828216" calcext:value-type="float">
            <text:p>3275772</text:p>
          </table:table-cell>
          <table:table-cell table:style-name="ce6" table:formula="of:=+[.$B$1]*+[.$B$3]*+[.$B$7]*EXP(-[.$B$5]*[.E98])" office:value-type="float" office:value="3.64103826185099E-028" calcext:value-type="float">
            <text:p>3.6410E-28</text:p>
          </table:table-cell>
          <table:table-cell table:style-name="ce6" table:formula="of:=-[.$B$5]*+[.$B$1]*+[.$B$3]*+[.$B$7]*EXP(-[.$B$5]*[.E98])" office:value-type="float" office:value="-1.06704524163407E-032" calcext:value-type="float">
            <text:p>-1.0670E-32</text:p>
          </table:table-cell>
          <table:table-cell table:style-name="ce5" table:formula="of:=[.F98]/[.G98]" office:value-type="float" office:value="-34122.6231071058" calcext:value-type="float">
            <text:p>-34123</text:p>
          </table:table-cell>
          <table:table-cell/>
          <table:table-cell table:style-name="ce5" table:formula="of:=[.E98]-[.H98]" office:value-type="float" office:value="3309894.44138926" calcext:value-type="float">
            <text:p>3309894</text:p>
          </table:table-cell>
          <table:table-cell/>
          <table:table-cell table:style-name="ce7" table:formula="of:=([.E99]-[.E98])/[.E98]" office:value-type="float" office:value="0.0104166666666667" calcext:value-type="float">
            <text:p>0.0104</text:p>
          </table:table-cell>
        </table:table-row>
        <table:table-row table:style-name="ro1">
          <table:table-cell table:number-columns-repeated="4"/>
          <table:table-cell table:style-name="ce5" table:formula="of:=[.J98]" office:value-type="float" office:value="3309894.44138926" calcext:value-type="float">
            <text:p>3309894</text:p>
          </table:table-cell>
          <table:table-cell table:style-name="ce6" table:formula="of:=+[.$B$1]*+[.$B$3]*+[.$B$7]*EXP(-[.$B$5]*[.E99])" office:value-type="float" office:value="1.33946312105358E-028" calcext:value-type="float">
            <text:p>1.3395E-28</text:p>
          </table:table-cell>
          <table:table-cell table:style-name="ce6" table:formula="of:=-[.$B$5]*+[.$B$1]*+[.$B$3]*+[.$B$7]*EXP(-[.$B$5]*[.E99])" office:value-type="float" office:value="-3.92544007196987E-033" calcext:value-type="float">
            <text:p>-3.9254E-33</text:p>
          </table:table-cell>
          <table:table-cell table:style-name="ce5" table:formula="of:=[.F99]/[.G99]" office:value-type="float" office:value="-34122.6231071058" calcext:value-type="float">
            <text:p>-34123</text:p>
          </table:table-cell>
          <table:table-cell/>
          <table:table-cell table:style-name="ce5" table:formula="of:=[.E99]-[.H99]" office:value-type="float" office:value="3344017.06449637" calcext:value-type="float">
            <text:p>3344017</text:p>
          </table:table-cell>
          <table:table-cell/>
          <table:table-cell table:style-name="ce7" table:formula="of:=([.E100]-[.E99])/[.E99]" office:value-type="float" office:value="0.0103092783505155" calcext:value-type="float">
            <text:p>0.0103</text:p>
          </table:table-cell>
        </table:table-row>
        <table:table-row table:style-name="ro1">
          <table:table-cell table:number-columns-repeated="4"/>
          <table:table-cell table:style-name="ce5" table:formula="of:=[.J99]" office:value-type="float" office:value="3344017.06449637" calcext:value-type="float">
            <text:p>3344017</text:p>
          </table:table-cell>
          <table:table-cell table:style-name="ce6" table:formula="of:=+[.$B$1]*+[.$B$3]*+[.$B$7]*EXP(-[.$B$5]*[.E100])" office:value-type="float" office:value="4.92760944442948E-029" calcext:value-type="float">
            <text:p>4.9276E-29</text:p>
          </table:table-cell>
          <table:table-cell table:style-name="ce6" table:formula="of:=-[.$B$5]*+[.$B$1]*+[.$B$3]*+[.$B$7]*EXP(-[.$B$5]*[.E100])" office:value-type="float" office:value="-1.44408870002826E-033" calcext:value-type="float">
            <text:p>-1.4441E-33</text:p>
          </table:table-cell>
          <table:table-cell table:style-name="ce5" table:formula="of:=[.F100]/[.G100]" office:value-type="float" office:value="-34122.6231071058" calcext:value-type="float">
            <text:p>-34123</text:p>
          </table:table-cell>
          <table:table-cell/>
          <table:table-cell table:style-name="ce5" table:formula="of:=[.E100]-[.H100]" office:value-type="float" office:value="3378139.68760348" calcext:value-type="float">
            <text:p>3378140</text:p>
          </table:table-cell>
          <table:table-cell/>
          <table:table-cell table:style-name="ce7" table:formula="of:=([.E101]-[.E100])/[.E100]" office:value-type="float" office:value="0.0102040816326531" calcext:value-type="float">
            <text:p>0.0102</text:p>
          </table:table-cell>
        </table:table-row>
        <table:table-row table:style-name="ro1">
          <table:table-cell table:number-columns-repeated="4"/>
          <table:table-cell table:style-name="ce5" table:formula="of:=[.J100]" office:value-type="float" office:value="3378139.68760348" calcext:value-type="float">
            <text:p>3378140</text:p>
          </table:table-cell>
          <table:table-cell table:style-name="ce6" table:formula="of:=+[.$B$1]*+[.$B$3]*+[.$B$7]*EXP(-[.$B$5]*[.E101])" office:value-type="float" office:value="1.81276620872781E-029" calcext:value-type="float">
            <text:p>1.8128E-29</text:p>
          </table:table-cell>
          <table:table-cell table:style-name="ce6" table:formula="of:=-[.$B$5]*+[.$B$1]*+[.$B$3]*+[.$B$7]*EXP(-[.$B$5]*[.E101])" office:value-type="float" office:value="-5.31250543968385E-034" calcext:value-type="float">
            <text:p>-5.3125E-34</text:p>
          </table:table-cell>
          <table:table-cell table:style-name="ce5" table:formula="of:=[.F101]/[.G101]" office:value-type="float" office:value="-34122.6231071058" calcext:value-type="float">
            <text:p>-34123</text:p>
          </table:table-cell>
          <table:table-cell/>
          <table:table-cell table:style-name="ce5" table:formula="of:=[.E101]-[.H101]" office:value-type="float" office:value="3412262.31071058" calcext:value-type="float">
            <text:p>3412262</text:p>
          </table:table-cell>
          <table:table-cell/>
          <table:table-cell table:style-name="ce7" table:formula="of:=([.E102]-[.E101])/[.E101]" office:value-type="float" office:value="0.0101010101010101" calcext:value-type="float">
            <text:p>0.0101</text:p>
          </table:table-cell>
        </table:table-row>
        <table:table-row table:style-name="ro1">
          <table:table-cell table:number-columns-repeated="4"/>
          <table:table-cell table:style-name="ce5" table:formula="of:=[.J101]" office:value-type="float" office:value="3412262.31071058" calcext:value-type="float">
            <text:p>3412262</text:p>
          </table:table-cell>
          <table:table-cell table:style-name="ce6" table:formula="of:=+[.$B$1]*+[.$B$3]*+[.$B$7]*EXP(-[.$B$5]*[.E102])" office:value-type="float" office:value="6.66879419841261E-030" calcext:value-type="float">
            <text:p>6.6688E-30</text:p>
          </table:table-cell>
          <table:table-cell table:style-name="ce6" table:formula="of:=-[.$B$5]*+[.$B$1]*+[.$B$3]*+[.$B$7]*EXP(-[.$B$5]*[.E102])" office:value-type="float" office:value="-1.95436153237114E-034" calcext:value-type="float">
            <text:p>-1.9544E-34</text:p>
          </table:table-cell>
          <table:table-cell table:style-name="ce5" table:formula="of:=[.F102]/[.G102]" office:value-type="float" office:value="-34122.6231071058" calcext:value-type="float">
            <text:p>-34123</text:p>
          </table:table-cell>
          <table:table-cell/>
          <table:table-cell table:style-name="ce5" table:formula="of:=[.E102]-[.H102]" office:value-type="float" office:value="3446384.93381769" calcext:value-type="float">
            <text:p>3446385</text:p>
          </table:table-cell>
          <table:table-cell/>
          <table:table-cell table:style-name="ce7" table:formula="of:=([.E103]-[.E102])/[.E102]" office:value-type="float" office:value="0.01" calcext:value-type="float">
            <text:p>0.0100</text:p>
          </table:table-cell>
        </table:table-row>
        <table:table-row table:style-name="ro1">
          <table:table-cell table:number-columns-repeated="4"/>
          <table:table-cell table:style-name="ce5" table:formula="of:=[.J102]" office:value-type="float" office:value="3446384.93381769" calcext:value-type="float">
            <text:p>3446385</text:p>
          </table:table-cell>
          <table:table-cell table:style-name="ce6" table:formula="of:=+[.$B$1]*+[.$B$3]*+[.$B$7]*EXP(-[.$B$5]*[.E103])" office:value-type="float" office:value="2.45331228299935E-030" calcext:value-type="float">
            <text:p>2.4533E-30</text:p>
          </table:table-cell>
          <table:table-cell table:style-name="ce6" table:formula="of:=-[.$B$5]*+[.$B$1]*+[.$B$3]*+[.$B$7]*EXP(-[.$B$5]*[.E103])" office:value-type="float" office:value="-7.18969428375649E-035" calcext:value-type="float">
            <text:p>-7.1897E-35</text:p>
          </table:table-cell>
          <table:table-cell table:style-name="ce5" table:formula="of:=[.F103]/[.G103]" office:value-type="float" office:value="-34122.6231071058" calcext:value-type="float">
            <text:p>-34123</text:p>
          </table:table-cell>
          <table:table-cell/>
          <table:table-cell table:style-name="ce5" table:formula="of:=[.E103]-[.H103]" office:value-type="float" office:value="3480507.55692479" calcext:value-type="float">
            <text:p>3480508</text:p>
          </table:table-cell>
          <table:table-cell/>
          <table:table-cell table:style-name="ce7" table:formula="of:=([.E104]-[.E103])/[.E103]" office:value-type="float" office:value="0.00990099009900994" calcext:value-type="float">
            <text:p>0.0099</text:p>
          </table:table-cell>
        </table:table-row>
        <table:table-row table:style-name="ro1">
          <table:table-cell table:number-columns-repeated="4"/>
          <table:table-cell table:style-name="ce5" table:formula="of:=[.J103]" office:value-type="float" office:value="3480507.55692479" calcext:value-type="float">
            <text:p>3480508</text:p>
          </table:table-cell>
          <table:table-cell table:style-name="ce6" table:formula="of:=+[.$B$1]*+[.$B$3]*+[.$B$7]*EXP(-[.$B$5]*[.E104])" office:value-type="float" office:value="9.02523151688838E-031" calcext:value-type="float">
            <text:p>9.0252E-31</text:p>
          </table:table-cell>
          <table:table-cell table:style-name="ce6" table:formula="of:=-[.$B$5]*+[.$B$1]*+[.$B$3]*+[.$B$7]*EXP(-[.$B$5]*[.E104])" office:value-type="float" office:value="-2.64494071530185E-035" calcext:value-type="float">
            <text:p>-2.6449E-35</text:p>
          </table:table-cell>
          <table:table-cell table:style-name="ce5" table:formula="of:=[.F104]/[.G104]" office:value-type="float" office:value="-34122.6231071058" calcext:value-type="float">
            <text:p>-34123</text:p>
          </table:table-cell>
          <table:table-cell/>
          <table:table-cell table:style-name="ce5" table:formula="of:=[.E104]-[.H104]" office:value-type="float" office:value="3514630.1800319" calcext:value-type="float">
            <text:p>3514630</text:p>
          </table:table-cell>
          <table:table-cell/>
          <table:table-cell table:style-name="ce7" table:formula="of:=([.E105]-[.E104])/[.E104]" office:value-type="float" office:value="0.00980392156862749" calcext:value-type="float">
            <text:p>0.0098</text:p>
          </table:table-cell>
        </table:table-row>
        <table:table-row table:style-name="ro1">
          <table:table-cell table:number-columns-repeated="4"/>
          <table:table-cell table:style-name="ce5" table:formula="of:=[.J104]" office:value-type="float" office:value="3514630.1800319" calcext:value-type="float">
            <text:p>3514630</text:p>
          </table:table-cell>
          <table:table-cell table:style-name="ce6" table:formula="of:=+[.$B$1]*+[.$B$3]*+[.$B$7]*EXP(-[.$B$5]*[.E105])" office:value-type="float" office:value="3.32019712687578E-031" calcext:value-type="float">
            <text:p>3.3202E-31</text:p>
          </table:table-cell>
          <table:table-cell table:style-name="ce6" table:formula="of:=-[.$B$5]*+[.$B$1]*+[.$B$3]*+[.$B$7]*EXP(-[.$B$5]*[.E105])" office:value-type="float" office:value="-9.7301931227684E-036" calcext:value-type="float">
            <text:p>-9.7302E-36</text:p>
          </table:table-cell>
          <table:table-cell table:style-name="ce5" table:formula="of:=[.F105]/[.G105]" office:value-type="float" office:value="-34122.6231071058" calcext:value-type="float">
            <text:p>-34123</text:p>
          </table:table-cell>
          <table:table-cell/>
          <table:table-cell table:style-name="ce5" table:formula="of:=[.E105]-[.H105]" office:value-type="float" office:value="3548752.80313901" calcext:value-type="float">
            <text:p>3548753</text:p>
          </table:table-cell>
          <table:table-cell/>
          <table:table-cell table:style-name="ce7" table:formula="of:=([.E106]-[.E105])/[.E105]" office:value-type="float" office:value="0.00970873786407771" calcext:value-type="float">
            <text:p>0.0097</text:p>
          </table:table-cell>
        </table:table-row>
        <table:table-row table:style-name="ro1">
          <table:table-cell table:number-columns-repeated="4"/>
          <table:table-cell table:style-name="ce5" table:formula="of:=[.J105]" office:value-type="float" office:value="3548752.80313901" calcext:value-type="float">
            <text:p>3548753</text:p>
          </table:table-cell>
          <table:table-cell table:style-name="ce6" table:formula="of:=+[.$B$1]*+[.$B$3]*+[.$B$7]*EXP(-[.$B$5]*[.E106])" office:value-type="float" office:value="1.22143226361407E-031" calcext:value-type="float">
            <text:p>1.2214E-31</text:p>
          </table:table-cell>
          <table:table-cell table:style-name="ce6" table:formula="of:=-[.$B$5]*+[.$B$1]*+[.$B$3]*+[.$B$7]*EXP(-[.$B$5]*[.E106])" office:value-type="float" office:value="-3.5795380084942E-036" calcext:value-type="float">
            <text:p>-3.5795E-36</text:p>
          </table:table-cell>
          <table:table-cell table:style-name="ce5" table:formula="of:=[.F106]/[.G106]" office:value-type="float" office:value="-34122.6231071058" calcext:value-type="float">
            <text:p>-34123</text:p>
          </table:table-cell>
          <table:table-cell/>
          <table:table-cell table:style-name="ce5" table:formula="of:=[.E106]-[.H106]" office:value-type="float" office:value="3582875.42624611" calcext:value-type="float">
            <text:p>3582875</text:p>
          </table:table-cell>
          <table:table-cell/>
          <table:table-cell table:style-name="ce7" table:formula="of:=([.E107]-[.E106])/[.E106]" office:value-type="float" office:value="0.00961538461538465" calcext:value-type="float">
            <text:p>0.0096</text:p>
          </table:table-cell>
        </table:table-row>
        <table:table-row table:style-name="ro1">
          <table:table-cell table:number-columns-repeated="4"/>
          <table:table-cell table:style-name="ce5" table:formula="of:=[.J106]" office:value-type="float" office:value="3582875.42624611" calcext:value-type="float">
            <text:p>3582875</text:p>
          </table:table-cell>
          <table:table-cell table:style-name="ce6" table:formula="of:=+[.$B$1]*+[.$B$3]*+[.$B$7]*EXP(-[.$B$5]*[.E107])" office:value-type="float" office:value="4.49339818567116E-032" calcext:value-type="float">
            <text:p>4.4934E-32</text:p>
          </table:table-cell>
          <table:table-cell table:style-name="ce6" table:formula="of:=-[.$B$5]*+[.$B$1]*+[.$B$3]*+[.$B$7]*EXP(-[.$B$5]*[.E107])" office:value-type="float" office:value="-1.31683844221678E-036" calcext:value-type="float">
            <text:p>-1.3168E-36</text:p>
          </table:table-cell>
          <table:table-cell table:style-name="ce5" table:formula="of:=[.F107]/[.G107]" office:value-type="float" office:value="-34122.6231071058" calcext:value-type="float">
            <text:p>-34123</text:p>
          </table:table-cell>
          <table:table-cell/>
          <table:table-cell table:style-name="ce5" table:formula="of:=[.E107]-[.H107]" office:value-type="float" office:value="3616998.04935322" calcext:value-type="float">
            <text:p>3616998</text:p>
          </table:table-cell>
          <table:table-cell/>
          <table:table-cell table:style-name="ce7" table:formula="of:=([.E108]-[.E107])/[.E107]" office:value-type="float" office:value="0.00952380952380956" calcext:value-type="float">
            <text:p>0.0095</text:p>
          </table:table-cell>
        </table:table-row>
        <table:table-row table:style-name="ro1">
          <table:table-cell table:number-columns-repeated="4"/>
          <table:table-cell table:style-name="ce5" table:formula="of:=[.J107]" office:value-type="float" office:value="3616998.04935322" calcext:value-type="float">
            <text:p>3616998</text:p>
          </table:table-cell>
          <table:table-cell table:style-name="ce6" table:formula="of:=+[.$B$1]*+[.$B$3]*+[.$B$7]*EXP(-[.$B$5]*[.E108])" office:value-type="float" office:value="1.65302881350545E-032" calcext:value-type="float">
            <text:p>1.6530E-32</text:p>
          </table:table-cell>
          <table:table-cell table:style-name="ce6" table:formula="of:=-[.$B$5]*+[.$B$1]*+[.$B$3]*+[.$B$7]*EXP(-[.$B$5]*[.E108])" office:value-type="float" office:value="-4.84437790235776E-037" calcext:value-type="float">
            <text:p>-4.8444E-37</text:p>
          </table:table-cell>
          <table:table-cell table:style-name="ce5" table:formula="of:=[.F108]/[.G108]" office:value-type="float" office:value="-34122.6231071058" calcext:value-type="float">
            <text:p>-34123</text:p>
          </table:table-cell>
          <table:table-cell/>
          <table:table-cell table:style-name="ce5" table:formula="of:=[.E108]-[.H108]" office:value-type="float" office:value="3651120.67246032" calcext:value-type="float">
            <text:p>3651121</text:p>
          </table:table-cell>
          <table:table-cell/>
          <table:table-cell table:style-name="ce7" table:formula="of:=([.E109]-[.E108])/[.E108]" office:value-type="float" office:value="0.00943396226415098" calcext:value-type="float">
            <text:p>0.0094</text:p>
          </table:table-cell>
        </table:table-row>
        <table:table-row table:style-name="ro1">
          <table:table-cell table:number-columns-repeated="4"/>
          <table:table-cell table:style-name="ce5" table:formula="of:=[.J108]" office:value-type="float" office:value="3651120.67246032" calcext:value-type="float">
            <text:p>3651121</text:p>
          </table:table-cell>
          <table:table-cell table:style-name="ce6" table:formula="of:=+[.$B$1]*+[.$B$3]*+[.$B$7]*EXP(-[.$B$5]*[.E109])" office:value-type="float" office:value="6.08115316152679E-033" calcext:value-type="float">
            <text:p>6.0812E-33</text:p>
          </table:table-cell>
          <table:table-cell table:style-name="ce6" table:formula="of:=-[.$B$5]*+[.$B$1]*+[.$B$3]*+[.$B$7]*EXP(-[.$B$5]*[.E109])" office:value-type="float" office:value="-1.78214703554266E-037" calcext:value-type="float">
            <text:p>-1.7821E-37</text:p>
          </table:table-cell>
          <table:table-cell table:style-name="ce5" table:formula="of:=[.F109]/[.G109]" office:value-type="float" office:value="-34122.6231071058" calcext:value-type="float">
            <text:p>-34123</text:p>
          </table:table-cell>
          <table:table-cell/>
          <table:table-cell table:style-name="ce5" table:formula="of:=[.E109]-[.H109]" office:value-type="float" office:value="3685243.29556743" calcext:value-type="float">
            <text:p>3685243</text:p>
          </table:table-cell>
          <table:table-cell/>
          <table:table-cell table:style-name="ce7" table:formula="of:=([.E110]-[.E109])/[.E109]" office:value-type="float" office:value="0.0093457943925234" calcext:value-type="float">
            <text:p>0.0093</text:p>
          </table:table-cell>
        </table:table-row>
        <table:table-row table:style-name="ro1">
          <table:table-cell table:number-columns-repeated="4"/>
          <table:table-cell table:style-name="ce5" table:formula="of:=[.J109]" office:value-type="float" office:value="3685243.29556743" calcext:value-type="float">
            <text:p>3685243</text:p>
          </table:table-cell>
          <table:table-cell table:style-name="ce6" table:formula="of:=+[.$B$1]*+[.$B$3]*+[.$B$7]*EXP(-[.$B$5]*[.E110])" office:value-type="float" office:value="2.23713122674042E-033" calcext:value-type="float">
            <text:p>2.2371E-33</text:p>
          </table:table-cell>
          <table:table-cell table:style-name="ce6" table:formula="of:=-[.$B$5]*+[.$B$1]*+[.$B$3]*+[.$B$7]*EXP(-[.$B$5]*[.E110])" office:value-type="float" office:value="-6.55615255520775E-038" calcext:value-type="float">
            <text:p>-6.5562E-38</text:p>
          </table:table-cell>
          <table:table-cell table:style-name="ce5" table:formula="of:=[.F110]/[.G110]" office:value-type="float" office:value="-34122.6231071058" calcext:value-type="float">
            <text:p>-34123</text:p>
          </table:table-cell>
          <table:table-cell/>
          <table:table-cell table:style-name="ce5" table:formula="of:=[.E110]-[.H110]" office:value-type="float" office:value="3719365.91867454" calcext:value-type="float">
            <text:p>3719366</text:p>
          </table:table-cell>
          <table:table-cell/>
          <table:table-cell table:style-name="ce7" table:formula="of:=([.E111]-[.E110])/[.E110]" office:value-type="float" office:value="0.00925925925925929" calcext:value-type="float">
            <text:p>0.0093</text:p>
          </table:table-cell>
        </table:table-row>
        <table:table-row table:style-name="ro1">
          <table:table-cell table:number-columns-repeated="4"/>
          <table:table-cell table:style-name="ce5" table:formula="of:=[.J110]" office:value-type="float" office:value="3719365.91867454" calcext:value-type="float">
            <text:p>3719366</text:p>
          </table:table-cell>
          <table:table-cell table:style-name="ce6" table:formula="of:=+[.$B$1]*+[.$B$3]*+[.$B$7]*EXP(-[.$B$5]*[.E111])" office:value-type="float" office:value="8.22994585520439E-034" calcext:value-type="float">
            <text:p>8.2299E-34</text:p>
          </table:table-cell>
          <table:table-cell table:style-name="ce6" table:formula="of:=-[.$B$5]*+[.$B$1]*+[.$B$3]*+[.$B$7]*EXP(-[.$B$5]*[.E111])" office:value-type="float" office:value="-2.41187373824452E-038" calcext:value-type="float">
            <text:p>-2.4119E-38</text:p>
          </table:table-cell>
          <table:table-cell table:style-name="ce5" table:formula="of:=[.F111]/[.G111]" office:value-type="float" office:value="-34122.6231071058" calcext:value-type="float">
            <text:p>-34123</text:p>
          </table:table-cell>
          <table:table-cell/>
          <table:table-cell table:style-name="ce5" table:formula="of:=[.E111]-[.H111]" office:value-type="float" office:value="3753488.54178164" calcext:value-type="float">
            <text:p>3753489</text:p>
          </table:table-cell>
          <table:table-cell/>
          <table:table-cell table:style-name="ce7" table:formula="of:=([.E112]-[.E111])/[.E111]" office:value-type="float" office:value="0.00917431192660554" calcext:value-type="float">
            <text:p>0.0092</text:p>
          </table:table-cell>
        </table:table-row>
        <table:table-row table:style-name="ro1">
          <table:table-cell table:number-columns-repeated="4"/>
          <table:table-cell table:style-name="ce5" table:formula="of:=[.J111]" office:value-type="float" office:value="3753488.54178164" calcext:value-type="float">
            <text:p>3753489</text:p>
          </table:table-cell>
          <table:table-cell table:style-name="ce6" table:formula="of:=+[.$B$1]*+[.$B$3]*+[.$B$7]*EXP(-[.$B$5]*[.E112])" office:value-type="float" office:value="3.02762788208382E-034" calcext:value-type="float">
            <text:p>3.0276E-34</text:p>
          </table:table-cell>
          <table:table-cell table:style-name="ce6" table:formula="of:=-[.$B$5]*+[.$B$1]*+[.$B$3]*+[.$B$7]*EXP(-[.$B$5]*[.E112])" office:value-type="float" office:value="-8.8727876300147E-039" calcext:value-type="float">
            <text:p>-8.8728E-39</text:p>
          </table:table-cell>
          <table:table-cell table:style-name="ce5" table:formula="of:=[.F112]/[.G112]" office:value-type="float" office:value="-34122.6231071058" calcext:value-type="float">
            <text:p>-34123</text:p>
          </table:table-cell>
          <table:table-cell/>
          <table:table-cell table:style-name="ce5" table:formula="of:=[.E112]-[.H112]" office:value-type="float" office:value="3787611.16488875" calcext:value-type="float">
            <text:p>3787611</text:p>
          </table:table-cell>
          <table:table-cell/>
          <table:table-cell table:style-name="ce7" table:formula="of:=([.E113]-[.E112])/[.E112]" office:value-type="float" office:value="0.00909090909090912" calcext:value-type="float">
            <text:p>0.0091</text:p>
          </table:table-cell>
        </table:table-row>
        <table:table-row table:style-name="ro1">
          <table:table-cell table:number-columns-repeated="4"/>
          <table:table-cell table:style-name="ce5" table:formula="of:=[.J112]" office:value-type="float" office:value="3787611.16488875" calcext:value-type="float">
            <text:p>3787611</text:p>
          </table:table-cell>
          <table:table-cell table:style-name="ce6" table:formula="of:=+[.$B$1]*+[.$B$3]*+[.$B$7]*EXP(-[.$B$5]*[.E113])" office:value-type="float" office:value="1.11380205333606E-034" calcext:value-type="float">
            <text:p>1.1138E-34</text:p>
          </table:table-cell>
          <table:table-cell table:style-name="ce6" table:formula="of:=-[.$B$5]*+[.$B$1]*+[.$B$3]*+[.$B$7]*EXP(-[.$B$5]*[.E113])" office:value-type="float" office:value="-3.26411615496265E-039" calcext:value-type="float">
            <text:p>-3.2641E-39</text:p>
          </table:table-cell>
          <table:table-cell table:style-name="ce5" table:formula="of:=[.F113]/[.G113]" office:value-type="float" office:value="-34122.6231071058" calcext:value-type="float">
            <text:p>-34123</text:p>
          </table:table-cell>
          <table:table-cell/>
          <table:table-cell table:style-name="ce5" table:formula="of:=[.E113]-[.H113]" office:value-type="float" office:value="3821733.78799585" calcext:value-type="float">
            <text:p>3821734</text:p>
          </table:table-cell>
          <table:table-cell/>
          <table:table-cell table:style-name="ce7" table:formula="of:=([.E114]-[.E113])/[.E113]" office:value-type="float" office:value="0.00900900900900904" calcext:value-type="float">
            <text:p>0.0090</text:p>
          </table:table-cell>
        </table:table-row>
        <table:table-row table:style-name="ro1">
          <table:table-cell table:number-columns-repeated="4"/>
          <table:table-cell table:style-name="ce5" table:formula="of:=[.J113]" office:value-type="float" office:value="3821733.78799585" calcext:value-type="float">
            <text:p>3821734</text:p>
          </table:table-cell>
          <table:table-cell table:style-name="ce6" table:formula="of:=+[.$B$1]*+[.$B$3]*+[.$B$7]*EXP(-[.$B$5]*[.E114])" office:value-type="float" office:value="4.09744876956874E-035" calcext:value-type="float">
            <text:p>4.0974E-35</text:p>
          </table:table-cell>
          <table:table-cell table:style-name="ce6" table:formula="of:=-[.$B$5]*+[.$B$1]*+[.$B$3]*+[.$B$7]*EXP(-[.$B$5]*[.E114])" office:value-type="float" office:value="-1.20080122700634E-039" calcext:value-type="float">
            <text:p>-1.2008E-39</text:p>
          </table:table-cell>
          <table:table-cell table:style-name="ce5" table:formula="of:=[.F114]/[.G114]" office:value-type="float" office:value="-34122.6231071058" calcext:value-type="float">
            <text:p>-34123</text:p>
          </table:table-cell>
          <table:table-cell/>
          <table:table-cell table:style-name="ce5" table:formula="of:=[.E114]-[.H114]" office:value-type="float" office:value="3855856.41110296" calcext:value-type="float">
            <text:p>3855856</text:p>
          </table:table-cell>
          <table:table-cell/>
          <table:table-cell table:style-name="ce7" table:formula="of:=([.E115]-[.E114])/[.E114]" office:value-type="float" office:value="0.00892857142857146" calcext:value-type="float">
            <text:p>0.0089</text:p>
          </table:table-cell>
        </table:table-row>
        <table:table-row table:style-name="ro1">
          <table:table-cell table:number-columns-repeated="4"/>
          <table:table-cell table:style-name="ce5" table:formula="of:=[.J114]" office:value-type="float" office:value="3855856.41110296" calcext:value-type="float">
            <text:p>3855856</text:p>
          </table:table-cell>
          <table:table-cell table:style-name="ce6" table:formula="of:=+[.$B$1]*+[.$B$3]*+[.$B$7]*EXP(-[.$B$5]*[.E115])" office:value-type="float" office:value="1.50736716357756E-035" calcext:value-type="float">
            <text:p>1.5074E-35</text:p>
          </table:table-cell>
          <table:table-cell table:style-name="ce6" table:formula="of:=-[.$B$5]*+[.$B$1]*+[.$B$3]*+[.$B$7]*EXP(-[.$B$5]*[.E115])" office:value-type="float" office:value="-4.41750084349073E-040" calcext:value-type="float">
            <text:p>-4.4175E-40</text:p>
          </table:table-cell>
          <table:table-cell table:style-name="ce5" table:formula="of:=[.F115]/[.G115]" office:value-type="float" office:value="-34122.6231071058" calcext:value-type="float">
            <text:p>-34123</text:p>
          </table:table-cell>
          <table:table-cell/>
          <table:table-cell table:style-name="ce5" table:formula="of:=[.E115]-[.H115]" office:value-type="float" office:value="3889979.03421007" calcext:value-type="float">
            <text:p>3889979</text:p>
          </table:table-cell>
          <table:table-cell/>
          <table:table-cell table:style-name="ce7" table:formula="of:=([.E116]-[.E115])/[.E115]" office:value-type="float" office:value="0.00884955752212393" calcext:value-type="float">
            <text:p>0.0088</text:p>
          </table:table-cell>
        </table:table-row>
        <table:table-row table:style-name="ro1">
          <table:table-cell table:number-columns-repeated="4"/>
          <table:table-cell table:style-name="ce5" table:formula="of:=[.J115]" office:value-type="float" office:value="3889979.03421007" calcext:value-type="float">
            <text:p>3889979</text:p>
          </table:table-cell>
          <table:table-cell table:style-name="ce6" table:formula="of:=+[.$B$1]*+[.$B$3]*+[.$B$7]*EXP(-[.$B$5]*[.E116])" office:value-type="float" office:value="5.54529389777087E-036" calcext:value-type="float">
            <text:p>5.5453E-36</text:p>
          </table:table-cell>
          <table:table-cell table:style-name="ce6" table:formula="of:=-[.$B$5]*+[.$B$1]*+[.$B$3]*+[.$B$7]*EXP(-[.$B$5]*[.E116])" office:value-type="float" office:value="-1.62510774167772E-040" calcext:value-type="float">
            <text:p>-1.6251E-40</text:p>
          </table:table-cell>
          <table:table-cell table:style-name="ce5" table:formula="of:=[.F116]/[.G116]" office:value-type="float" office:value="-34122.6231071058" calcext:value-type="float">
            <text:p>-34123</text:p>
          </table:table-cell>
          <table:table-cell/>
          <table:table-cell table:style-name="ce5" table:formula="of:=[.E116]-[.H116]" office:value-type="float" office:value="3924101.65731717" calcext:value-type="float">
            <text:p>3924102</text:p>
          </table:table-cell>
          <table:table-cell/>
          <table:table-cell table:style-name="ce7" table:formula="of:=([.E117]-[.E116])/[.E116]" office:value-type="float" office:value="0.00877192982456143" calcext:value-type="float">
            <text:p>0.0088</text:p>
          </table:table-cell>
        </table:table-row>
        <table:table-row table:style-name="ro1">
          <table:table-cell table:number-columns-repeated="4"/>
          <table:table-cell table:style-name="ce5" table:formula="of:=[.J116]" office:value-type="float" office:value="3924101.65731717" calcext:value-type="float">
            <text:p>3924102</text:p>
          </table:table-cell>
          <table:table-cell table:style-name="ce6" table:formula="of:=+[.$B$1]*+[.$B$3]*+[.$B$7]*EXP(-[.$B$5]*[.E117])" office:value-type="float" office:value="2.03999962024336E-036" calcext:value-type="float">
            <text:p>2.0400E-36</text:p>
          </table:table-cell>
          <table:table-cell table:style-name="ce6" table:formula="of:=-[.$B$5]*+[.$B$1]*+[.$B$3]*+[.$B$7]*EXP(-[.$B$5]*[.E117])" office:value-type="float" office:value="-5.97843727851785E-041" calcext:value-type="float">
            <text:p>-5.9784E-41</text:p>
          </table:table-cell>
          <table:table-cell table:style-name="ce5" table:formula="of:=[.F117]/[.G117]" office:value-type="float" office:value="-34122.6231071058" calcext:value-type="float">
            <text:p>-34123</text:p>
          </table:table-cell>
          <table:table-cell/>
          <table:table-cell table:style-name="ce5" table:formula="of:=[.E117]-[.H117]" office:value-type="float" office:value="3958224.28042428" calcext:value-type="float">
            <text:p>3958224</text:p>
          </table:table-cell>
          <table:table-cell/>
          <table:table-cell table:style-name="ce7" table:formula="of:=([.E118]-[.E117])/[.E117]" office:value-type="float" office:value="0.00869565217391307" calcext:value-type="float">
            <text:p>0.0087</text:p>
          </table:table-cell>
        </table:table-row>
        <table:table-row table:style-name="ro1">
          <table:table-cell table:number-columns-repeated="4"/>
          <table:table-cell table:style-name="ce5" table:formula="of:=[.J117]" office:value-type="float" office:value="3958224.28042428" calcext:value-type="float">
            <text:p>3958224</text:p>
          </table:table-cell>
          <table:table-cell table:style-name="ce6" table:formula="of:=+[.$B$1]*+[.$B$3]*+[.$B$7]*EXP(-[.$B$5]*[.E118])" office:value-type="float" office:value="7.5047392028507E-037" calcext:value-type="float">
            <text:p>7.5047E-37</text:p>
          </table:table-cell>
          <table:table-cell table:style-name="ce6" table:formula="of:=-[.$B$5]*+[.$B$1]*+[.$B$3]*+[.$B$7]*EXP(-[.$B$5]*[.E118])" office:value-type="float" office:value="-2.19934416509963E-041" calcext:value-type="float">
            <text:p>-2.1993E-41</text:p>
          </table:table-cell>
          <table:table-cell table:style-name="ce5" table:formula="of:=[.F118]/[.G118]" office:value-type="float" office:value="-34122.6231071058" calcext:value-type="float">
            <text:p>-34123</text:p>
          </table:table-cell>
          <table:table-cell/>
          <table:table-cell table:style-name="ce5" table:formula="of:=[.E118]-[.H118]" office:value-type="float" office:value="3992346.90353138" calcext:value-type="float">
            <text:p>3992347</text:p>
          </table:table-cell>
          <table:table-cell/>
          <table:table-cell table:style-name="ce7" table:formula="of:=([.E119]-[.E118])/[.E118]" office:value-type="float" office:value="0.00862068965517244" calcext:value-type="float">
            <text:p>0.0086</text:p>
          </table:table-cell>
        </table:table-row>
        <table:table-row table:style-name="ro1">
          <table:table-cell table:number-columns-repeated="4"/>
          <table:table-cell table:style-name="ce5" table:formula="of:=[.J118]" office:value-type="float" office:value="3992346.90353138" calcext:value-type="float">
            <text:p>3992347</text:p>
          </table:table-cell>
          <table:table-cell table:style-name="ce6" table:formula="of:=+[.$B$1]*+[.$B$3]*+[.$B$7]*EXP(-[.$B$5]*[.E119])" office:value-type="float" office:value="2.76083926408213E-037" calcext:value-type="float">
            <text:p>2.7608E-37</text:p>
          </table:table-cell>
          <table:table-cell table:style-name="ce6" table:formula="of:=-[.$B$5]*+[.$B$1]*+[.$B$3]*+[.$B$7]*EXP(-[.$B$5]*[.E119])" office:value-type="float" office:value="-8.09093502400526E-042" calcext:value-type="float">
            <text:p>-8.0909E-42</text:p>
          </table:table-cell>
          <table:table-cell table:style-name="ce5" table:formula="of:=[.F119]/[.G119]" office:value-type="float" office:value="-34122.6231071058" calcext:value-type="float">
            <text:p>-34123</text:p>
          </table:table-cell>
          <table:table-cell/>
          <table:table-cell table:style-name="ce5" table:formula="of:=[.E119]-[.H119]" office:value-type="float" office:value="4026469.52663849" calcext:value-type="float">
            <text:p>4026470</text:p>
          </table:table-cell>
          <table:table-cell/>
          <table:table-cell table:style-name="ce7" table:formula="of:=([.E120]-[.E119])/[.E119]" office:value-type="float" office:value="0.00854700854700858" calcext:value-type="float">
            <text:p>0.0085</text:p>
          </table:table-cell>
        </table:table-row>
        <table:table-row table:style-name="ro1">
          <table:table-cell table:number-columns-repeated="4"/>
          <table:table-cell table:style-name="ce5" table:formula="of:=[.J119]" office:value-type="float" office:value="4026469.52663849" calcext:value-type="float">
            <text:p>4026470</text:p>
          </table:table-cell>
          <table:table-cell table:style-name="ce6" table:formula="of:=+[.$B$1]*+[.$B$3]*+[.$B$7]*EXP(-[.$B$5]*[.E120])" office:value-type="float" office:value="1.01565600563471E-037" calcext:value-type="float">
            <text:p>1.0157E-37</text:p>
          </table:table-cell>
          <table:table-cell table:style-name="ce6" table:formula="of:=-[.$B$5]*+[.$B$1]*+[.$B$3]*+[.$B$7]*EXP(-[.$B$5]*[.E120])" office:value-type="float" office:value="-2.97648865518551E-042" calcext:value-type="float">
            <text:p>-2.9765E-42</text:p>
          </table:table-cell>
          <table:table-cell table:style-name="ce5" table:formula="of:=[.F120]/[.G120]" office:value-type="float" office:value="-34122.6231071058" calcext:value-type="float">
            <text:p>-34123</text:p>
          </table:table-cell>
          <table:table-cell/>
          <table:table-cell table:style-name="ce5" table:formula="of:=[.E120]-[.H120]" office:value-type="float" office:value="4060592.1497456" calcext:value-type="float">
            <text:p>4060592</text:p>
          </table:table-cell>
          <table:table-cell/>
          <table:table-cell table:style-name="ce7" table:formula="of:=([.E121]-[.E120])/[.E120]" office:value-type="float" office:value="0.00847457627118647" calcext:value-type="float">
            <text:p>0.0085</text:p>
          </table:table-cell>
        </table:table-row>
        <table:table-row table:style-name="ro1">
          <table:table-cell table:number-columns-repeated="4"/>
          <table:table-cell table:style-name="ce5" table:formula="of:=[.J120]" office:value-type="float" office:value="4060592.1497456" calcext:value-type="float">
            <text:p>4060592</text:p>
          </table:table-cell>
          <table:table-cell table:style-name="ce6" table:formula="of:=+[.$B$1]*+[.$B$3]*+[.$B$7]*EXP(-[.$B$5]*[.E121])" office:value-type="float" office:value="3.73638963775312E-038" calcext:value-type="float">
            <text:p>3.7364E-38</text:p>
          </table:table-cell>
          <table:table-cell table:style-name="ce6" table:formula="of:=-[.$B$5]*+[.$B$1]*+[.$B$3]*+[.$B$7]*EXP(-[.$B$5]*[.E121])" office:value-type="float" office:value="-1.09498898312277E-042" calcext:value-type="float">
            <text:p>-1.0950E-42</text:p>
          </table:table-cell>
          <table:table-cell table:style-name="ce5" table:formula="of:=[.F121]/[.G121]" office:value-type="float" office:value="-34122.6231071058" calcext:value-type="float">
            <text:p>-34123</text:p>
          </table:table-cell>
          <table:table-cell/>
          <table:table-cell table:style-name="ce5" table:formula="of:=[.E121]-[.H121]" office:value-type="float" office:value="4094714.7728527" calcext:value-type="float">
            <text:p>4094715</text:p>
          </table:table-cell>
          <table:table-cell/>
          <table:table-cell table:style-name="ce7" table:formula="of:=([.E122]-[.E121])/[.E121]" office:value-type="float" office:value="0.00840336134453784" calcext:value-type="float">
            <text:p>0.0084</text:p>
          </table:table-cell>
        </table:table-row>
        <table:table-row table:style-name="ro1">
          <table:table-cell table:number-columns-repeated="4"/>
          <table:table-cell table:style-name="ce5" table:formula="of:=[.J121]" office:value-type="float" office:value="4094714.7728527" calcext:value-type="float">
            <text:p>4094715</text:p>
          </table:table-cell>
          <table:table-cell table:style-name="ce6" table:formula="of:=+[.$B$1]*+[.$B$3]*+[.$B$7]*EXP(-[.$B$5]*[.E122])" office:value-type="float" office:value="1.37454093193538E-038" calcext:value-type="float">
            <text:p>1.3745E-38</text:p>
          </table:table-cell>
          <table:table-cell table:style-name="ce6" table:formula="of:=-[.$B$5]*+[.$B$1]*+[.$B$3]*+[.$B$7]*EXP(-[.$B$5]*[.E122])" office:value-type="float" office:value="-4.02823935200089E-043" calcext:value-type="float">
            <text:p>-4.0282E-43</text:p>
          </table:table-cell>
          <table:table-cell table:style-name="ce5" table:formula="of:=[.F122]/[.G122]" office:value-type="float" office:value="-34122.6231071058" calcext:value-type="float">
            <text:p>-34123</text:p>
          </table:table-cell>
          <table:table-cell/>
          <table:table-cell table:style-name="ce5" table:formula="of:=[.E122]-[.H122]" office:value-type="float" office:value="4128837.39595981" calcext:value-type="float">
            <text:p>4128837</text:p>
          </table:table-cell>
          <table:table-cell/>
          <table:table-cell table:style-name="ce7" table:formula="of:=([.E123]-[.E122])/[.E122]" office:value-type="float" office:value="0.00833333333333336" calcext:value-type="float">
            <text:p>0.0083</text:p>
          </table:table-cell>
        </table:table-row>
        <table:table-row table:style-name="ro1">
          <table:table-cell table:number-columns-repeated="4"/>
          <table:table-cell table:style-name="ce5" table:formula="of:=[.J122]" office:value-type="float" office:value="4128837.39595981" calcext:value-type="float">
            <text:p>4128837</text:p>
          </table:table-cell>
          <table:table-cell table:style-name="ce6" table:formula="of:=+[.$B$1]*+[.$B$3]*+[.$B$7]*EXP(-[.$B$5]*[.E123])" office:value-type="float" office:value="5.05665349907655E-039" calcext:value-type="float">
            <text:p>5.0567E-39</text:p>
          </table:table-cell>
          <table:table-cell table:style-name="ce6" table:formula="of:=-[.$B$5]*+[.$B$1]*+[.$B$3]*+[.$B$7]*EXP(-[.$B$5]*[.E123])" office:value-type="float" office:value="-1.48190644171888E-043" calcext:value-type="float">
            <text:p>-1.4819E-43</text:p>
          </table:table-cell>
          <table:table-cell table:style-name="ce5" table:formula="of:=[.F123]/[.G123]" office:value-type="float" office:value="-34122.6231071058" calcext:value-type="float">
            <text:p>-34123</text:p>
          </table:table-cell>
          <table:table-cell/>
          <table:table-cell table:style-name="ce5" table:formula="of:=[.E123]-[.H123]" office:value-type="float" office:value="4162960.01906691" calcext:value-type="float">
            <text:p>4162960</text:p>
          </table:table-cell>
          <table:table-cell/>
          <table:table-cell table:style-name="ce7" table:formula="of:=([.E124]-[.E123])/[.E123]" office:value-type="float" office:value="0.00826446280991738" calcext:value-type="float">
            <text:p>0.0083</text:p>
          </table:table-cell>
        </table:table-row>
        <table:table-row table:style-name="ro1">
          <table:table-cell table:number-columns-repeated="4"/>
          <table:table-cell table:style-name="ce5" table:formula="of:=[.J123]" office:value-type="float" office:value="4162960.01906691" calcext:value-type="float">
            <text:p>4162960</text:p>
          </table:table-cell>
          <table:table-cell table:style-name="ce6" table:formula="of:=+[.$B$1]*+[.$B$3]*+[.$B$7]*EXP(-[.$B$5]*[.E124])" office:value-type="float" office:value="1.8602388634379E-039" calcext:value-type="float">
            <text:p>1.8602E-39</text:p>
          </table:table-cell>
          <table:table-cell table:style-name="ce6" table:formula="of:=-[.$B$5]*+[.$B$1]*+[.$B$3]*+[.$B$7]*EXP(-[.$B$5]*[.E124])" office:value-type="float" office:value="-5.45162913647902E-044" calcext:value-type="float">
            <text:p>-5.4516E-44</text:p>
          </table:table-cell>
          <table:table-cell table:style-name="ce5" table:formula="of:=[.F124]/[.G124]" office:value-type="float" office:value="-34122.6231071058" calcext:value-type="float">
            <text:p>-34123</text:p>
          </table:table-cell>
          <table:table-cell/>
          <table:table-cell table:style-name="ce5" table:formula="of:=[.E124]-[.H124]" office:value-type="float" office:value="4197082.64217402" calcext:value-type="float">
            <text:p>4197083</text:p>
          </table:table-cell>
          <table:table-cell/>
          <table:table-cell table:style-name="ce7" table:formula="of:=([.E125]-[.E124])/[.E124]" office:value-type="float" office:value="0.00819672131147544" calcext:value-type="float">
            <text:p>0.0082</text:p>
          </table:table-cell>
        </table:table-row>
        <table:table-row table:style-name="ro1">
          <table:table-cell table:number-columns-repeated="4"/>
          <table:table-cell table:style-name="ce5" table:formula="of:=[.J124]" office:value-type="float" office:value="4197082.64217402" calcext:value-type="float">
            <text:p>4197083</text:p>
          </table:table-cell>
          <table:table-cell table:style-name="ce6" table:formula="of:=+[.$B$1]*+[.$B$3]*+[.$B$7]*EXP(-[.$B$5]*[.E125])" office:value-type="float" office:value="6.84343633526934E-040" calcext:value-type="float">
            <text:p>6.8434E-40</text:p>
          </table:table-cell>
          <table:table-cell table:style-name="ce6" table:formula="of:=-[.$B$5]*+[.$B$1]*+[.$B$3]*+[.$B$7]*EXP(-[.$B$5]*[.E125])" office:value-type="float" office:value="-2.00554228020185E-044" calcext:value-type="float">
            <text:p>-2.0055E-44</text:p>
          </table:table-cell>
          <table:table-cell table:style-name="ce5" table:formula="of:=[.F125]/[.G125]" office:value-type="float" office:value="-34122.6231071058" calcext:value-type="float">
            <text:p>-34123</text:p>
          </table:table-cell>
          <table:table-cell/>
          <table:table-cell table:style-name="ce5" table:formula="of:=[.E125]-[.H125]" office:value-type="float" office:value="4231205.26528113" calcext:value-type="float">
            <text:p>4231205</text:p>
          </table:table-cell>
          <table:table-cell/>
          <table:table-cell table:style-name="ce7" table:formula="of:=([.E126]-[.E125])/[.E125]" office:value-type="float" office:value="0.00813008130081292" calcext:value-type="float">
            <text:p>0.0081</text:p>
          </table:table-cell>
        </table:table-row>
        <table:table-row table:style-name="ro1">
          <table:table-cell table:number-columns-repeated="4"/>
          <table:table-cell table:style-name="ce5" table:formula="of:=[.J125]" office:value-type="float" office:value="4231205.26528113" calcext:value-type="float">
            <text:p>4231205</text:p>
          </table:table-cell>
          <table:table-cell table:style-name="ce6" table:formula="of:=+[.$B$1]*+[.$B$3]*+[.$B$7]*EXP(-[.$B$5]*[.E126])" office:value-type="float" office:value="2.51755953471123E-040" calcext:value-type="float">
            <text:p>2.5176E-40</text:p>
          </table:table-cell>
          <table:table-cell table:style-name="ce6" table:formula="of:=-[.$B$5]*+[.$B$1]*+[.$B$3]*+[.$B$7]*EXP(-[.$B$5]*[.E126])" office:value-type="float" office:value="-7.37797773286359E-045" calcext:value-type="float">
            <text:p>-7.3780E-45</text:p>
          </table:table-cell>
          <table:table-cell table:style-name="ce5" table:formula="of:=[.F126]/[.G126]" office:value-type="float" office:value="-34122.6231071058" calcext:value-type="float">
            <text:p>-34123</text:p>
          </table:table-cell>
          <table:table-cell/>
          <table:table-cell table:style-name="ce5" table:formula="of:=[.E126]-[.H126]" office:value-type="float" office:value="4265327.88838823" calcext:value-type="float">
            <text:p>4265328</text:p>
          </table:table-cell>
          <table:table-cell/>
          <table:table-cell table:style-name="ce7" table:formula="of:=([.E127]-[.E126])/[.E126]" office:value-type="float" office:value="0.00806451612903217" calcext:value-type="float">
            <text:p>0.0081</text:p>
          </table:table-cell>
        </table:table-row>
        <table:table-row table:style-name="ro1">
          <table:table-cell table:number-columns-repeated="4"/>
          <table:table-cell table:style-name="ce5" table:formula="of:=[.J126]" office:value-type="float" office:value="4265327.88838823" calcext:value-type="float">
            <text:p>4265328</text:p>
          </table:table-cell>
          <table:table-cell table:style-name="ce6" table:formula="of:=+[.$B$1]*+[.$B$3]*+[.$B$7]*EXP(-[.$B$5]*[.E127])" office:value-type="float" office:value="9.26158394745416E-041" calcext:value-type="float">
            <text:p>9.2616E-41</text:p>
          </table:table-cell>
          <table:table-cell table:style-name="ce6" table:formula="of:=-[.$B$5]*+[.$B$1]*+[.$B$3]*+[.$B$7]*EXP(-[.$B$5]*[.E127])" office:value-type="float" office:value="-2.71420632534124E-045" calcext:value-type="float">
            <text:p>-2.7142E-45</text:p>
          </table:table-cell>
          <table:table-cell table:style-name="ce5" table:formula="of:=[.F127]/[.G127]" office:value-type="float" office:value="-34122.6231071058" calcext:value-type="float">
            <text:p>-34123</text:p>
          </table:table-cell>
          <table:table-cell/>
          <table:table-cell table:style-name="ce5" table:formula="of:=[.E127]-[.H127]" office:value-type="float" office:value="4299450.51149534" calcext:value-type="float">
            <text:p>4299451</text:p>
          </table:table-cell>
          <table:table-cell/>
          <table:table-cell table:style-name="ce7" table:formula="of:=([.E128]-[.E127])/[.E127]" office:value-type="float" office:value="0.00799999999999992" calcext:value-type="float">
            <text:p>0.0080</text:p>
          </table:table-cell>
        </table:table-row>
        <table:table-row table:style-name="ro1">
          <table:table-cell table:number-columns-repeated="4"/>
          <table:table-cell table:style-name="ce5" table:formula="of:=[.J127]" office:value-type="float" office:value="4299450.51149534" calcext:value-type="float">
            <text:p>4299451</text:p>
          </table:table-cell>
          <table:table-cell table:style-name="ce6" table:formula="of:=+[.$B$1]*+[.$B$3]*+[.$B$7]*EXP(-[.$B$5]*[.E128])" office:value-type="float" office:value="3.40714632695184E-041" calcext:value-type="float">
            <text:p>3.4071E-41</text:p>
          </table:table-cell>
          <table:table-cell table:style-name="ce6" table:formula="of:=-[.$B$5]*+[.$B$1]*+[.$B$3]*+[.$B$7]*EXP(-[.$B$5]*[.E128])" office:value-type="float" office:value="-9.98500706190529E-046" calcext:value-type="float">
            <text:p>-9.9850E-46</text:p>
          </table:table-cell>
          <table:table-cell table:style-name="ce5" table:formula="of:=[.F128]/[.G128]" office:value-type="float" office:value="-34122.6231071058" calcext:value-type="float">
            <text:p>-34123</text:p>
          </table:table-cell>
          <table:table-cell/>
          <table:table-cell table:style-name="ce5" table:formula="of:=[.E128]-[.H128]" office:value-type="float" office:value="4333573.13460244" calcext:value-type="float">
            <text:p>4333573</text:p>
          </table:table-cell>
          <table:table-cell/>
          <table:table-cell table:style-name="ce7" table:formula="of:=([.E129]-[.E128])/[.E128]" office:value-type="float" office:value="0.00793650793650786" calcext:value-type="float">
            <text:p>0.0079</text:p>
          </table:table-cell>
        </table:table-row>
        <table:table-row table:style-name="ro1">
          <table:table-cell table:number-columns-repeated="4"/>
          <table:table-cell table:style-name="ce5" table:formula="of:=[.J128]" office:value-type="float" office:value="4333573.13460244" calcext:value-type="float">
            <text:p>4333573</text:p>
          </table:table-cell>
          <table:table-cell table:style-name="ce6" table:formula="of:=+[.$B$1]*+[.$B$3]*+[.$B$7]*EXP(-[.$B$5]*[.E129])" office:value-type="float" office:value="1.25341908674839E-041" calcext:value-type="float">
            <text:p>1.2534E-41</text:p>
          </table:table-cell>
          <table:table-cell table:style-name="ce6" table:formula="of:=-[.$B$5]*+[.$B$1]*+[.$B$3]*+[.$B$7]*EXP(-[.$B$5]*[.E129])" office:value-type="float" office:value="-3.67327881802668E-046" calcext:value-type="float">
            <text:p>-3.6733E-46</text:p>
          </table:table-cell>
          <table:table-cell table:style-name="ce5" table:formula="of:=[.F129]/[.G129]" office:value-type="float" office:value="-34122.6231071058" calcext:value-type="float">
            <text:p>-34123</text:p>
          </table:table-cell>
          <table:table-cell/>
          <table:table-cell table:style-name="ce5" table:formula="of:=[.E129]-[.H129]" office:value-type="float" office:value="4367695.75770955" calcext:value-type="float">
            <text:p>4367696</text:p>
          </table:table-cell>
          <table:table-cell/>
          <table:table-cell table:style-name="ce7" table:formula="of:=([.E130]-[.E129])/[.E129]" office:value-type="float" office:value="0.00787401574803142" calcext:value-type="float">
            <text:p>0.0079</text:p>
          </table:table-cell>
        </table:table-row>
        <table:table-row table:style-name="ro1">
          <table:table-cell table:number-columns-repeated="4"/>
          <table:table-cell table:style-name="ce5" table:formula="of:=[.J129]" office:value-type="float" office:value="4367695.75770955" calcext:value-type="float">
            <text:p>4367696</text:p>
          </table:table-cell>
          <table:table-cell table:style-name="ce6" table:formula="of:=+[.$B$1]*+[.$B$3]*+[.$B$7]*EXP(-[.$B$5]*[.E130])" office:value-type="float" office:value="4.61107113186625E-042" calcext:value-type="float">
            <text:p>4.6111E-42</text:p>
          </table:table-cell>
          <table:table-cell table:style-name="ce6" table:formula="of:=-[.$B$5]*+[.$B$1]*+[.$B$3]*+[.$B$7]*EXP(-[.$B$5]*[.E130])" office:value-type="float" office:value="-1.35132375884257E-046" calcext:value-type="float">
            <text:p>-1.3513E-46</text:p>
          </table:table-cell>
          <table:table-cell table:style-name="ce5" table:formula="of:=[.F130]/[.G130]" office:value-type="float" office:value="-34122.6231071058" calcext:value-type="float">
            <text:p>-34123</text:p>
          </table:table-cell>
          <table:table-cell/>
          <table:table-cell table:style-name="ce5" table:formula="of:=[.E130]-[.H130]" office:value-type="float" office:value="4401818.38081665" calcext:value-type="float">
            <text:p>4401818</text:p>
          </table:table-cell>
          <table:table-cell/>
          <table:table-cell table:style-name="ce7" table:formula="of:=([.E131]-[.E130])/[.E130]" office:value-type="float" office:value="0.00781249999999992" calcext:value-type="float">
            <text:p>0.0078</text:p>
          </table:table-cell>
        </table:table-row>
        <table:table-row table:style-name="ro1">
          <table:table-cell table:number-columns-repeated="4"/>
          <table:table-cell table:style-name="ce5" table:formula="of:=[.J130]" office:value-type="float" office:value="4401818.38081665" calcext:value-type="float">
            <text:p>4401818</text:p>
          </table:table-cell>
          <table:table-cell table:style-name="ce6" table:formula="of:=+[.$B$1]*+[.$B$3]*+[.$B$7]*EXP(-[.$B$5]*[.E131])" office:value-type="float" office:value="1.69631827119272E-042" calcext:value-type="float">
            <text:p>1.6963E-42</text:p>
          </table:table-cell>
          <table:table-cell table:style-name="ce6" table:formula="of:=-[.$B$5]*+[.$B$1]*+[.$B$3]*+[.$B$7]*EXP(-[.$B$5]*[.E131])" office:value-type="float" office:value="-4.97124229244697E-047" calcext:value-type="float">
            <text:p>-4.9712E-47</text:p>
          </table:table-cell>
          <table:table-cell table:style-name="ce5" table:formula="of:=[.F131]/[.G131]" office:value-type="float" office:value="-34122.6231071058" calcext:value-type="float">
            <text:p>-34123</text:p>
          </table:table-cell>
          <table:table-cell/>
          <table:table-cell table:style-name="ce5" table:formula="of:=[.E131]-[.H131]" office:value-type="float" office:value="4435941.00392376" calcext:value-type="float">
            <text:p>4435941</text:p>
          </table:table-cell>
          <table:table-cell/>
          <table:table-cell table:style-name="ce7" table:formula="of:=([.E132]-[.E131])/[.E131]" office:value-type="float" office:value="0.00775193798449605" calcext:value-type="float">
            <text:p>0.0078</text:p>
          </table:table-cell>
        </table:table-row>
        <table:table-row table:style-name="ro1">
          <table:table-cell table:number-columns-repeated="4"/>
          <table:table-cell table:style-name="ce5" table:formula="of:=[.J131]" office:value-type="float" office:value="4435941.00392376" calcext:value-type="float">
            <text:p>4435941</text:p>
          </table:table-cell>
          <table:table-cell table:style-name="ce6" table:formula="of:=+[.$B$1]*+[.$B$3]*+[.$B$7]*EXP(-[.$B$5]*[.E132])" office:value-type="float" office:value="6.24040617655287E-043" calcext:value-type="float">
            <text:p>6.2404E-43</text:p>
          </table:table-cell>
          <table:table-cell table:style-name="ce6" table:formula="of:=-[.$B$5]*+[.$B$1]*+[.$B$3]*+[.$B$7]*EXP(-[.$B$5]*[.E132])" office:value-type="float" office:value="-1.82881783647323E-047" calcext:value-type="float">
            <text:p>-1.8288E-47</text:p>
          </table:table-cell>
          <table:table-cell table:style-name="ce5" table:formula="of:=[.F132]/[.G132]" office:value-type="float" office:value="-34122.6231071058" calcext:value-type="float">
            <text:p>-34123</text:p>
          </table:table-cell>
          <table:table-cell/>
          <table:table-cell table:style-name="ce5" table:formula="of:=[.E132]-[.H132]" office:value-type="float" office:value="4470063.62703086" calcext:value-type="float">
            <text:p>4470064</text:p>
          </table:table-cell>
          <table:table-cell/>
          <table:table-cell table:style-name="ce7" table:formula="of:=([.E133]-[.E132])/[.E132]" office:value-type="float" office:value="0.00769230769230762" calcext:value-type="float">
            <text:p>0.0077</text:p>
          </table:table-cell>
        </table:table-row>
        <table:table-row table:style-name="ro1">
          <table:table-cell table:number-columns-repeated="4"/>
          <table:table-cell table:style-name="ce5" table:formula="of:=[.J132]" office:value-type="float" office:value="4470063.62703086" calcext:value-type="float">
            <text:p>4470064</text:p>
          </table:table-cell>
          <table:table-cell table:style-name="ce6" table:formula="of:=+[.$B$1]*+[.$B$3]*+[.$B$7]*EXP(-[.$B$5]*[.E133])" office:value-type="float" office:value="2.29571713691315E-043" calcext:value-type="float">
            <text:p>2.2957E-43</text:p>
          </table:table-cell>
          <table:table-cell table:style-name="ce6" table:formula="of:=-[.$B$5]*+[.$B$1]*+[.$B$3]*+[.$B$7]*EXP(-[.$B$5]*[.E133])" office:value-type="float" office:value="-6.72784483686158E-048" calcext:value-type="float">
            <text:p>-6.7278E-48</text:p>
          </table:table-cell>
          <table:table-cell table:style-name="ce5" table:formula="of:=[.F133]/[.G133]" office:value-type="float" office:value="-34122.6231071058" calcext:value-type="float">
            <text:p>-34123</text:p>
          </table:table-cell>
          <table:table-cell/>
          <table:table-cell table:style-name="ce5" table:formula="of:=[.E133]-[.H133]" office:value-type="float" office:value="4504186.25013797" calcext:value-type="float">
            <text:p>4504186</text:p>
          </table:table-cell>
          <table:table-cell/>
          <table:table-cell table:style-name="ce7" table:formula="of:=([.E134]-[.E133])/[.E133]" office:value-type="float" office:value="0.00763358778625947" calcext:value-type="float">
            <text:p>0.0076</text:p>
          </table:table-cell>
        </table:table-row>
        <table:table-row table:style-name="ro1">
          <table:table-cell table:number-columns-repeated="4"/>
          <table:table-cell table:style-name="ce5" table:formula="of:=[.J133]" office:value-type="float" office:value="4504186.25013797" calcext:value-type="float">
            <text:p>4504186</text:p>
          </table:table-cell>
          <table:table-cell table:style-name="ce6" table:formula="of:=+[.$B$1]*+[.$B$3]*+[.$B$7]*EXP(-[.$B$5]*[.E134])" office:value-type="float" office:value="8.44547137415313E-044" calcext:value-type="float">
            <text:p>8.4455E-44</text:p>
          </table:table-cell>
          <table:table-cell table:style-name="ce6" table:formula="of:=-[.$B$5]*+[.$B$1]*+[.$B$3]*+[.$B$7]*EXP(-[.$B$5]*[.E134])" office:value-type="float" office:value="-2.47503579887281E-048" calcext:value-type="float">
            <text:p>-2.4750E-48</text:p>
          </table:table-cell>
          <table:table-cell table:style-name="ce5" table:formula="of:=[.F134]/[.G134]" office:value-type="float" office:value="-34122.6231071058" calcext:value-type="float">
            <text:p>-34123</text:p>
          </table:table-cell>
          <table:table-cell/>
          <table:table-cell table:style-name="ce5" table:formula="of:=[.E134]-[.H134]" office:value-type="float" office:value="4538308.87324507" calcext:value-type="float">
            <text:p>4538309</text:p>
          </table:table-cell>
          <table:table-cell/>
          <table:table-cell table:style-name="ce7" table:formula="of:=([.E135]-[.E134])/[.E134]" office:value-type="float" office:value="0.0075757575757575" calcext:value-type="float">
            <text:p>0.0076</text:p>
          </table:table-cell>
        </table:table-row>
        <table:table-row table:style-name="ro1">
          <table:table-cell table:number-columns-repeated="4"/>
          <table:table-cell table:style-name="ce5" table:formula="of:=[.J134]" office:value-type="float" office:value="4538308.87324507" calcext:value-type="float">
            <text:p>4538309</text:p>
          </table:table-cell>
          <table:table-cell table:style-name="ce6" table:formula="of:=+[.$B$1]*+[.$B$3]*+[.$B$7]*EXP(-[.$B$5]*[.E135])" office:value-type="float" office:value="3.10691528955287E-044" calcext:value-type="float">
            <text:p>3.1069E-44</text:p>
          </table:table-cell>
          <table:table-cell table:style-name="ce6" table:formula="of:=-[.$B$5]*+[.$B$1]*+[.$B$3]*+[.$B$7]*EXP(-[.$B$5]*[.E135])" office:value-type="float" office:value="-9.10514786568644E-049" calcext:value-type="float">
            <text:p>-9.1051E-49</text:p>
          </table:table-cell>
          <table:table-cell table:style-name="ce5" table:formula="of:=[.F135]/[.G135]" office:value-type="float" office:value="-34122.6231071058" calcext:value-type="float">
            <text:p>-34123</text:p>
          </table:table-cell>
          <table:table-cell/>
          <table:table-cell table:style-name="ce5" table:formula="of:=[.E135]-[.H135]" office:value-type="float" office:value="4572431.49635218" calcext:value-type="float">
            <text:p>4572431</text:p>
          </table:table-cell>
          <table:table-cell/>
          <table:table-cell table:style-name="ce7" table:formula="of:=([.E136]-[.E135])/[.E135]" office:value-type="float" office:value="0.00751879699248113" calcext:value-type="float">
            <text:p>0.0075</text:p>
          </table:table-cell>
        </table:table-row>
        <table:table-row table:style-name="ro1">
          <table:table-cell table:number-columns-repeated="4"/>
          <table:table-cell table:style-name="ce5" table:formula="of:=[.J135]" office:value-type="float" office:value="4572431.49635218" calcext:value-type="float">
            <text:p>4572431</text:p>
          </table:table-cell>
          <table:table-cell table:style-name="ce6" table:formula="of:=+[.$B$1]*+[.$B$3]*+[.$B$7]*EXP(-[.$B$5]*[.E136])" office:value-type="float" office:value="1.14297026048772E-044" calcext:value-type="float">
            <text:p>1.1430E-44</text:p>
          </table:table-cell>
          <table:table-cell table:style-name="ce6" table:formula="of:=-[.$B$5]*+[.$B$1]*+[.$B$3]*+[.$B$7]*EXP(-[.$B$5]*[.E136])" office:value-type="float" office:value="-3.34959670861208E-049" calcext:value-type="float">
            <text:p>-3.3496E-49</text:p>
          </table:table-cell>
          <table:table-cell table:style-name="ce5" table:formula="of:=[.F136]/[.G136]" office:value-type="float" office:value="-34122.6231071058" calcext:value-type="float">
            <text:p>-34123</text:p>
          </table:table-cell>
          <table:table-cell/>
          <table:table-cell table:style-name="ce5" table:formula="of:=[.E136]-[.H136]" office:value-type="float" office:value="4606554.11945929" calcext:value-type="float">
            <text:p>4606554</text:p>
          </table:table-cell>
          <table:table-cell/>
          <table:table-cell table:style-name="ce7" table:formula="of:=([.E137]-[.E136])/[.E136]" office:value-type="float" office:value="0.00746268656716411" calcext:value-type="float">
            <text:p>0.0075</text:p>
          </table:table-cell>
        </table:table-row>
        <table:table-row table:style-name="ro1">
          <table:table-cell table:number-columns-repeated="4"/>
          <table:table-cell table:style-name="ce5" table:formula="of:=[.J136]" office:value-type="float" office:value="4606554.11945929" calcext:value-type="float">
            <text:p>4606554</text:p>
          </table:table-cell>
          <table:table-cell table:style-name="ce6" table:formula="of:=+[.$B$1]*+[.$B$3]*+[.$B$7]*EXP(-[.$B$5]*[.E137])" office:value-type="float" office:value="4.20475260703812E-045" calcext:value-type="float">
            <text:p>4.2048E-45</text:p>
          </table:table-cell>
          <table:table-cell table:style-name="ce6" table:formula="of:=-[.$B$5]*+[.$B$1]*+[.$B$3]*+[.$B$7]*EXP(-[.$B$5]*[.E137])" office:value-type="float" office:value="-1.23224776531395E-049" calcext:value-type="float">
            <text:p>-1.2322E-49</text:p>
          </table:table-cell>
          <table:table-cell table:style-name="ce5" table:formula="of:=[.F137]/[.G137]" office:value-type="float" office:value="-34122.6231071058" calcext:value-type="float">
            <text:p>-34123</text:p>
          </table:table-cell>
          <table:table-cell/>
          <table:table-cell table:style-name="ce5" table:formula="of:=[.E137]-[.H137]" office:value-type="float" office:value="4640676.74256639" calcext:value-type="float">
            <text:p>4640677</text:p>
          </table:table-cell>
          <table:table-cell/>
          <table:table-cell table:style-name="ce7"/>
        </table:table-row>
        <table:table-row table:style-name="ro1" table:number-rows-repeated="611">
          <table:table-cell table:number-columns-repeated="4"/>
          <table:table-cell table:style-name="ce5"/>
          <table:table-cell table:style-name="ce6" table:number-columns-repeated="2"/>
          <table:table-cell table:style-name="ce5"/>
          <table:table-cell/>
          <table:table-cell table:style-name="ce5"/>
          <table:table-cell/>
          <table:table-cell table:style-name="ce7"/>
        </table:table-row>
        <table:table-row table:style-name="ro1" table:number-rows-repeated="103">
          <table:table-cell table:number-columns-repeated="4"/>
          <table:table-cell table:style-name="ce5"/>
          <table:table-cell table:style-name="ce6" table:number-columns-repeated="2"/>
          <table:table-cell table:style-name="ce5"/>
          <table:table-cell/>
          <table:table-cell table:style-name="ce5"/>
          <table:table-cell table:number-columns-repeated="2"/>
        </table:table-row>
        <table:table-row table:style-name="ro1" table:number-rows-repeated="104772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xenon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6"/>
        <table:table-column table:style-name="co1" table:default-cell-style-name="ce5"/>
        <table:table-column table:style-name="co1" table:number-columns-repeated="4" table:default-cell-style-name="ce4"/>
        <table:table-row table:style-name="ro1">
          <table:table-cell office:value-type="string" calcext:value-type="string">
            <text:p>gamma I</text:p>
          </table:table-cell>
          <table:table-cell table:style-name="ce3" table:formula="of:=[$iodine.B1]" office:value-type="float" office:value="0.0629" calcext:value-type="float">
            <text:p>0.0629</text:p>
          </table:table-cell>
          <table:table-cell table:number-columns-repeated="2"/>
          <table:table-cell office:value-type="string" calcext:value-type="string">
            <text:p>time (s) 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divide</text:p>
          </table:table-cell>
          <table:table-cell/>
          <table:table-cell office:value-type="string" calcext:value-type="string">
            <text:p>time (s) n+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 X</text:p>
          </table:table-cell>
          <table:table-cell table:style-name="ce3" office:value-type="float" office:value="0.0025761" calcext:value-type="float">
            <text:p>0.00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igma F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1/cm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number-columns-repeated="6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lambda I</text:p>
          </table:table-cell>
          <table:table-cell table:style-name="ce1" table:formula="of:=[$iodine.B5]" office:value-type="float" office:value="0.0000293060705462517" calcext:value-type="float">
            <text:p>2.93E-05</text:p>
          </table:table-cell>
          <table:table-cell office:value-type="string" calcext:value-type="string">
            <text:p>1/s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lambda X</text:p>
          </table:table-cell>
          <table:table-cell table:style-name="ce1" office:value-type="float" office:value="0.0000209" calcext:value-type="float">
            <text:p>2.09E-05</text:p>
          </table:table-cell>
          <table:table-cell office:value-type="string" calcext:value-type="string">
            <text:p>1/s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flux</text:p>
          </table:table-cell>
          <table:table-cell table:style-name="ce1" office:value-type="float" office:value="100000000000000" calcext:value-type="float">
            <text:p>1.00E+14</text:p>
          </table:table-cell>
          <table:table-cell office:value-type="string" calcext:value-type="string">
            <text:p>n/cm^2/s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igma A</text:p>
          </table:table-cell>
          <table:table-cell table:style-name="ce1" office:value-type="float" office:value="2.65E-018" calcext:value-type="float">
            <text:p>2.65E-18</text:p>
          </table:table-cell>
          <table:table-cell office:value-type="string" calcext:value-type="string">
            <text:p>cm^2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Eq con</text:p>
          </table:table-cell>
          <table:table-cell table:formula="of:=(([.B1]+[.B2])*[.B3]*[.B7])/([.B6]+[.B9]*[.B7])" office:value-type="float" office:value="6.52699842602308E+017" calcext:value-type="float">
            <text:p>6.52699842602308E+017</text:p>
          </table:table-cell>
          <table:table-cell office:value-type="string" calcext:value-type="string">
            <text:p>X/cm3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number-columns-repeated="11"/>
          <table:table-cell table:style-name="ce9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5" number:min-decimal-places="15" number:min-integer-digits="1"/>
    </number:number-style>
    <number:percentage-style style:name="N126">
      <number:number number:decimal-places="4" number:min-decimal-places="4" number:min-integer-digits="1"/>
      <number:text>%</number:text>
    </number:percentage-style>
    <number:percentage-style style:name="N127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1:07:03.615463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1:05:09.429090039</meta:creation-date>
    <dc:date>2021-12-09T21:20:08.643544826</dc:date>
    <meta:editing-duration>PT10H35M54S</meta:editing-duration>
    <meta:editing-cycles>7</meta:editing-cycles>
    <meta:generator>LibreOffice/7.1.7.2$Linux_X86_64 LibreOffice_project/10$Build-2</meta:generator>
    <meta:document-statistic meta:table-count="2" meta:cell-count="871" meta:object-count="0"/>
  </office:meta>
</office:document-meta>
</file>